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697cm" style:rel-column-width="1529*"/>
    </style:style>
    <style:style style:name="Tabelle1.B" style:family="table-column">
      <style:table-column-properties style:column-width="1.707cm" style:rel-column-width="968*"/>
    </style:style>
    <style:style style:name="Tabelle1.C" style:family="table-column">
      <style:table-column-properties style:column-width="12.596cm" style:rel-column-width="7141*"/>
    </style:style>
    <style:style style:name="Tabelle1.A1" style:family="table-cell">
      <style:table-cell-properties fo:background-color="#e6e6e6" fo:padding="0.097cm" fo:border-left="0.05pt solid #000000" fo:border-right="none" fo:border-top="0.05pt solid #000000" fo:border-bottom="none">
        <style:background-image/>
      </style:table-cell-properties>
    </style:style>
    <style:style style:name="Tabelle1.C1" style:family="table-cell">
      <style:table-cell-properties fo:background-color="#e6e6e6" fo:padding="0.097cm" fo:border-left="0.05pt solid #000000" fo:border-right="0.05pt solid #000000" fo:border-top="0.05pt solid #000000" fo:border-bottom="none">
        <style:background-image/>
      </style:table-cell-properties>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0.05pt solid #000000" fo:border-right="none" fo:border-top="none" fo:border-bottom="none"/>
    </style:style>
    <style:style style:name="Tabelle1.C2" style:family="table-cell">
      <style:table-cell-properties fo:padding="0.097cm" fo:border-left="0.05pt solid #000000" fo:border-right="0.05pt solid #000000" fo:border-top="none" fo:border-bottom="none"/>
    </style:style>
    <style:style style:name="Tabelle1.A3" style:family="table-cell">
      <style:table-cell-properties fo:padding="0.097cm" fo:border-left="0.05pt solid #000000" fo:border-right="none" fo:border-top="none" fo:border-bottom="none"/>
    </style:style>
    <style:style style:name="Tabelle1.B3" style:family="table-cell">
      <style:table-cell-properties fo:padding="0.097cm" fo:border-left="0.05pt solid #000000" fo:border-right="none" fo:border-top="none" fo:border-bottom="none"/>
    </style:style>
    <style:style style:name="Tabelle1.C3" style:family="table-cell">
      <style:table-cell-properties fo:padding="0.097cm" fo:border-left="0.05pt solid #000000" fo:border-right="0.05pt solid #000000" fo:border-top="none" fo:border-bottom="none"/>
    </style:style>
    <style:style style:name="Tabelle1.A4" style:family="table-cell">
      <style:table-cell-properties fo:padding="0.097cm" fo:border-left="0.05pt solid #000000" fo:border-right="none" fo:border-top="none" fo:border-bottom="none"/>
    </style:style>
    <style:style style:name="Tabelle1.B4" style:family="table-cell">
      <style:table-cell-properties fo:padding="0.097cm" fo:border-left="0.05pt solid #000000" fo:border-right="none" fo:border-top="none" fo:border-bottom="none"/>
    </style:style>
    <style:style style:name="Tabelle1.C4" style:family="table-cell">
      <style:table-cell-properties fo:padding="0.097cm" fo:border-left="0.05pt solid #000000" fo:border-right="0.05pt solid #000000" fo:border-top="none" fo:border-bottom="none"/>
    </style:style>
    <style:style style:name="Tabelle1.A5" style:family="table-cell">
      <style:table-cell-properties fo:padding="0.097cm" fo:border-left="0.05pt solid #000000" fo:border-right="none" fo:border-top="none" fo:border-bottom="none"/>
    </style:style>
    <style:style style:name="Tabelle1.B5" style:family="table-cell">
      <style:table-cell-properties fo:padding="0.097cm" fo:border-left="0.05pt solid #000000" fo:border-right="none" fo:border-top="none" fo:border-bottom="none"/>
    </style:style>
    <style:style style:name="Tabelle1.C5" style:family="table-cell">
      <style:table-cell-properties fo:padding="0.097cm" fo:border-left="0.05pt solid #000000" fo:border-right="0.05pt solid #000000" fo:border-top="none" fo:border-bottom="none"/>
    </style:style>
    <style:style style:name="Tabelle1.A6" style:family="table-cell">
      <style:table-cell-properties fo:padding="0.097cm" fo:border-left="0.05pt solid #000000" fo:border-right="none" fo:border-top="none" fo:border-bottom="none"/>
    </style:style>
    <style:style style:name="Tabelle1.B6" style:family="table-cell">
      <style:table-cell-properties fo:padding="0.097cm" fo:border-left="0.05pt solid #000000" fo:border-right="none" fo:border-top="none" fo:border-bottom="none"/>
    </style:style>
    <style:style style:name="Tabelle1.C6" style:family="table-cell">
      <style:table-cell-properties fo:padding="0.097cm" fo:border-left="0.05pt solid #000000" fo:border-right="0.05pt solid #000000" fo:border-top="none" fo:border-bottom="none"/>
    </style:style>
    <style:style style:name="Tabelle1.A7" style:family="table-cell">
      <style:table-cell-properties fo:padding="0.097cm" fo:border-left="0.05pt solid #000000" fo:border-right="none" fo:border-top="none" fo:border-bottom="none"/>
    </style:style>
    <style:style style:name="Tabelle1.B7" style:family="table-cell">
      <style:table-cell-properties fo:padding="0.097cm" fo:border-left="0.05pt solid #000000" fo:border-right="none" fo:border-top="none" fo:border-bottom="none"/>
    </style:style>
    <style:style style:name="Tabelle1.C7" style:family="table-cell">
      <style:table-cell-properties fo:padding="0.097cm" fo:border-left="0.05pt solid #000000" fo:border-right="0.05pt solid #000000" fo:border-top="none" fo:border-bottom="none"/>
    </style:style>
    <style:style style:name="Tabelle1.A8" style:family="table-cell">
      <style:table-cell-properties fo:padding="0.097cm" fo:border-left="0.05pt solid #000000" fo:border-right="none" fo:border-top="none" fo:border-bottom="none"/>
    </style:style>
    <style:style style:name="Tabelle1.B8" style:family="table-cell">
      <style:table-cell-properties fo:padding="0.097cm" fo:border-left="0.05pt solid #000000" fo:border-right="none" fo:border-top="none" fo:border-bottom="none"/>
    </style:style>
    <style:style style:name="Tabelle1.C8" style:family="table-cell">
      <style:table-cell-properties fo:padding="0.097cm" fo:border-left="0.05pt solid #000000" fo:border-right="0.05pt solid #000000" fo:border-top="none" fo:border-bottom="none"/>
    </style:style>
    <style:style style:name="Tabelle1.A9" style:family="table-cell">
      <style:table-cell-properties fo:padding="0.097cm" fo:border-left="0.05pt solid #000000" fo:border-right="none" fo:border-top="none" fo:border-bottom="none"/>
    </style:style>
    <style:style style:name="Tabelle1.B9" style:family="table-cell">
      <style:table-cell-properties fo:padding="0.097cm" fo:border-left="0.05pt solid #000000" fo:border-right="none" fo:border-top="none" fo:border-bottom="none"/>
    </style:style>
    <style:style style:name="Tabelle1.C9" style:family="table-cell">
      <style:table-cell-properties fo:padding="0.097cm" fo:border-left="0.05pt solid #000000" fo:border-right="0.05pt solid #000000" fo:border-top="none" fo:border-bottom="none"/>
    </style:style>
    <style:style style:name="Tabelle1.A10" style:family="table-cell">
      <style:table-cell-properties fo:padding="0.097cm" fo:border-left="0.05pt solid #000000" fo:border-right="none" fo:border-top="none" fo:border-bottom="none"/>
    </style:style>
    <style:style style:name="Tabelle1.B10" style:family="table-cell">
      <style:table-cell-properties fo:padding="0.097cm" fo:border-left="0.05pt solid #000000" fo:border-right="none" fo:border-top="none" fo:border-bottom="none"/>
    </style:style>
    <style:style style:name="Tabelle1.C10" style:family="table-cell">
      <style:table-cell-properties fo:padding="0.097cm" fo:border-left="0.05pt solid #000000" fo:border-right="0.05pt solid #000000" fo:border-top="none" fo:border-bottom="none"/>
    </style:style>
    <style:style style:name="Tabelle1.A11" style:family="table-cell">
      <style:table-cell-properties fo:padding="0.097cm" fo:border-left="0.05pt solid #000000" fo:border-right="none" fo:border-top="none" fo:border-bottom="none"/>
    </style:style>
    <style:style style:name="Tabelle1.B11" style:family="table-cell">
      <style:table-cell-properties fo:padding="0.097cm" fo:border-left="0.05pt solid #000000" fo:border-right="none" fo:border-top="none" fo:border-bottom="none"/>
    </style:style>
    <style:style style:name="Tabelle1.C11" style:family="table-cell">
      <style:table-cell-properties fo:padding="0.097cm" fo:border-left="0.05pt solid #000000" fo:border-right="0.05pt solid #000000" fo:border-top="none" fo:border-bottom="none"/>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1.305cm" style:rel-column-width="5031*"/>
    </style:style>
    <style:style style:name="Tabelle5.B" style:family="table-column">
      <style:table-column-properties style:column-width="15.695cm" style:rel-column-width="60504*"/>
    </style:style>
    <style:style style:name="Tabelle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e6e6e6"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1.305cm" style:rel-column-width="5031*"/>
    </style:style>
    <style:style style:name="Tabelle6.B" style:family="table-column">
      <style:table-column-properties style:column-width="15.695cm" style:rel-column-width="60504*"/>
    </style:style>
    <style:style style:name="Tabelle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e6e6e6"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1.305cm" style:rel-column-width="5031*"/>
    </style:style>
    <style:style style:name="Tabelle7.B" style:family="table-column">
      <style:table-column-properties style:column-width="15.695cm" style:rel-column-width="60504*"/>
    </style:style>
    <style:style style:name="Tabelle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7.B1" style:family="table-cell">
      <style:table-cell-properties fo:background-color="#e6e6e6" fo:padding="0.097cm" fo:border="0.05pt solid #000000">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1.305cm" style:rel-column-width="5031*"/>
    </style:style>
    <style:style style:name="Tabelle8.B" style:family="table-column">
      <style:table-column-properties style:column-width="15.695cm" style:rel-column-width="60504*"/>
    </style:style>
    <style:style style:name="Tabelle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e6e6e6"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1.305cm" style:rel-column-width="5031*"/>
    </style:style>
    <style:style style:name="Tabelle9.B" style:family="table-column">
      <style:table-column-properties style:column-width="15.695cm" style:rel-column-width="60504*"/>
    </style:style>
    <style:style style:name="Tabelle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9.B1" style:family="table-cell">
      <style:table-cell-properties fo:background-color="#e6e6e6"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0.05pt solid #000000" fo:border-top="none" fo:border-bottom="0.05pt solid #000000"/>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1.305cm" style:rel-column-width="5031*"/>
    </style:style>
    <style:style style:name="Tabelle10.B" style:family="table-column">
      <style:table-column-properties style:column-width="15.695cm" style:rel-column-width="60504*"/>
    </style:style>
    <style:style style:name="Tabelle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0.B1" style:family="table-cell">
      <style:table-cell-properties fo:background-color="#e6e6e6"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0.05pt solid #000000" fo:border-top="none" fo:border-bottom="0.05pt solid #000000"/>
    </style:style>
    <style:style style:name="Tabelle10.A4" style:family="table-cell">
      <style:table-cell-properties fo:padding="0.097cm" fo:border-left="0.05pt solid #000000" fo:border-right="none" fo:border-top="none" fo:border-bottom="0.05pt solid #000000"/>
    </style:style>
    <style:style style:name="Tabelle10.B4"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2.487cm" style:rel-column-width="1410*"/>
    </style:style>
    <style:style style:name="Tabelle2.B" style:family="table-column">
      <style:table-column-properties style:column-width="1.621cm" style:rel-column-width="919*"/>
    </style:style>
    <style:style style:name="Tabelle2.C" style:family="table-column">
      <style:table-column-properties style:column-width="1.688cm" style:rel-column-width="957*"/>
    </style:style>
    <style:style style:name="Tabelle2.D" style:family="table-column">
      <style:table-column-properties style:column-width="1.411cm" style:rel-column-width="800*"/>
    </style:style>
    <style:style style:name="Tabelle2.E" style:family="table-column">
      <style:table-column-properties style:column-width="9.793cm" style:rel-column-width="5552*"/>
    </style:style>
    <style:style style:name="Tabel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e6e6e6"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9" style:family="table-row">
      <style:table-row-properties style:min-row-height="0.15cm"/>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11" style:family="table-row">
      <style:table-row-properties style:min-row-height="0.302cm"/>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1.304cm" style:rel-column-width="739*"/>
    </style:style>
    <style:style style:name="Tabelle11.B" style:family="table-column">
      <style:table-column-properties style:column-width="15.697cm" style:rel-column-width="8899*"/>
    </style:style>
    <style:style style:name="Tabelle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1.B1" style:family="table-cell">
      <style:table-cell-properties fo:background-color="#e6e6e6"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none"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1.A4" style:family="table-cell">
      <style:table-cell-properties fo:padding="0.097cm" fo:border-left="0.05pt solid #000000" fo:border-right="none" fo:border-top="none" fo:border-bottom="0.05pt solid #000000"/>
    </style:style>
    <style:style style:name="Tabelle11.B4"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1.305cm" style:rel-column-width="5031*"/>
    </style:style>
    <style:style style:name="Tabelle12.B" style:family="table-column">
      <style:table-column-properties style:column-width="15.695cm" style:rel-column-width="60504*"/>
    </style:style>
    <style:style style:name="Tabelle1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e6e6e6"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0.05pt solid #000000" fo:border-top="none" fo:border-bottom="0.05pt solid #000000"/>
    </style:style>
    <style:style style:name="Tabelle12.A4" style:family="table-cell">
      <style:table-cell-properties fo:padding="0.097cm" fo:border-left="0.05pt solid #000000" fo:border-right="none" fo:border-top="none" fo:border-bottom="0.05pt solid #000000"/>
    </style:style>
    <style:style style:name="Tabelle12.B4"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1.305cm" style:rel-column-width="5031*"/>
    </style:style>
    <style:style style:name="Tabelle13.B" style:family="table-column">
      <style:table-column-properties style:column-width="15.695cm" style:rel-column-width="60504*"/>
    </style:style>
    <style:style style:name="Tabelle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3.B1" style:family="table-cell">
      <style:table-cell-properties fo:background-color="#e6e6e6"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none" fo:border-top="none" fo:border-bottom="0.05pt solid #000000"/>
    </style:style>
    <style:style style:name="Tabelle13.B3"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1.304cm" style:rel-column-width="739*"/>
    </style:style>
    <style:style style:name="Tabelle14.B" style:family="table-column">
      <style:table-column-properties style:column-width="15.697cm" style:rel-column-width="8899*"/>
    </style:style>
    <style:style style:name="Tabelle1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4.B1" style:family="table-cell">
      <style:table-cell-properties fo:background-color="#e6e6e6" fo:padding="0.097cm" fo:border="0.05pt solid #000000">
        <style:background-image/>
      </style:table-cell-properties>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none" fo:border-top="none" fo:border-bottom="0.05pt solid #000000"/>
    </style:style>
    <style:style style:name="Tabelle14.B3" style:family="table-cell">
      <style:table-cell-properties fo:padding="0.097cm" fo:border-left="0.05pt solid #000000" fo:border-right="0.05pt solid #000000" fo:border-top="none" fo:border-bottom="0.05pt solid #000000"/>
    </style:style>
    <style:style style:name="Tabelle14.A4" style:family="table-cell">
      <style:table-cell-properties fo:padding="0.097cm" fo:border-left="0.05pt solid #000000" fo:border-right="none" fo:border-top="none" fo:border-bottom="0.05pt solid #000000"/>
    </style:style>
    <style:style style:name="Tabelle14.B4"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1.304cm" style:rel-column-width="739*"/>
    </style:style>
    <style:style style:name="Tabelle15.B" style:family="table-column">
      <style:table-column-properties style:column-width="15.697cm" style:rel-column-width="8899*"/>
    </style:style>
    <style:style style:name="Tabelle1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5.B1" style:family="table-cell">
      <style:table-cell-properties fo:background-color="#e6e6e6"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5.A4" style:family="table-cell">
      <style:table-cell-properties fo:padding="0.097cm" fo:border-left="0.05pt solid #000000" fo:border-right="none" fo:border-top="none" fo:border-bottom="0.05pt solid #000000"/>
    </style:style>
    <style:style style:name="Tabelle15.B4" style:family="table-cell">
      <style:table-cell-properties fo:padding="0.097cm" fo:border-left="0.05pt solid #000000" fo:border-right="0.05pt solid #000000" fo:border-top="none" fo:border-bottom="0.05pt solid #000000"/>
    </style:style>
    <style:style style:name="Tabelle15.A5" style:family="table-cell">
      <style:table-cell-properties fo:padding="0.097cm" fo:border-left="0.05pt solid #000000" fo:border-right="none" fo:border-top="none" fo:border-bottom="0.05pt solid #000000"/>
    </style:style>
    <style:style style:name="Tabelle15.B5" style:family="table-cell">
      <style:table-cell-properties fo:padding="0.097cm" fo:border-left="0.05pt solid #000000" fo:border-right="0.05pt solid #000000" fo:border-top="none" fo:border-bottom="0.05pt solid #000000"/>
    </style:style>
    <style:style style:name="Tabelle15.A6" style:family="table-cell">
      <style:table-cell-properties fo:padding="0.097cm" fo:border-left="0.05pt solid #000000" fo:border-right="none" fo:border-top="none" fo:border-bottom="0.05pt solid #000000"/>
    </style:style>
    <style:style style:name="Tabelle15.B6"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1.305cm" style:rel-column-width="5031*"/>
    </style:style>
    <style:style style:name="Tabelle16.B" style:family="table-column">
      <style:table-column-properties style:column-width="15.695cm" style:rel-column-width="60504*"/>
    </style:style>
    <style:style style:name="Tabelle1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6e6e6"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0.05pt solid #000000" fo:border-top="none" fo:border-bottom="0.05pt solid #000000"/>
    </style:style>
    <style:style style:name="Tabelle16.A4" style:family="table-cell">
      <style:table-cell-properties fo:padding="0.097cm" fo:border-left="0.05pt solid #000000" fo:border-right="none" fo:border-top="none" fo:border-bottom="0.05pt solid #000000"/>
    </style:style>
    <style:style style:name="Tabelle16.B4"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2.106cm" style:rel-column-width="1194*"/>
    </style:style>
    <style:style style:name="Tabelle3.B" style:family="table-column">
      <style:table-column-properties style:column-width="1.688cm" style:rel-column-width="957*"/>
    </style:style>
    <style:style style:name="Tabelle3.C" style:family="table-column">
      <style:table-column-properties style:column-width="2.002cm" style:rel-column-width="1135*"/>
    </style:style>
    <style:style style:name="Tabelle3.D" style:family="table-column">
      <style:table-column-properties style:column-width="1.305cm" style:rel-column-width="740*"/>
    </style:style>
    <style:style style:name="Tabelle3.F" style:family="table-column">
      <style:table-column-properties style:column-width="1.393cm" style:rel-column-width="790*"/>
    </style:style>
    <style:style style:name="Tabelle3.G" style:family="table-column">
      <style:table-column-properties style:column-width="1.602cm" style:rel-column-width="908*"/>
    </style:style>
    <style:style style:name="Tabelle3.H" style:family="table-column">
      <style:table-column-properties style:column-width="1.199cm" style:rel-column-width="680*"/>
    </style:style>
    <style:style style:name="Tabelle3.I" style:family="table-column">
      <style:table-column-properties style:column-width="3.702cm" style:rel-column-width="2099*"/>
    </style:style>
    <style:style style:name="Tabelle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e6e6e6"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none" fo:border-top="0.05pt solid #000000" fo:border-bottom="0.05pt solid #000000"/>
    </style:style>
    <style:style style:name="Tabelle3.D7" style:family="table-cell">
      <style:table-cell-properties fo:padding="0.097cm" fo:border-left="0.05pt solid #000000" fo:border-right="none" fo:border-top="0.05pt solid #000000" fo:border-bottom="0.05pt solid #000000"/>
    </style:style>
    <style:style style:name="Tabelle3.E7" style:family="table-cell">
      <style:table-cell-properties fo:padding="0.097cm" fo:border="0.05pt solid #000000"/>
    </style:style>
    <style:style style:name="Tabelle3.A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none" fo:border-top="none" fo:border-bottom="0.05pt solid #000000"/>
    </style:style>
    <style:style style:name="Tabelle3.D8" style:family="table-cell">
      <style:table-cell-properties fo:padding="0.097cm" fo:border-left="0.05pt solid #000000" fo:border-right="none" fo:border-top="none" fo:border-bottom="0.05pt solid #000000"/>
    </style:style>
    <style:style style:name="Tabelle3.E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none" fo:border-top="none" fo:border-bottom="0.05pt solid #000000"/>
    </style:style>
    <style:style style:name="Tabelle3.D9" style:family="table-cell">
      <style:table-cell-properties fo:padding="0.097cm" fo:border-left="0.05pt solid #000000" fo:border-right="none" fo:border-top="none" fo:border-bottom="0.05pt solid #000000"/>
    </style:style>
    <style:style style:name="Tabelle3.E9" style:family="table-cell">
      <style:table-cell-properties fo:padding="0.097cm" fo:border-left="0.05pt solid #000000" fo:border-right="0.05pt solid #000000" fo:border-top="none" fo:border-bottom="0.05pt solid #000000"/>
    </style:style>
    <style:style style:name="Tabelle3.A10" style:family="table-cell">
      <style:table-cell-properties fo:padding="0.097cm" fo:border-left="0.05pt solid #000000" fo:border-right="none" fo:border-top="none" fo:border-bottom="0.05pt solid #000000"/>
    </style:style>
    <style:style style:name="Tabelle3.C10" style:family="table-cell">
      <style:table-cell-properties fo:padding="0.097cm" fo:border-left="0.05pt solid #000000" fo:border-right="none" fo:border-top="none" fo:border-bottom="0.05pt solid #000000"/>
    </style:style>
    <style:style style:name="Tabelle3.D10" style:family="table-cell">
      <style:table-cell-properties fo:padding="0.097cm" fo:border-left="0.05pt solid #000000" fo:border-right="none" fo:border-top="none" fo:border-bottom="0.05pt solid #000000"/>
    </style:style>
    <style:style style:name="Tabelle3.E10" style:family="table-cell">
      <style:table-cell-properties fo:padding="0.097cm" fo:border-left="0.05pt solid #000000" fo:border-right="0.05pt solid #000000" fo:border-top="none" fo:border-bottom="0.05pt solid #000000"/>
    </style:style>
    <style:style style:name="Tabelle3.A11" style:family="table-cell">
      <style:table-cell-properties fo:padding="0.097cm" fo:border-left="0.05pt solid #000000" fo:border-right="none" fo:border-top="none" fo:border-bottom="0.05pt solid #000000"/>
    </style:style>
    <style:style style:name="Tabelle3.C11" style:family="table-cell">
      <style:table-cell-properties fo:padding="0.097cm" fo:border-left="0.05pt solid #000000" fo:border-right="none" fo:border-top="none" fo:border-bottom="0.05pt solid #000000"/>
    </style:style>
    <style:style style:name="Tabelle3.D11" style:family="table-cell">
      <style:table-cell-properties fo:padding="0.097cm" fo:border-left="0.05pt solid #000000" fo:border-right="none" fo:border-top="none" fo:border-bottom="0.05pt solid #000000"/>
    </style:style>
    <style:style style:name="Tabelle3.E11" style:family="table-cell">
      <style:table-cell-properties fo:padding="0.097cm" fo:border-left="0.05pt solid #000000" fo:border-right="0.05pt solid #000000" fo:border-top="none" fo:border-bottom="0.05pt solid #000000"/>
    </style:style>
    <style:style style:name="Tabelle3.A12" style:family="table-cell">
      <style:table-cell-properties fo:padding="0.097cm" fo:border-left="0.05pt solid #000000" fo:border-right="none" fo:border-top="none" fo:border-bottom="0.05pt solid #000000"/>
    </style:style>
    <style:style style:name="Tabelle3.C12" style:family="table-cell">
      <style:table-cell-properties fo:padding="0.097cm" fo:border-left="0.05pt solid #000000" fo:border-right="none" fo:border-top="none" fo:border-bottom="0.05pt solid #000000"/>
    </style:style>
    <style:style style:name="Tabelle3.E12" style:family="table-cell">
      <style:table-cell-properties fo:padding="0.097cm" fo:border-left="0.05pt solid #000000" fo:border-right="none" fo:border-top="none" fo:border-bottom="0.05pt solid #000000"/>
    </style:style>
    <style:style style:name="Tabelle3.F12" style:family="table-cell">
      <style:table-cell-properties fo:padding="0.097cm" fo:border-left="0.05pt solid #000000" fo:border-right="none" fo:border-top="none" fo:border-bottom="0.05pt solid #000000"/>
    </style:style>
    <style:style style:name="Tabelle3.G12" style:family="table-cell">
      <style:table-cell-properties fo:padding="0.097cm" fo:border-left="0.05pt solid #000000" fo:border-right="0.05pt solid #000000" fo:border-top="none" fo:border-bottom="0.05pt solid #000000"/>
    </style:style>
    <style:style style:name="Tabelle3.A13" style:family="table-cell">
      <style:table-cell-properties fo:padding="0.097cm" fo:border-left="0.05pt solid #000000" fo:border-right="none" fo:border-top="none" fo:border-bottom="0.05pt solid #000000"/>
    </style:style>
    <style:style style:name="Tabelle3.C13" style:family="table-cell">
      <style:table-cell-properties fo:padding="0.097cm" fo:border-left="0.05pt solid #000000" fo:border-right="none" fo:border-top="none" fo:border-bottom="0.05pt solid #000000"/>
    </style:style>
    <style:style style:name="Tabelle3.E13" style:family="table-cell">
      <style:table-cell-properties fo:padding="0.097cm" fo:border-left="0.05pt solid #000000" fo:border-right="none" fo:border-top="none" fo:border-bottom="0.05pt solid #000000"/>
    </style:style>
    <style:style style:name="Tabelle3.F13" style:family="table-cell">
      <style:table-cell-properties fo:padding="0.097cm" fo:border-left="0.05pt solid #000000" fo:border-right="none" fo:border-top="none" fo:border-bottom="0.05pt solid #000000"/>
    </style:style>
    <style:style style:name="Tabelle3.G13" style:family="table-cell">
      <style:table-cell-properties fo:padding="0.097cm" fo:border-left="0.05pt solid #000000" fo:border-right="0.05pt solid #000000" fo:border-top="none" fo:border-bottom="0.05pt solid #000000"/>
    </style:style>
    <style:style style:name="Tabelle3.A14" style:family="table-cell">
      <style:table-cell-properties fo:padding="0.097cm" fo:border-left="0.05pt solid #000000" fo:border-right="none" fo:border-top="none" fo:border-bottom="0.05pt solid #000000"/>
    </style:style>
    <style:style style:name="Tabelle3.C14" style:family="table-cell">
      <style:table-cell-properties fo:padding="0.097cm" fo:border-left="0.05pt solid #000000" fo:border-right="none" fo:border-top="none" fo:border-bottom="0.05pt solid #000000"/>
    </style:style>
    <style:style style:name="Tabelle3.E14" style:family="table-cell">
      <style:table-cell-properties fo:padding="0.097cm" fo:border-left="0.05pt solid #000000" fo:border-right="none" fo:border-top="none" fo:border-bottom="0.05pt solid #000000"/>
    </style:style>
    <style:style style:name="Tabelle3.F14" style:family="table-cell">
      <style:table-cell-properties fo:padding="0.097cm" fo:border-left="0.05pt solid #000000" fo:border-right="none" fo:border-top="none" fo:border-bottom="0.05pt solid #000000"/>
    </style:style>
    <style:style style:name="Tabelle3.G14" style:family="table-cell">
      <style:table-cell-properties fo:padding="0.097cm" fo:border-left="0.05pt solid #000000" fo:border-right="0.05pt solid #000000" fo:border-top="none" fo:border-bottom="0.05pt solid #000000"/>
    </style:style>
    <style:style style:name="Tabelle3.A15" style:family="table-cell">
      <style:table-cell-properties fo:padding="0.097cm" fo:border-left="0.05pt solid #000000" fo:border-right="none" fo:border-top="none" fo:border-bottom="0.05pt solid #000000"/>
    </style:style>
    <style:style style:name="Tabelle3.C15" style:family="table-cell">
      <style:table-cell-properties fo:padding="0.097cm" fo:border-left="0.05pt solid #000000" fo:border-right="none" fo:border-top="none" fo:border-bottom="0.05pt solid #000000"/>
    </style:style>
    <style:style style:name="Tabelle3.E15" style:family="table-cell">
      <style:table-cell-properties fo:padding="0.097cm" fo:border-left="0.05pt solid #000000" fo:border-right="none" fo:border-top="none" fo:border-bottom="0.05pt solid #000000"/>
    </style:style>
    <style:style style:name="Tabelle3.F15" style:family="table-cell">
      <style:table-cell-properties fo:padding="0.097cm" fo:border-left="0.05pt solid #000000" fo:border-right="none" fo:border-top="none" fo:border-bottom="0.05pt solid #000000"/>
    </style:style>
    <style:style style:name="Tabelle3.G15" style:family="table-cell">
      <style:table-cell-properties fo:padding="0.097cm" fo:border-left="0.05pt solid #000000" fo:border-right="0.05pt solid #000000" fo:border-top="none" fo:border-bottom="0.05pt solid #000000"/>
    </style:style>
    <style:style style:name="Tabelle3.A16" style:family="table-cell">
      <style:table-cell-properties fo:padding="0.097cm" fo:border-left="0.05pt solid #000000" fo:border-right="none" fo:border-top="none" fo:border-bottom="0.05pt solid #000000"/>
    </style:style>
    <style:style style:name="Tabelle3.C16" style:family="table-cell">
      <style:table-cell-properties fo:padding="0.097cm" fo:border-left="0.05pt solid #000000" fo:border-right="none" fo:border-top="none" fo:border-bottom="0.05pt solid #000000"/>
    </style:style>
    <style:style style:name="Tabelle3.E16" style:family="table-cell">
      <style:table-cell-properties fo:padding="0.097cm" fo:border-left="0.05pt solid #000000" fo:border-right="none" fo:border-top="none" fo:border-bottom="0.05pt solid #000000"/>
    </style:style>
    <style:style style:name="Tabelle3.G16" style:family="table-cell">
      <style:table-cell-properties fo:padding="0.097cm" fo:border-left="0.05pt solid #000000" fo:border-right="none" fo:border-top="none" fo:border-bottom="0.05pt solid #000000"/>
    </style:style>
    <style:style style:name="Tabelle3.H16" style:family="table-cell">
      <style:table-cell-properties fo:padding="0.097cm" fo:border-left="0.05pt solid #000000" fo:border-right="none" fo:border-top="none" fo:border-bottom="0.05pt solid #000000"/>
    </style:style>
    <style:style style:name="Tabelle3.I16" style:family="table-cell">
      <style:table-cell-properties fo:padding="0.097cm" fo:border-left="0.05pt solid #000000" fo:border-right="0.05pt solid #000000" fo:border-top="none" fo:border-bottom="0.05pt solid #000000"/>
    </style:style>
    <style:style style:name="Tabelle3.A17" style:family="table-cell">
      <style:table-cell-properties fo:padding="0.097cm" fo:border-left="0.05pt solid #000000" fo:border-right="none" fo:border-top="none" fo:border-bottom="0.05pt solid #000000"/>
    </style:style>
    <style:style style:name="Tabelle3.C17" style:family="table-cell">
      <style:table-cell-properties fo:padding="0.097cm" fo:border-left="0.05pt solid #000000" fo:border-right="none" fo:border-top="none" fo:border-bottom="0.05pt solid #000000"/>
    </style:style>
    <style:style style:name="Tabelle3.E17" style:family="table-cell">
      <style:table-cell-properties fo:padding="0.097cm" fo:border-left="0.05pt solid #000000" fo:border-right="none" fo:border-top="none" fo:border-bottom="0.05pt solid #000000"/>
    </style:style>
    <style:style style:name="Tabelle3.G17" style:family="table-cell">
      <style:table-cell-properties fo:padding="0.097cm" fo:border-left="0.05pt solid #000000" fo:border-right="none" fo:border-top="none" fo:border-bottom="0.05pt solid #000000"/>
    </style:style>
    <style:style style:name="Tabelle3.H17" style:family="table-cell">
      <style:table-cell-properties fo:padding="0.097cm" fo:border-left="0.05pt solid #000000" fo:border-right="none" fo:border-top="none" fo:border-bottom="0.05pt solid #000000"/>
    </style:style>
    <style:style style:name="Tabelle3.I17"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1.304cm" style:rel-column-width="739*"/>
    </style:style>
    <style:style style:name="Tabelle17.B" style:family="table-column">
      <style:table-column-properties style:column-width="15.697cm" style:rel-column-width="8899*"/>
    </style:style>
    <style:style style:name="Tabelle1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e6e6e6"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7.A4" style:family="table-cell">
      <style:table-cell-properties fo:padding="0.097cm" fo:border-left="0.05pt solid #000000" fo:border-right="none" fo:border-top="none" fo:border-bottom="0.05pt solid #000000"/>
    </style:style>
    <style:style style:name="Tabelle17.B4"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1.305cm" style:rel-column-width="5031*"/>
    </style:style>
    <style:style style:name="Tabelle18.B" style:family="table-column">
      <style:table-column-properties style:column-width="15.695cm" style:rel-column-width="60504*"/>
    </style:style>
    <style:style style:name="Tabelle1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6e6e6"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0.05pt solid #000000" fo:border-top="none" fo:border-bottom="0.05pt solid #000000"/>
    </style:style>
    <style:style style:name="Tabelle18.A4" style:family="table-cell">
      <style:table-cell-properties fo:padding="0.097cm" fo:border-left="0.05pt solid #000000" fo:border-right="none" fo:border-top="none" fo:border-bottom="0.05pt solid #000000"/>
    </style:style>
    <style:style style:name="Tabelle18.B4" style:family="table-cell">
      <style:table-cell-properties fo:padding="0.097cm" fo:border-left="0.05pt solid #000000" fo:border-right="0.05pt solid #000000" fo:border-top="none" fo:border-bottom="0.05pt solid #000000"/>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2.106cm" style:rel-column-width="1194*"/>
    </style:style>
    <style:style style:name="Tabelle4.B" style:family="table-column">
      <style:table-column-properties style:column-width="14.894cm" style:rel-column-width="8444*"/>
    </style:style>
    <style:style style:name="Tabelle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e6e6e6"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19" style:family="table">
      <style:table-properties style:width="17cm" table:align="margins"/>
    </style:style>
    <style:style style:name="Tabelle19.A" style:family="table-column">
      <style:table-column-properties style:column-width="1.305cm" style:rel-column-width="5031*"/>
    </style:style>
    <style:style style:name="Tabelle19.B" style:family="table-column">
      <style:table-column-properties style:column-width="15.695cm" style:rel-column-width="60504*"/>
    </style:style>
    <style:style style:name="Tabelle1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e6e6e6"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0.05pt solid #000000" fo:border-right="0.05pt solid #000000" fo:border-top="none" fo:border-bottom="0.05pt solid #000000"/>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19.A6" style:family="table-cell">
      <style:table-cell-properties fo:padding="0.097cm" fo:border-left="0.05pt solid #000000" fo:border-right="none" fo:border-top="none" fo:border-bottom="0.05pt solid #000000"/>
    </style:style>
    <style:style style:name="Tabelle19.B6" style:family="table-cell">
      <style:table-cell-properties fo:padding="0.097cm" fo:border-left="0.05pt solid #000000" fo:border-right="0.05pt solid #000000" fo:border-top="none" fo:border-bottom="0.05pt solid #000000"/>
    </style:style>
    <style:style style:name="Tabelle20" style:family="table">
      <style:table-properties style:width="17cm" table:align="margins"/>
    </style:style>
    <style:style style:name="Tabelle20.A" style:family="table-column">
      <style:table-column-properties style:column-width="1.305cm" style:rel-column-width="5031*"/>
    </style:style>
    <style:style style:name="Tabelle20.B" style:family="table-column">
      <style:table-column-properties style:column-width="15.695cm" style:rel-column-width="60504*"/>
    </style:style>
    <style:style style:name="Tabelle2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20.B1" style:family="table-cell">
      <style:table-cell-properties fo:background-color="#e6e6e6"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none" fo:border-top="none" fo:border-bottom="0.05pt solid #000000"/>
    </style:style>
    <style:style style:name="Tabelle20.B4" style:family="table-cell">
      <style:table-cell-properties fo:padding="0.097cm" fo:border-left="0.05pt solid #000000" fo:border-right="0.05pt solid #000000" fo:border-top="none" fo:border-bottom="0.05pt solid #000000"/>
    </style:style>
    <style:style style:name="Tabelle20.A5" style:family="table-cell">
      <style:table-cell-properties fo:padding="0.097cm" fo:border-left="0.05pt solid #000000" fo:border-right="none" fo:border-top="none" fo:border-bottom="0.05pt solid #000000"/>
    </style:style>
    <style:style style:name="Tabelle20.B5" style:family="table-cell">
      <style:table-cell-properties fo:padding="0.097cm" fo:border-left="0.05pt solid #000000" fo:border-right="0.05pt solid #000000" fo:border-top="none" fo:border-bottom="0.05pt solid #000000"/>
    </style:style>
    <style:style style:name="Tabelle21" style:family="table">
      <style:table-properties style:width="17cm" table:align="margins"/>
    </style:style>
    <style:style style:name="Tabelle21.A" style:family="table-column">
      <style:table-column-properties style:column-width="1.305cm" style:rel-column-width="5031*"/>
    </style:style>
    <style:style style:name="Tabelle21.B" style:family="table-column">
      <style:table-column-properties style:column-width="15.695cm" style:rel-column-width="60504*"/>
    </style:style>
    <style:style style:name="Tabelle2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21.B1" style:family="table-cell">
      <style:table-cell-properties fo:background-color="#e6e6e6" fo:padding="0.097cm" fo:border="0.05pt solid #000000">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1.A3" style:family="table-cell">
      <style:table-cell-properties fo:padding="0.097cm" fo:border-left="0.05pt solid #000000" fo:border-right="none"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1.A4" style:family="table-cell">
      <style:table-cell-properties fo:padding="0.097cm" fo:border-left="0.05pt solid #000000" fo:border-right="none" fo:border-top="none" fo:border-bottom="0.05pt solid #000000"/>
    </style:style>
    <style:style style:name="Tabelle21.B4" style:family="table-cell">
      <style:table-cell-properties fo:padding="0.097cm" fo:border-left="0.05pt solid #000000" fo:border-right="0.05pt solid #000000" fo:border-top="none" fo:border-bottom="0.05pt solid #000000"/>
    </style:style>
    <style:style style:name="Tabelle22" style:family="table">
      <style:table-properties style:width="17cm" table:align="margins"/>
    </style:style>
    <style:style style:name="Tabelle22.A" style:family="table-column">
      <style:table-column-properties style:column-width="1.305cm" style:rel-column-width="5031*"/>
    </style:style>
    <style:style style:name="Tabelle22.B" style:family="table-column">
      <style:table-column-properties style:column-width="15.695cm" style:rel-column-width="60504*"/>
    </style:style>
    <style:style style:name="Tabelle2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22.B1" style:family="table-cell">
      <style:table-cell-properties fo:background-color="#e6e6e6"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0.05pt solid #000000" fo:border-top="none" fo:border-bottom="0.05pt solid #000000"/>
    </style:style>
    <style:style style:name="Tabelle24" style:family="table">
      <style:table-properties style:width="17cm" table:align="margins"/>
    </style:style>
    <style:style style:name="Tabelle24.A" style:family="table-column">
      <style:table-column-properties style:column-width="1.898cm" style:rel-column-width="1076*"/>
    </style:style>
    <style:style style:name="Tabelle24.B" style:family="table-column">
      <style:table-column-properties style:column-width="9.103cm" style:rel-column-width="5161*"/>
    </style:style>
    <style:style style:name="Tabelle24.C" style:family="table-column">
      <style:table-column-properties style:column-width="5.999cm" style:rel-column-width="3401*"/>
    </style:style>
    <style:style style:name="Tabelle2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24.C1" style:family="table-cell">
      <style:table-cell-properties fo:background-color="#e6e6e6"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none" fo:border-top="none" fo:border-bottom="0.05pt solid #000000"/>
    </style:style>
    <style:style style:name="Tabelle24.C2" style:family="table-cell">
      <style:table-cell-properties fo:padding="0.097cm" fo:border-left="0.05pt solid #000000" fo:border-right="0.05pt solid #000000" fo:border-top="none" fo:border-bottom="0.05pt solid #000000"/>
    </style:style>
    <style:style style:name="Tabelle24.A3" style:family="table-cell">
      <style:table-cell-properties fo:padding="0.097cm" fo:border-left="0.05pt solid #000000" fo:border-right="none" fo:border-top="none" fo:border-bottom="0.05pt solid #000000"/>
    </style:style>
    <style:style style:name="Tabelle24.B3" style:family="table-cell">
      <style:table-cell-properties fo:padding="0.097cm" fo:border-left="0.05pt solid #000000" fo:border-right="none" fo:border-top="none" fo:border-bottom="0.05pt solid #000000"/>
    </style:style>
    <style:style style:name="Tabelle24.C3" style:family="table-cell">
      <style:table-cell-properties fo:padding="0.097cm" fo:border-left="0.05pt solid #000000" fo:border-right="0.05pt solid #000000" fo:border-top="none" fo:border-bottom="0.05pt solid #000000"/>
    </style:style>
    <style:style style:name="Tabelle24.A4" style:family="table-cell">
      <style:table-cell-properties fo:padding="0.097cm" fo:border-left="0.05pt solid #000000" fo:border-right="none" fo:border-top="none" fo:border-bottom="0.05pt solid #000000"/>
    </style:style>
    <style:style style:name="Tabelle24.B4" style:family="table-cell">
      <style:table-cell-properties fo:padding="0.097cm" fo:border-left="0.05pt solid #000000" fo:border-right="none" fo:border-top="none" fo:border-bottom="0.05pt solid #000000"/>
    </style:style>
    <style:style style:name="Tabelle24.C4" style:family="table-cell">
      <style:table-cell-properties fo:padding="0.097cm" fo:border-left="0.05pt solid #000000" fo:border-right="0.05pt solid #000000" fo:border-top="none" fo:border-bottom="0.05pt solid #000000"/>
    </style:style>
    <style:style style:name="Tabelle25" style:family="table">
      <style:table-properties style:width="17cm" table:align="margins"/>
    </style:style>
    <style:style style:name="Tabelle25.A" style:family="table-column">
      <style:table-column-properties style:column-width="1.898cm" style:rel-column-width="1076*"/>
    </style:style>
    <style:style style:name="Tabelle25.B" style:family="table-column">
      <style:table-column-properties style:column-width="9.103cm" style:rel-column-width="5161*"/>
    </style:style>
    <style:style style:name="Tabelle25.C" style:family="table-column">
      <style:table-column-properties style:column-width="5.999cm" style:rel-column-width="3401*"/>
    </style:style>
    <style:style style:name="Tabelle2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25.C1" style:family="table-cell">
      <style:table-cell-properties fo:background-color="#e6e6e6" fo:padding="0.097cm" fo:border="0.05pt solid #000000">
        <style:background-image/>
      </style:table-cell-properties>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none" fo:border-top="none" fo:border-bottom="0.05pt solid #000000"/>
    </style:style>
    <style:style style:name="Tabelle25.C2" style:family="table-cell">
      <style:table-cell-properties fo:padding="0.097cm" fo:border-left="0.05pt solid #000000" fo:border-right="0.05pt solid #000000" fo:border-top="none" fo:border-bottom="0.05pt solid #000000"/>
    </style:style>
    <style:style style:name="Tabelle25.A3" style:family="table-cell">
      <style:table-cell-properties fo:padding="0.097cm" fo:border-left="0.05pt solid #000000" fo:border-right="none" fo:border-top="none" fo:border-bottom="0.05pt solid #000000"/>
    </style:style>
    <style:style style:name="Tabelle25.B3" style:family="table-cell">
      <style:table-cell-properties fo:padding="0.097cm" fo:border-left="0.05pt solid #000000" fo:border-right="none" fo:border-top="none" fo:border-bottom="0.05pt solid #000000"/>
    </style:style>
    <style:style style:name="Tabelle25.C3" style:family="table-cell">
      <style:table-cell-properties fo:padding="0.097cm" fo:border-left="0.05pt solid #000000" fo:border-right="0.05pt solid #000000" fo:border-top="none" fo:border-bottom="0.05pt solid #000000"/>
    </style:style>
    <style:style style:name="Tabelle26" style:family="table">
      <style:table-properties style:width="17cm" table:align="margins"/>
    </style:style>
    <style:style style:name="Tabelle26.A" style:family="table-column">
      <style:table-column-properties style:column-width="1.898cm" style:rel-column-width="1076*"/>
    </style:style>
    <style:style style:name="Tabelle26.B" style:family="table-column">
      <style:table-column-properties style:column-width="9.103cm" style:rel-column-width="5161*"/>
    </style:style>
    <style:style style:name="Tabelle26.C" style:family="table-column">
      <style:table-column-properties style:column-width="5.999cm" style:rel-column-width="3401*"/>
    </style:style>
    <style:style style:name="Tabelle2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26.C1" style:family="table-cell">
      <style:table-cell-properties fo:background-color="#e6e6e6"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none" fo:border-top="none" fo:border-bottom="0.05pt solid #000000"/>
    </style:style>
    <style:style style:name="Tabelle26.C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none" fo:border-top="none" fo:border-bottom="0.05pt solid #000000"/>
    </style:style>
    <style:style style:name="Tabelle26.B3" style:family="table-cell">
      <style:table-cell-properties fo:padding="0.097cm" fo:border-left="0.05pt solid #000000" fo:border-right="none" fo:border-top="none" fo:border-bottom="0.05pt solid #000000"/>
    </style:style>
    <style:style style:name="Tabelle26.C3" style:family="table-cell">
      <style:table-cell-properties fo:padding="0.097cm" fo:border-left="0.05pt solid #000000" fo:border-right="0.05pt solid #000000" fo:border-top="none" fo:border-bottom="0.05pt solid #000000"/>
    </style:style>
    <style:style style:name="Tabelle27" style:family="table">
      <style:table-properties style:width="17cm" table:align="margins"/>
    </style:style>
    <style:style style:name="Tabelle27.A" style:family="table-column">
      <style:table-column-properties style:column-width="1.305cm" style:rel-column-width="5031*"/>
    </style:style>
    <style:style style:name="Tabelle27.B" style:family="table-column">
      <style:table-column-properties style:column-width="15.695cm" style:rel-column-width="60504*"/>
    </style:style>
    <style:style style:name="Tabelle2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27.B1" style:family="table-cell">
      <style:table-cell-properties fo:background-color="#e6e6e6" fo:padding="0.097cm" fo:border="0.05pt solid #000000">
        <style:background-image/>
      </style:table-cell-properties>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7.A3" style:family="table-cell">
      <style:table-cell-properties fo:padding="0.097cm" fo:border-left="0.05pt solid #000000" fo:border-right="none"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7.A4" style:family="table-cell">
      <style:table-cell-properties fo:padding="0.097cm" fo:border-left="0.05pt solid #000000" fo:border-right="none" fo:border-top="none" fo:border-bottom="0.05pt solid #000000"/>
    </style:style>
    <style:style style:name="Tabelle27.B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text-properties officeooo:paragraph-rsid="00134973"/>
    </style:style>
    <style:style style:name="P3" style:family="paragraph" style:parent-style-name="Standard">
      <style:text-properties officeooo:rsid="001f5752" officeooo:paragraph-rsid="001f5752"/>
    </style:style>
    <style:style style:name="P4" style:family="paragraph" style:parent-style-name="Text_20_body">
      <style:text-properties officeooo:paragraph-rsid="000dcba0"/>
    </style:style>
    <style:style style:name="P5" style:family="paragraph" style:parent-style-name="Text_20_body">
      <style:text-properties officeooo:rsid="000cb4eb" officeooo:paragraph-rsid="000dffca"/>
    </style:style>
    <style:style style:name="P6" style:family="paragraph" style:parent-style-name="Text_20_body">
      <style:text-properties officeooo:rsid="000cb4eb" officeooo:paragraph-rsid="0010725e"/>
    </style:style>
    <style:style style:name="P7" style:family="paragraph" style:parent-style-name="Text_20_body">
      <style:text-properties officeooo:rsid="000cb4eb" officeooo:paragraph-rsid="00134973"/>
    </style:style>
    <style:style style:name="P8" style:family="paragraph" style:parent-style-name="Text_20_body">
      <style:text-properties officeooo:rsid="000cb4eb" officeooo:paragraph-rsid="00144551"/>
    </style:style>
    <style:style style:name="P9" style:family="paragraph" style:parent-style-name="Text_20_body">
      <style:text-properties officeooo:rsid="000dffca" officeooo:paragraph-rsid="000dffca"/>
    </style:style>
    <style:style style:name="P10" style:family="paragraph" style:parent-style-name="Text_20_body">
      <style:text-properties officeooo:rsid="000dffca" officeooo:paragraph-rsid="001163f0"/>
    </style:style>
    <style:style style:name="P11" style:family="paragraph" style:parent-style-name="Text_20_body">
      <style:text-properties officeooo:rsid="000dffca" officeooo:paragraph-rsid="001e1a45"/>
    </style:style>
    <style:style style:name="P12" style:family="paragraph" style:parent-style-name="Text_20_body">
      <style:text-properties officeooo:paragraph-rsid="000dffca"/>
    </style:style>
    <style:style style:name="P13" style:family="paragraph" style:parent-style-name="Text_20_body">
      <style:text-properties officeooo:paragraph-rsid="001163f0"/>
    </style:style>
    <style:style style:name="P14" style:family="paragraph" style:parent-style-name="Text_20_body">
      <style:text-properties officeooo:paragraph-rsid="00134973"/>
    </style:style>
    <style:style style:name="P15" style:family="paragraph" style:parent-style-name="Text_20_body">
      <style:text-properties officeooo:rsid="000dcba0" officeooo:paragraph-rsid="00134973"/>
    </style:style>
    <style:style style:name="P16" style:family="paragraph" style:parent-style-name="Text_20_body">
      <style:text-properties officeooo:paragraph-rsid="00144551"/>
    </style:style>
    <style:style style:name="P17" style:family="paragraph" style:parent-style-name="Text_20_body">
      <style:text-properties officeooo:rsid="00144551" officeooo:paragraph-rsid="00144551"/>
    </style:style>
    <style:style style:name="P18" style:family="paragraph" style:parent-style-name="Text_20_body">
      <style:text-properties officeooo:rsid="00163d04" officeooo:paragraph-rsid="00163d04"/>
    </style:style>
    <style:style style:name="P19" style:family="paragraph" style:parent-style-name="Text_20_body">
      <style:text-properties officeooo:rsid="001163f0" officeooo:paragraph-rsid="001163f0"/>
    </style:style>
    <style:style style:name="P20" style:family="paragraph" style:parent-style-name="Text_20_body">
      <style:text-properties officeooo:rsid="001e1a45" officeooo:paragraph-rsid="001e1a45"/>
    </style:style>
    <style:style style:name="P21" style:family="paragraph" style:parent-style-name="Text_20_body">
      <style:text-properties officeooo:rsid="001fd2ea" officeooo:paragraph-rsid="001fd2ea"/>
    </style:style>
    <style:style style:name="P22" style:family="paragraph" style:parent-style-name="Text_20_body">
      <style:text-properties officeooo:rsid="00216b05" officeooo:paragraph-rsid="00216b05" fo:background-color="#ffff00"/>
    </style:style>
    <style:style style:name="P23" style:family="paragraph" style:parent-style-name="Code">
      <style:text-properties officeooo:rsid="000cd2e4" officeooo:paragraph-rsid="000dcba0"/>
    </style:style>
    <style:style style:name="P24" style:family="paragraph" style:parent-style-name="Code">
      <style:text-properties officeooo:rsid="000cd2e4" officeooo:paragraph-rsid="00134973"/>
    </style:style>
    <style:style style:name="P25" style:family="paragraph" style:parent-style-name="Code">
      <style:text-properties officeooo:rsid="000cd2e4" officeooo:paragraph-rsid="001f5752"/>
    </style:style>
    <style:style style:name="P26" style:family="paragraph" style:parent-style-name="Code">
      <style:text-properties officeooo:paragraph-rsid="000dcba0"/>
    </style:style>
    <style:style style:name="P27" style:family="paragraph" style:parent-style-name="Code">
      <style:text-properties officeooo:rsid="000dcba0" officeooo:paragraph-rsid="00134973"/>
    </style:style>
    <style:style style:name="P28" style:family="paragraph" style:parent-style-name="Code">
      <style:text-properties officeooo:rsid="000dcba0" officeooo:paragraph-rsid="000dcba0"/>
    </style:style>
    <style:style style:name="P29" style:family="paragraph" style:parent-style-name="Code">
      <style:text-properties officeooo:paragraph-rsid="000dffca"/>
    </style:style>
    <style:style style:name="P30" style:family="paragraph" style:parent-style-name="Code">
      <style:text-properties officeooo:rsid="000dffca" officeooo:paragraph-rsid="000dffca"/>
    </style:style>
    <style:style style:name="P31" style:family="paragraph" style:parent-style-name="Code">
      <style:text-properties officeooo:rsid="000dffca" officeooo:paragraph-rsid="001163f0"/>
    </style:style>
    <style:style style:name="P32" style:family="paragraph" style:parent-style-name="Code">
      <style:text-properties officeooo:rsid="000dffca" officeooo:paragraph-rsid="0014a52a"/>
    </style:style>
    <style:style style:name="P33" style:family="paragraph" style:parent-style-name="Code">
      <style:text-properties officeooo:paragraph-rsid="0010725e"/>
    </style:style>
    <style:style style:name="P34" style:family="paragraph" style:parent-style-name="Code">
      <style:text-properties officeooo:paragraph-rsid="001163f0"/>
    </style:style>
    <style:style style:name="P35" style:family="paragraph" style:parent-style-name="Code">
      <style:text-properties officeooo:paragraph-rsid="00134973"/>
    </style:style>
    <style:style style:name="P36" style:family="paragraph" style:parent-style-name="Code">
      <style:text-properties officeooo:paragraph-rsid="00144551"/>
    </style:style>
    <style:style style:name="P37" style:family="paragraph" style:parent-style-name="Code">
      <style:text-properties officeooo:paragraph-rsid="0014a52a"/>
    </style:style>
    <style:style style:name="P38" style:family="paragraph" style:parent-style-name="Code">
      <style:text-properties officeooo:rsid="00144551" officeooo:paragraph-rsid="00144551"/>
    </style:style>
    <style:style style:name="P39" style:family="paragraph" style:parent-style-name="Code">
      <style:text-properties officeooo:rsid="001de65e" officeooo:paragraph-rsid="001de65e"/>
    </style:style>
    <style:style style:name="P40" style:family="paragraph" style:parent-style-name="Code">
      <style:text-properties officeooo:rsid="001de65e" officeooo:paragraph-rsid="001e1a45"/>
    </style:style>
    <style:style style:name="P41" style:family="paragraph" style:parent-style-name="Code">
      <style:text-properties officeooo:rsid="001e1a45" officeooo:paragraph-rsid="001e1a45"/>
    </style:style>
    <style:style style:name="P42" style:family="paragraph" style:parent-style-name="Code">
      <style:text-properties officeooo:paragraph-rsid="001e1a45"/>
    </style:style>
    <style:style style:name="P43" style:family="paragraph" style:parent-style-name="Code">
      <style:text-properties officeooo:paragraph-rsid="001f5752"/>
    </style:style>
    <style:style style:name="P44" style:family="paragraph" style:parent-style-name="Table_20_Contents">
      <style:text-properties officeooo:rsid="00169f2f" officeooo:paragraph-rsid="00169f2f"/>
    </style:style>
    <style:style style:name="P45" style:family="paragraph" style:parent-style-name="Table_20_Contents">
      <style:text-properties officeooo:rsid="00176a2f" officeooo:paragraph-rsid="00176a2f"/>
    </style:style>
    <style:style style:name="P46" style:family="paragraph" style:parent-style-name="Table_20_Contents">
      <style:text-properties officeooo:rsid="0017a6e5" officeooo:paragraph-rsid="0017a6e5"/>
    </style:style>
    <style:style style:name="P47" style:family="paragraph" style:parent-style-name="Table_20_Contents">
      <style:text-properties officeooo:rsid="0019f09d" officeooo:paragraph-rsid="0019f09d"/>
    </style:style>
    <style:style style:name="P48" style:family="paragraph" style:parent-style-name="Table_20_Contents">
      <style:text-properties officeooo:rsid="00177f95" officeooo:paragraph-rsid="00177f95"/>
    </style:style>
    <style:style style:name="P49" style:family="paragraph" style:parent-style-name="Table_20_Contents">
      <style:text-properties officeooo:rsid="001bc3b3" officeooo:paragraph-rsid="001bc3b3"/>
    </style:style>
    <style:style style:name="P50" style:family="paragraph" style:parent-style-name="Table_20_Contents">
      <style:text-properties officeooo:rsid="001d6dad" officeooo:paragraph-rsid="001d6dad"/>
    </style:style>
    <style:style style:name="P51" style:family="paragraph" style:parent-style-name="Table_20_Contents">
      <style:text-properties officeooo:rsid="001e1a45" officeooo:paragraph-rsid="001e1a45"/>
    </style:style>
    <style:style style:name="P52" style:family="paragraph" style:parent-style-name="Table_20_Contents">
      <style:text-properties officeooo:rsid="001f5752" officeooo:paragraph-rsid="001f5752"/>
    </style:style>
    <style:style style:name="P53" style:family="paragraph" style:parent-style-name="Table_20_Contents">
      <style:text-properties officeooo:rsid="001f5752" officeooo:paragraph-rsid="001fd2ea"/>
    </style:style>
    <style:style style:name="P54" style:family="paragraph" style:parent-style-name="Table_20_Contents">
      <style:text-properties officeooo:rsid="001f5752" officeooo:paragraph-rsid="00216b05"/>
    </style:style>
    <style:style style:name="P55" style:family="paragraph" style:parent-style-name="Standard" style:list-style-name="L1"/>
    <style:style style:name="P56" style:family="paragraph" style:parent-style-name="Standard" style:list-style-name="L1">
      <style:text-properties officeooo:paragraph-rsid="00134973"/>
    </style:style>
    <style:style style:name="P57" style:family="paragraph" style:parent-style-name="Standard" style:list-style-name="L3">
      <style:text-properties officeooo:rsid="000dcba0" officeooo:paragraph-rsid="00134973"/>
    </style:style>
    <style:style style:name="P58" style:family="paragraph" style:parent-style-name="Standard">
      <style:text-properties officeooo:rsid="00256492" officeooo:paragraph-rsid="00256492"/>
    </style:style>
    <style:style style:name="P59" style:family="paragraph" style:parent-style-name="Text_20_body" style:list-style-name="L2">
      <style:text-properties officeooo:rsid="000cb4eb" officeooo:paragraph-rsid="00134973"/>
    </style:style>
    <style:style style:name="P60" style:family="paragraph" style:parent-style-name="Text_20_body">
      <style:text-properties officeooo:paragraph-rsid="00216b05"/>
    </style:style>
    <style:style style:name="P61" style:family="paragraph" style:parent-style-name="Text_20_body">
      <style:text-properties officeooo:rsid="00216b05" officeooo:paragraph-rsid="00216b05"/>
    </style:style>
    <style:style style:name="P62" style:family="paragraph" style:parent-style-name="Text_20_body">
      <style:text-properties officeooo:rsid="00216b05" officeooo:paragraph-rsid="00244494"/>
    </style:style>
    <style:style style:name="P63" style:family="paragraph" style:parent-style-name="Text_20_body">
      <style:text-properties officeooo:paragraph-rsid="00244494"/>
    </style:style>
    <style:style style:name="P64" style:family="paragraph" style:parent-style-name="Text_20_body">
      <style:text-properties officeooo:rsid="00256492" officeooo:paragraph-rsid="00256492"/>
    </style:style>
    <style:style style:name="P65" style:family="paragraph" style:parent-style-name="Text_20_body">
      <style:text-properties officeooo:rsid="00259c68" officeooo:paragraph-rsid="00259c68"/>
    </style:style>
    <style:style style:name="P66" style:family="paragraph" style:parent-style-name="Text_20_body">
      <style:text-properties fo:font-style="italic" style:font-style-asian="italic" style:font-style-complex="italic"/>
    </style:style>
    <style:style style:name="P67" style:family="paragraph" style:parent-style-name="Text_20_body">
      <style:text-properties fo:font-style="italic" officeooo:paragraph-rsid="00259c68" style:font-style-asian="italic" style:font-style-complex="italic"/>
    </style:style>
    <style:style style:name="P68" style:family="paragraph" style:parent-style-name="Text_20_body">
      <style:text-properties fo:font-style="normal" officeooo:rsid="00259c68" officeooo:paragraph-rsid="00259c68" style:font-style-asian="normal" style:font-style-complex="normal"/>
    </style:style>
    <style:style style:name="P69" style:family="paragraph" style:parent-style-name="Text_20_body">
      <style:text-properties officeooo:paragraph-rsid="00259c68"/>
    </style:style>
    <style:style style:name="P70" style:family="paragraph" style:parent-style-name="Text_20_body">
      <style:paragraph-properties fo:background-color="transparent">
        <style:background-image/>
      </style:paragraph-properties>
      <style:text-properties officeooo:rsid="00216b05" officeooo:paragraph-rsid="00216b05" fo:background-color="#ffff00"/>
    </style:style>
    <style:style style:name="P71" style:family="paragraph" style:parent-style-name="Heading_20_4">
      <style:text-properties officeooo:paragraph-rsid="000cb4eb"/>
    </style:style>
    <style:style style:name="P72" style:family="paragraph" style:parent-style-name="Heading_20_4">
      <style:text-properties officeooo:rsid="000dffca" officeooo:paragraph-rsid="00259c68"/>
    </style:style>
    <style:style style:name="P73" style:family="paragraph" style:parent-style-name="Heading_20_4">
      <style:text-properties officeooo:paragraph-rsid="000dffca"/>
    </style:style>
    <style:style style:name="P74" style:family="paragraph" style:parent-style-name="Heading_20_4">
      <style:text-properties officeooo:paragraph-rsid="00134973"/>
    </style:style>
    <style:style style:name="P75" style:family="paragraph" style:parent-style-name="Heading_20_4">
      <style:text-properties officeooo:paragraph-rsid="001163f0"/>
    </style:style>
    <style:style style:name="P76" style:family="paragraph" style:parent-style-name="Heading_20_4">
      <style:text-properties officeooo:paragraph-rsid="0014a52a"/>
    </style:style>
    <style:style style:name="P77" style:family="paragraph" style:parent-style-name="Heading_20_4">
      <style:text-properties officeooo:paragraph-rsid="00244494"/>
    </style:style>
    <style:style style:name="P78" style:family="paragraph" style:parent-style-name="Heading_20_4">
      <style:text-properties officeooo:paragraph-rsid="00259c68"/>
    </style:style>
    <style:style style:name="P79" style:family="paragraph" style:parent-style-name="Heading_20_1" style:list-style-name=""/>
    <style:style style:name="P80" style:family="paragraph" style:parent-style-name="Heading_20_1" style:master-page-name="First_20_Page">
      <style:paragraph-properties style:page-number="1"/>
    </style:style>
    <style:style style:name="P81" style:family="paragraph" style:parent-style-name="Table_20_Contents" style:list-style-name="L4">
      <style:text-properties fo:font-weight="bold" officeooo:rsid="001e1a45" officeooo:paragraph-rsid="001e1a45" style:font-weight-asian="bold" style:font-weight-complex="bold"/>
    </style:style>
    <style:style style:name="P82" style:family="paragraph" style:parent-style-name="Table_20_Contents" style:list-style-name="L5">
      <style:text-properties fo:font-weight="bold" officeooo:rsid="00244494" officeooo:paragraph-rsid="00244494" style:font-weight-asian="bold" style:font-weight-complex="bold"/>
    </style:style>
    <style:style style:name="P83" style:family="paragraph" style:parent-style-name="Table_20_Contents" style:list-style-name="L5">
      <style:text-properties fo:font-weight="bold" officeooo:rsid="00244494" officeooo:paragraph-rsid="00256492" style:font-weight-asian="bold" style:font-weight-complex="bold"/>
    </style:style>
    <style:style style:name="P84" style:family="paragraph" style:parent-style-name="Table_20_Contents" style:list-style-name="L6">
      <style:text-properties fo:font-weight="bold" officeooo:rsid="00256492" officeooo:paragraph-rsid="00256492" style:font-weight-asian="bold" style:font-weight-complex="bold"/>
    </style:style>
    <style:style style:name="P85" style:family="paragraph" style:parent-style-name="Table_20_Contents">
      <style:text-properties officeooo:rsid="00244494" officeooo:paragraph-rsid="00244494"/>
    </style:style>
    <style:style style:name="P86" style:family="paragraph" style:parent-style-name="Table_20_Contents">
      <style:text-properties officeooo:rsid="00244494" officeooo:paragraph-rsid="00259c68"/>
    </style:style>
    <style:style style:name="P87" style:family="paragraph" style:parent-style-name="Table_20_Contents">
      <style:text-properties officeooo:rsid="00256492" officeooo:paragraph-rsid="00256492"/>
    </style:style>
    <style:style style:name="P88" style:family="paragraph" style:parent-style-name="Table_20_Contents" style:list-style-name="L6">
      <style:text-properties officeooo:rsid="00256492" officeooo:paragraph-rsid="00256492"/>
    </style:style>
    <style:style style:name="P89" style:family="paragraph" style:parent-style-name="Table_20_Contents">
      <style:text-properties officeooo:rsid="00259c68" officeooo:paragraph-rsid="00259c68"/>
    </style:style>
    <style:style style:name="P90" style:family="paragraph" style:parent-style-name="Table_20_Contents">
      <style:text-properties officeooo:rsid="001f5752" officeooo:paragraph-rsid="00259c68"/>
    </style:style>
    <style:style style:name="P91" style:family="paragraph" style:parent-style-name="Table_20_Contents">
      <style:text-properties officeooo:rsid="001e1a45" officeooo:paragraph-rsid="0025e3a1"/>
    </style:style>
    <style:style style:name="P92" style:family="paragraph" style:parent-style-name="Table_20_Contents">
      <style:text-properties fo:font-weight="normal" officeooo:rsid="00259c68" officeooo:paragraph-rsid="00259c68" style:font-weight-asian="normal" style:font-weight-complex="normal"/>
    </style:style>
    <style:style style:name="P93" style:family="paragraph" style:parent-style-name="Table_20_Contents">
      <style:text-properties officeooo:rsid="0025e3a1" officeooo:paragraph-rsid="0025e3a1"/>
    </style:style>
    <style:style style:name="P94" style:family="paragraph" style:parent-style-name="Heading_20_2">
      <style:text-properties officeooo:paragraph-rsid="000dcba0"/>
    </style:style>
    <style:style style:name="P95" style:family="paragraph" style:parent-style-name="Heading_20_2">
      <style:text-properties officeooo:rsid="001163f0" officeooo:paragraph-rsid="001163f0"/>
    </style:style>
    <style:style style:name="P96" style:family="paragraph" style:parent-style-name="Heading_20_2">
      <style:text-properties officeooo:rsid="00216b05" officeooo:paragraph-rsid="00216b05"/>
    </style:style>
    <style:style style:name="P97" style:family="paragraph" style:parent-style-name="Code">
      <style:text-properties officeooo:rsid="000dffca" officeooo:paragraph-rsid="001f5752"/>
    </style:style>
    <style:style style:name="P98" style:family="paragraph" style:parent-style-name="Code">
      <style:text-properties officeooo:rsid="000dffca" officeooo:paragraph-rsid="0025e3a1"/>
    </style:style>
    <style:style style:name="P99" style:family="paragraph" style:parent-style-name="Code">
      <style:text-properties officeooo:rsid="00256492" officeooo:paragraph-rsid="00256492"/>
    </style:style>
    <style:style style:name="P100" style:family="paragraph" style:parent-style-name="Code">
      <style:text-properties officeooo:rsid="00256492" officeooo:paragraph-rsid="00259c68"/>
    </style:style>
    <style:style style:name="P101" style:family="paragraph" style:parent-style-name="Code">
      <style:text-properties officeooo:paragraph-rsid="00259c68"/>
    </style:style>
    <style:style style:name="P102" style:family="paragraph" style:parent-style-name="Code">
      <style:text-properties officeooo:paragraph-rsid="0025e3a1"/>
    </style:style>
    <style:style style:name="P103" style:family="paragraph" style:parent-style-name="Heading_20_3">
      <style:text-properties officeooo:paragraph-rsid="000dcba0"/>
    </style:style>
    <style:style style:name="P104" style:family="paragraph" style:parent-style-name="Heading_20_3">
      <style:text-properties officeooo:rsid="000dffca" officeooo:paragraph-rsid="000dffca"/>
    </style:style>
    <style:style style:name="P105" style:family="paragraph" style:parent-style-name="Heading_20_3">
      <style:text-properties officeooo:rsid="000dffca" officeooo:paragraph-rsid="0014a52a"/>
    </style:style>
    <style:style style:name="P106" style:family="paragraph" style:parent-style-name="Heading_20_3">
      <style:text-properties officeooo:rsid="000dffca" officeooo:paragraph-rsid="001163f0"/>
    </style:style>
    <style:style style:name="P107" style:family="paragraph" style:parent-style-name="Heading_20_3">
      <style:text-properties officeooo:paragraph-rsid="000dffca"/>
    </style:style>
    <style:style style:name="P108" style:family="paragraph" style:parent-style-name="Heading_20_3">
      <style:text-properties officeooo:paragraph-rsid="00134973"/>
    </style:style>
    <style:style style:name="P109" style:family="paragraph" style:parent-style-name="Heading_20_3">
      <style:text-properties officeooo:paragraph-rsid="001163f0"/>
    </style:style>
    <style:style style:name="P110" style:family="paragraph" style:parent-style-name="Heading_20_3">
      <style:text-properties officeooo:paragraph-rsid="00216b05"/>
    </style:style>
    <style:style style:name="P111" style:family="paragraph" style:parent-style-name="Heading_20_5">
      <style:text-properties officeooo:paragraph-rsid="000dcba0"/>
    </style:style>
    <style:style style:name="P112" style:family="paragraph" style:parent-style-name="Heading_20_5">
      <style:text-properties officeooo:paragraph-rsid="001f5752"/>
    </style:style>
    <style:style style:name="P113" style:family="paragraph" style:parent-style-name="Heading_20_5">
      <style:text-properties officeooo:paragraph-rsid="000dffca"/>
    </style:style>
    <style:style style:name="P114" style:family="paragraph" style:parent-style-name="Heading_20_5">
      <style:text-properties officeooo:paragraph-rsid="0010725e"/>
    </style:style>
    <style:style style:name="P115" style:family="paragraph" style:parent-style-name="Heading_20_5">
      <style:text-properties officeooo:paragraph-rsid="00134973"/>
    </style:style>
    <style:style style:name="P116" style:family="paragraph" style:parent-style-name="Heading_20_5">
      <style:text-properties officeooo:paragraph-rsid="001163f0"/>
    </style:style>
    <style:style style:name="P117" style:family="paragraph" style:parent-style-name="Heading_20_5">
      <style:text-properties officeooo:paragraph-rsid="0014a52a"/>
    </style:style>
    <style:style style:name="P118" style:family="paragraph" style:parent-style-name="Heading_20_5">
      <style:text-properties officeooo:paragraph-rsid="001fd2ea"/>
    </style:style>
    <style:style style:name="P119" style:family="paragraph" style:parent-style-name="Heading_20_5">
      <style:text-properties officeooo:paragraph-rsid="00216b05"/>
    </style:style>
    <style:style style:name="P120" style:family="paragraph" style:parent-style-name="Heading_20_5">
      <style:text-properties officeooo:paragraph-rsid="00259c68"/>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2">
      <style:paragraph-properties>
        <style:tab-stops>
          <style:tab-stop style:position="16.501cm" style:type="right" style:leader-style="dotted" style:leader-text="."/>
        </style:tab-stops>
      </style:paragraph-properties>
    </style:style>
    <style:style style:name="P123" style:family="paragraph" style:parent-style-name="Contents_20_3">
      <style:paragraph-properties>
        <style:tab-stops>
          <style:tab-stop style:position="16.002cm" style:type="right" style:leader-style="dotted" style:leader-text="."/>
        </style:tab-stops>
      </style:paragraph-properties>
    </style:style>
    <style:style style:name="P12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0cb4eb"/>
    </style:style>
    <style:style style:name="T2" style:family="text">
      <style:text-properties officeooo:rsid="000cd2e4"/>
    </style:style>
    <style:style style:name="T3" style:family="text">
      <style:text-properties officeooo:rsid="000dcba0"/>
    </style:style>
    <style:style style:name="T4" style:family="text">
      <style:text-properties fo:font-style="italic" style:font-style-asian="italic" style:font-style-complex="italic"/>
    </style:style>
    <style:style style:name="T5" style:family="text">
      <style:text-properties officeooo:rsid="000dffca"/>
    </style:style>
    <style:style style:name="T6" style:family="text">
      <style:text-properties officeooo:rsid="000ed99d"/>
    </style:style>
    <style:style style:name="T7" style:family="text">
      <style:text-properties officeooo:rsid="0010725e"/>
    </style:style>
    <style:style style:name="T8" style:family="text">
      <style:text-properties officeooo:rsid="00134973"/>
    </style:style>
    <style:style style:name="T9" style:family="text">
      <style:text-properties officeooo:rsid="00144551"/>
    </style:style>
    <style:style style:name="T10" style:family="text">
      <style:text-properties officeooo:rsid="0014a52a"/>
    </style:style>
    <style:style style:name="T11" style:family="text">
      <style:text-properties officeooo:rsid="00169f2f"/>
    </style:style>
    <style:style style:name="T12" style:family="text">
      <style:text-properties officeooo:rsid="0019f09d"/>
    </style:style>
    <style:style style:name="T13" style:family="text">
      <style:text-properties officeooo:rsid="001bc3b3"/>
    </style:style>
    <style:style style:name="T14" style:family="text">
      <style:text-properties officeooo:rsid="001de65e"/>
    </style:style>
    <style:style style:name="T15" style:family="text">
      <style:text-properties officeooo:rsid="001e1a45"/>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1e1a45" style:font-weight-asian="bold" style:font-weight-complex="bold"/>
    </style:style>
    <style:style style:name="T19" style:family="text">
      <style:text-properties fo:font-style="normal" style:font-style-asian="normal" style:font-style-complex="normal"/>
    </style:style>
    <style:style style:name="T20" style:family="text">
      <style:text-properties officeooo:rsid="001fd2ea"/>
    </style:style>
    <style:style style:name="T21" style:family="text">
      <style:text-properties officeooo:rsid="00216b05"/>
    </style:style>
    <style:style style:name="T22" style:family="text">
      <style:text-properties fo:background-color="#ffff00" loext:char-shading-value="0"/>
    </style:style>
    <style:style style:name="T23" style:family="text">
      <style:text-properties officeooo:rsid="00244494"/>
    </style:style>
    <style:style style:name="T24" style:family="text">
      <style:text-properties officeooo:rsid="00256492"/>
    </style:style>
    <style:style style:name="T25" style:family="text">
      <style:text-properties officeooo:rsid="00259c68"/>
    </style:style>
    <style:style style:name="T26" style:family="text">
      <style:text-properties officeooo:rsid="0025e3a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6">Logistics</text:span> Business Information Web Service</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21"><text:a xlink:type="simple" xlink:href="#__RefHeading__118_772360200" text:style-name="Index_20_Link" text:visited-style-name="Index_20_Link">Einleitung<text:tab/>1</text:a></text:p>
          <text:p text:style-name="P121"><text:a xlink:type="simple" xlink:href="#__RefHeading__120_772360200" text:style-name="Index_20_Link" text:visited-style-name="Index_20_Link">Beschaffenheit des Webservices<text:tab/>1</text:a></text:p>
          <text:p text:style-name="P121"><text:a xlink:type="simple" xlink:href="#__RefHeading__122_772360200" text:style-name="Index_20_Link" text:visited-style-name="Index_20_Link">Verwaltete Daten (a.k.a Resourcen)<text:tab/>2</text:a></text:p>
          <text:p text:style-name="P122"><text:a xlink:type="simple" xlink:href="#__RefHeading__124_772360200" text:style-name="Index_20_Link" text:visited-style-name="Index_20_Link">Kundendaten<text:tab/>2</text:a></text:p>
          <text:p text:style-name="P123"><text:a xlink:type="simple" xlink:href="#__RefHeading__312_772360200" text:style-name="Index_20_Link" text:visited-style-name="Index_20_Link">Abrufen (GET)<text:tab/>2</text:a></text:p>
          <text:p text:style-name="P124"><text:a xlink:type="simple" xlink:href="#__RefHeading__128_772360200" text:style-name="Index_20_Link" text:visited-style-name="Index_20_Link">Einzelne Kund_Innen über ID<text:tab/>2</text:a></text:p>
          <text:p text:style-name="P124"><text:a xlink:type="simple" xlink:href="#__RefHeading__134_772360200" text:style-name="Index_20_Link" text:visited-style-name="Index_20_Link">Einzelne Kund_Innen über Name<text:tab/>3</text:a></text:p>
          <text:p text:style-name="P124"><text:a xlink:type="simple" xlink:href="#__RefHeading__140_772360200" text:style-name="Index_20_Link" text:visited-style-name="Index_20_Link">Kund_Innenlisten mit Kriterien<text:tab/>3</text:a></text:p>
          <text:p text:style-name="P123"><text:a xlink:type="simple" xlink:href="#__RefHeading__314_772360200" text:style-name="Index_20_Link" text:visited-style-name="Index_20_Link">Erstellen (POST)<text:tab/>4</text:a></text:p>
          <text:p text:style-name="P123"><text:a xlink:type="simple" xlink:href="#__RefHeading__316_772360200" text:style-name="Index_20_Link" text:visited-style-name="Index_20_Link">Aktualisieren (PUT)<text:tab/>4</text:a></text:p>
          <text:p text:style-name="P123"><text:a xlink:type="simple" xlink:href="#__RefHeading__318_772360200" text:style-name="Index_20_Link" text:visited-style-name="Index_20_Link">Löschen (DELETE)<text:tab/>5</text:a></text:p>
          <text:p text:style-name="P122"><text:a xlink:type="simple" xlink:href="#__RefHeading__320_772360200" text:style-name="Index_20_Link" text:visited-style-name="Index_20_Link">Orte<text:tab/>5</text:a></text:p>
          <text:p text:style-name="P123"><text:a xlink:type="simple" xlink:href="#__RefHeading__322_772360200" text:style-name="Index_20_Link" text:visited-style-name="Index_20_Link">Abrufen (GET)<text:tab/>5</text:a></text:p>
          <text:p text:style-name="P124"><text:a xlink:type="simple" xlink:href="#__RefHeading__128_7723602001" text:style-name="Index_20_Link" text:visited-style-name="Index_20_Link">Einzelne Orte über ID<text:tab/>6</text:a></text:p>
          <text:p text:style-name="P124"><text:a xlink:type="simple" xlink:href="#__RefHeading__134_7723602001" text:style-name="Index_20_Link" text:visited-style-name="Index_20_Link">Einzelne Orte über Name<text:tab/>6</text:a></text:p>
          <text:p text:style-name="P124"><text:a xlink:type="simple" xlink:href="#__RefHeading__1734_1144531378" text:style-name="Index_20_Link" text:visited-style-name="Index_20_Link">Ortslisten mit Kriterien<text:tab/>7</text:a></text:p>
          <text:p text:style-name="P123"><text:a xlink:type="simple" xlink:href="#__RefHeading__324_772360200" text:style-name="Index_20_Link" text:visited-style-name="Index_20_Link">Erstellen (POST)<text:tab/>7</text:a></text:p>
          <text:p text:style-name="P123"><text:a xlink:type="simple" xlink:href="#__RefHeading__326_772360200" text:style-name="Index_20_Link" text:visited-style-name="Index_20_Link">Aktualisieren (PUT)<text:tab/>8</text:a></text:p>
          <text:p text:style-name="P123"><text:a xlink:type="simple" xlink:href="#__RefHeading__328_772360200" text:style-name="Index_20_Link" text:visited-style-name="Index_20_Link">Löschen (DELETE)<text:tab/>8</text:a></text:p>
          <text:p text:style-name="P122"><text:a xlink:type="simple" xlink:href="#__RefHeading__330_772360200" text:style-name="Index_20_Link" text:visited-style-name="Index_20_Link">Routen<text:tab/>9</text:a></text:p>
          <text:p text:style-name="P123"><text:a xlink:type="simple" xlink:href="#__RefHeading__332_772360200" text:style-name="Index_20_Link" text:visited-style-name="Index_20_Link">Abrufen (GET)<text:tab/>9</text:a></text:p>
          <text:p text:style-name="P124"><text:a xlink:type="simple" xlink:href="#__RefHeading__128_77236020011" text:style-name="Index_20_Link" text:visited-style-name="Index_20_Link">Einzelne Routen über ID<text:tab/>10</text:a></text:p>
          <text:p text:style-name="P123"><text:a xlink:type="simple" xlink:href="#__RefHeading__334_772360200" text:style-name="Index_20_Link" text:visited-style-name="Index_20_Link">Erstellen (POST)<text:tab/>10</text:a></text:p>
          <text:p text:style-name="P124"><text:a xlink:type="simple" xlink:href="#__RefHeading__1736_1144531378" text:style-name="Index_20_Link" text:visited-style-name="Index_20_Link">Routendaten hinterlegen<text:tab/>10</text:a></text:p>
          <text:p text:style-name="P124"><text:a xlink:type="simple" xlink:href="#__RefHeading__1738_1144531378" text:style-name="Index_20_Link" text:visited-style-name="Index_20_Link">Route optimieren<text:tab/>11</text:a></text:p>
          <text:p text:style-name="P123"><text:a xlink:type="simple" xlink:href="#__RefHeading__336_772360200" text:style-name="Index_20_Link" text:visited-style-name="Index_20_Link">Aktualisieren (PUT)<text:tab/>12</text:a></text:p>
          <text:p text:style-name="P123"><text:a xlink:type="simple" xlink:href="#__RefHeading__338_772360200" text:style-name="Index_20_Link" text:visited-style-name="Index_20_Link">Löschen (DELETE)<text:tab/>12</text:a></text:p>
          <text:p text:style-name="P122"><text:a xlink:type="simple" xlink:href="#__RefHeading__2836_1847254596" text:style-name="Index_20_Link" text:visited-style-name="Index_20_Link">Karten<text:tab/>13</text:a></text:p>
          <text:p text:style-name="P123"><text:a xlink:type="simple" xlink:href="#__RefHeading__2838_1847254596" text:style-name="Index_20_Link" text:visited-style-name="Index_20_Link">Abrufen (GET)<text:tab/>13</text:a></text:p>
          <text:p text:style-name="P124"><text:a xlink:type="simple" xlink:href="#__RefHeading__2840_1847254596" text:style-name="Index_20_Link" text:visited-style-name="Index_20_Link">Mittels Kartenmittelpunkt und Zoomfaktor<text:tab/>13</text:a></text:p>
          <text:p text:style-name="P124"><text:a xlink:type="simple" xlink:href="#__RefHeading__2842_1847254596" text:style-name="Index_20_Link" text:visited-style-name="Index_20_Link">Mittels hinterlegter optimierter Route<text:tab/>14</text:a></text:p>
        </text:index-body>
      </text:table-of-content>
      <text:h text:style-name="P79" text:outline-level="1"/>
      <text:h text:style-name="P80" text:outline-level="1"><text:bookmark-start text:name="__RefHeading__118_772360200"/>Einleitung<text:bookmark-end text:name="__RefHeading__118_772360200"/></text:h>
      <text:p text:style-name="Text_20_body">Erstellt wird ein Webservice, der die Unternehmensdaten und -logik eines Fahrrad-Logistik-Unternehmens beherbergt bzw. über dritte Services transparent bereitstellt.</text:p>
      <text:p text:style-name="Text_20_body">Ziel ist es dabei, eine einheitliche Schnittstelle zu definieren und zu realisieren, die im täglichen Betrieb von vielen Orten und Systemen aus genutzt werden kann und gleichzeitig jederzeit Anpassungen der jeweiligen Implementationen ermöglicht. So ist es später zum Beispiel kurzfristig möglich, den Routing-Anbieter zu wechseln oder sogar auf ein eigenes System umzustellen, ohne dass sich an der allgemeinen Schnittstelle, die von den verwendeten Systemen erwartet wird, etwas ändern muss.</text:p>
      <text:p text:style-name="P65">Offene Fragen und aktuelle Bemerkungen sind <text:span text:style-name="T22">gelb hinterlegt</text:span>.</text:p>
      <text:h text:style-name="Heading_20_1" text:outline-level="1"><text:bookmark-start text:name="__RefHeading__120_772360200"/>Beschaffenheit des Webservices<text:bookmark-end text:name="__RefHeading__120_772360200"/></text:h>
      <text:p text:style-name="Text_20_body">Mögliche Basis-URL: <text:reference-mark-start text:name="BasisUrl"/>https://api.velog<text:span text:style-name="T8">is</text:span>ta-h<text:span text:style-name="T8">h</text:span>.de/<text:reference-mark-end text:name="BasisUrl"/></text:p>
      <text:p text:style-name="Text_20_body">REST-Service, CRUD mittels HTTP-Methoden GET, POST, PUT, DELETE</text:p>
      <text:p text:style-name="Text_20_body">Kommunikation mittels JSON</text:p>
      <text:p text:style-name="Text_20_body">Implementierung: <text:a xlink:type="simple" xlink:href="https://jersey.java.net/">Jersey</text:a>, <text:a xlink:type="simple" xlink:href="http://wiki.fasterxml.com/JacksonHome">Jackson</text:a></text:p>
      <text:p text:style-name="Text_20_body">Es fehlt noch eine Datenhaltung: Oracle, MySQL, MongoDB oder was?</text:p>
      <text:list xml:id="list7259044264038106004" text:style-name="L1">
        <text:list-item>
          <text:p text:style-name="P55">GET: Ermittelt einzelne Datensätze oder Listen von Datensätzen</text:p>
          <text:p text:style-name="P55">z.B:<text:tab/><text:reference-ref text:reference-format="text" text:ref-name="BasisUrl">https://api.velogista-hh.de/</text:reference-ref>customer/id/5</text:p>
          <text:p text:style-name="P56">oder<text:tab/><text:reference-ref text:reference-format="text" text:ref-name="BasisUrl">https://api.velogista-hh.de/</text:reference-ref>route/list</text:p>
          <text:p text:style-name="P55">Listen können über Anfrage-Parameter eingeschränkt werden, z.B:</text:p>
          <text:p text:style-name="P56"><text:reference-ref text:reference-format="text" text:ref-name="BasisUrl">https://api.velogista-hh.de/</text:reference-ref>route/list?customer_id=5</text:p>
          <text:p text:style-name="P55">für eine Liste aller Routen, an denen Kund_In mit der ID 5 beteiligt ist.</text:p>
          <text:p text:style-name="P55"/>
        </text:list-item>
        <text:list-item>
          <text:p text:style-name="P55">POST: Erstellen neuer Datensätze</text:p>
          <text:p text:style-name="P55">Die Daten können entweder als JSON (application/json) oder als HTML-Formular(application/x-www-form-urlencoded) im Body der Anfrage gesendet werden. XML wird vorerst nicht unterstützt.</text:p>
          <text:p text:style-name="P55">Der Upload von Dateien geschieht HTTP-konform über (multipart/form-data).</text:p>
          <text:p text:style-name="P55">[Noch keine Ahnung wie das außerhalb eines Webbrowsers funktioniert]</text:p>
          <text:p text:style-name="P55">Eventuell gesetzte IDs werden ignoriert, da der Webservice diese selbst generiert. Die neue ID ist – zusammen mit der URL des neuen Datensatzes – in der Antwort enthalten.</text:p>
          <text:p text:style-name="P55"/>
        </text:list-item>
        <text:list-item>
          <text:p text:style-name="P55">PUT: Aktualisieren von Datensätzen</text:p>
          <text:p text:style-name="P55">Für die übersendeten Daten gelten die gleichen Regeln wie für die POST-Methode.</text:p>
          <text:p text:style-name="P55">Der einzige Unterschied ist, dass PUT-Daten eine ID gesetzt haben müssen, die den Datensatz festlegen, der aktualisiert werden soll.</text:p>
          <text:p text:style-name="P55">[Optional könnte die ID auch über die URL mit übergeben werden]</text:p>
          <text:p text:style-name="P55">[Später können auch Arrays übergeben werden, um viele Datensätze gleichzeitig zu aktualisieren]</text:p>
          <text:p text:style-name="P55"/>
        </text:list-item>
        <text:list-item>
          <text:p text:style-name="P55">DELETE: Löschen von Datensätzen</text:p>
          <text:p text:style-name="P55">Die ID des zu löschenden Datensatzes wird in der URL übergeben, z.B:</text:p>
          <text:p text:style-name="P56">HTTP-DELETE an <text:reference-ref text:reference-format="text" text:ref-name="BasisUrl">https://api.velogista-hh.de/</text:reference-ref>location/id/5</text:p>
          <text:p text:style-name="P56"/>
        </text:list-item>
      </text:list>
      <text:p text:style-name="P58">Um Missbrauch zu verhindern, müssen Anfragen als Parameter <text:span text:style-name="T4">key</text:span> grundsätzlich einen gültigen API-Schlüssel enthalten. Dieser kann in der URL oder in einem HTML-Formular übertragen werden. Der Übersichtlichkeit halber wird dieser Schlüssel in Beispielen der Dokumentation weggelassen.</text:p>
      <text:p text:style-name="P2"/>
      <text:p text:style-name="P3">Antworten enthalten grundsätzlich eine Eigenschaft <text:span text:style-name="T4">info, </text:span><text:span text:style-name="T19">die den Erfolg oder Fehlschlag der Anfrage zurück gibt und beschreibt. Mögliche Statuscodes sind in den einzelnen Kapiteln beschrieben</text:span></text:p>
      <text:h text:style-name="Heading_20_1" text:outline-level="1"><text:bookmark-start text:name="__RefHeading__122_772360200"/><text:soft-page-break/>Verwaltete Daten (a.k.a Resourcen)<text:bookmark-end text:name="__RefHeading__122_772360200"/></text:h>
      <text:p text:style-name="P4">Der Webservice soll vorerst alle zum Routing notwendigen Daten verwalten.</text:p>
      <text:h text:style-name="P94" text:outline-level="2"><text:bookmark-start text:name="__RefHeading__124_772360200"/>Kundendaten <text:bookmark-end text:name="__RefHeading__124_772360200"/></text:h>
      <text:p text:style-name="Text_20_body">Die Kundendaten umfassen die Stammdaten von Auftraggebe<text:span text:style-name="T11">n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P89">Eigenschaft</text:p>
          </table:table-cell>
          <table:table-cell table:style-name="Tabelle1.A1" office:value-type="string">
            <text:p text:style-name="P89">Datentyp</text:p>
          </table:table-cell>
          <table:table-cell table:style-name="Tabelle1.C1" office:value-type="string">
            <text:p text:style-name="P89">Beschreibung</text:p>
          </table:table-cell>
        </table:table-row>
        <table:table-row>
          <table:table-cell table:style-name="Tabelle1.A2" office:value-type="string">
            <text:p text:style-name="P44">id</text:p>
          </table:table-cell>
          <table:table-cell table:style-name="Tabelle1.B2" office:value-type="string">
            <text:p text:style-name="P44">Integer</text:p>
          </table:table-cell>
          <table:table-cell table:style-name="Tabelle1.C2" office:value-type="string">
            <text:p text:style-name="P44">Eindeutige ID der Kund_In</text:p>
          </table:table-cell>
        </table:table-row>
        <table:table-row>
          <table:table-cell table:style-name="Tabelle1.A7" office:value-type="string">
            <text:p text:style-name="P44">name</text:p>
          </table:table-cell>
          <table:table-cell table:style-name="Tabelle1.B3" office:value-type="string">
            <text:p text:style-name="P44">String</text:p>
          </table:table-cell>
          <table:table-cell table:style-name="Tabelle1.C3" office:value-type="string">
            <text:p text:style-name="P44">Name der Privatperson oder Firma</text:p>
          </table:table-cell>
        </table:table-row>
        <table:table-row>
          <table:table-cell table:style-name="Tabelle1.A7" office:value-type="string">
            <text:p text:style-name="P44">nameExt</text:p>
          </table:table-cell>
          <table:table-cell table:style-name="Tabelle1.B4" office:value-type="string">
            <text:p text:style-name="P44">String</text:p>
          </table:table-cell>
          <table:table-cell table:style-name="Tabelle1.C4" office:value-type="string">
            <text:p text:style-name="P44">Namenserweitung (z.B: Niederlassung, c/o, …)</text:p>
          </table:table-cell>
        </table:table-row>
        <table:table-row>
          <table:table-cell table:style-name="Tabelle1.A7" office:value-type="string">
            <text:p text:style-name="P44">street</text:p>
          </table:table-cell>
          <table:table-cell table:style-name="Tabelle1.B5" office:value-type="string">
            <text:p text:style-name="P44">String</text:p>
          </table:table-cell>
          <table:table-cell table:style-name="Tabelle1.C5" office:value-type="string">
            <text:p text:style-name="P44">Straße und Hausanschrift</text:p>
          </table:table-cell>
        </table:table-row>
        <table:table-row>
          <table:table-cell table:style-name="Tabelle1.A7" office:value-type="string">
            <text:p text:style-name="P44">postcode</text:p>
          </table:table-cell>
          <table:table-cell table:style-name="Tabelle1.B6" office:value-type="string">
            <text:p text:style-name="P44">String</text:p>
          </table:table-cell>
          <table:table-cell table:style-name="Tabelle1.C6" office:value-type="string">
            <text:p text:style-name="P44">Postleitzahl</text:p>
          </table:table-cell>
        </table:table-row>
        <table:table-row>
          <table:table-cell table:style-name="Tabelle1.A7" office:value-type="string">
            <text:p text:style-name="P44">city</text:p>
          </table:table-cell>
          <table:table-cell table:style-name="Tabelle1.B7" office:value-type="string">
            <text:p text:style-name="P44">String</text:p>
          </table:table-cell>
          <table:table-cell table:style-name="Tabelle1.C7" office:value-type="string">
            <text:p text:style-name="P44">Stadt</text:p>
          </table:table-cell>
        </table:table-row>
        <table:table-row>
          <table:table-cell table:style-name="Tabelle1.A9" office:value-type="string">
            <text:p text:style-name="P44">country</text:p>
          </table:table-cell>
          <table:table-cell table:style-name="Tabelle1.B9" office:value-type="string">
            <text:p text:style-name="P44">String</text:p>
          </table:table-cell>
          <table:table-cell table:style-name="Tabelle1.C9" office:value-type="string">
            <text:p text:style-name="P44">Land</text:p>
          </table:table-cell>
        </table:table-row>
        <table:table-row>
          <table:table-cell table:style-name="Tabelle1.A9" office:value-type="string">
            <text:p text:style-name="P93">phone</text:p>
          </table:table-cell>
          <table:table-cell table:style-name="Tabelle1.B9" office:value-type="string">
            <text:p text:style-name="P93">String</text:p>
          </table:table-cell>
          <table:table-cell table:style-name="Tabelle1.C9" office:value-type="string">
            <text:p text:style-name="P93">Telefonnummer</text:p>
          </table:table-cell>
        </table:table-row>
        <table:table-row>
          <table:table-cell table:style-name="Tabelle1.A11" office:value-type="string">
            <text:p text:style-name="P93">fax</text:p>
          </table:table-cell>
          <table:table-cell table:style-name="Tabelle1.B11" office:value-type="string">
            <text:p text:style-name="P93">String</text:p>
          </table:table-cell>
          <table:table-cell table:style-name="Tabelle1.C11" office:value-type="string">
            <text:p text:style-name="P93">Faxnummer</text:p>
          </table:table-cell>
        </table:table-row>
        <table:table-row>
          <table:table-cell table:style-name="Tabelle1.A11" office:value-type="string">
            <text:p text:style-name="P93">email</text:p>
          </table:table-cell>
          <table:table-cell table:style-name="Tabelle1.B11" office:value-type="string">
            <text:p text:style-name="P93">String</text:p>
          </table:table-cell>
          <table:table-cell table:style-name="Tabelle1.C11" office:value-type="string">
            <text:p text:style-name="P93">E-Mail-Adresse</text:p>
          </table:table-cell>
        </table:table-row>
        <table:table-row>
          <table:table-cell table:style-name="Tabelle1.A12" office:value-type="string">
            <text:p text:style-name="P93">website</text:p>
          </table:table-cell>
          <table:table-cell table:style-name="Tabelle1.B12" office:value-type="string">
            <text:p text:style-name="P93">String</text:p>
          </table:table-cell>
          <table:table-cell table:style-name="Tabelle1.C12" office:value-type="string">
            <text:p text:style-name="P93">Website</text:p>
          </table:table-cell>
        </table:table-row>
      </table:table>
      <text:h text:style-name="P103" text:outline-level="3"><text:bookmark-start text:name="__RefHeading__312_772360200"/>Abrufen <text:span text:style-name="T3">(</text:span><text:span text:style-name="T4">GET)</text:span><text:bookmark-end text:name="__RefHeading__312_772360200"/></text:h>
      <text:p text:style-name="P4">Es können einzelne Kundendaten abgerufen werden, die anhand einer ID oder eines Namens eindeutig identifiziert sind. Außerdem können Listen anhand von Kriterien (Straße, Stadt etc) ermittelt werden</text:p>
      <text:h text:style-name="P71" text:outline-level="4"><text:bookmark-start text:name="__RefHeading__128_772360200"/>Einzelne <text:span text:style-name="T2">Kund_Innen</text:span> über ID<text:bookmark-end text:name="__RefHeading__128_772360200"/></text:h>
      <text:h text:style-name="Heading_20_5" text:outline-level="5"><text:bookmark-start text:name="__RefHeading__130_772360200"/>Anfrage:<text:bookmark-end text:name="__RefHeading__130_772360200"/></text:h>
      <text:p text:style-name="P14"><text:reference-ref text:reference-format="text" text:ref-name="BasisUrl">https://api.velogista-hh.de/</text:reference-ref>customer/id/{customer_id}</text:p>
      <text:p text:style-name="P18">Pfad-Parameter:</text:p>
      <text:list xml:id="list5825519195913430110" text:style-name="L2">
        <text:list-item>
          <text:p text:style-name="P59">costumer_id: ID der zu ermittelnden Kund_In</text:p>
        </text:list-item>
      </text:list>
      <text:p text:style-name="P35">GET <text:reference-ref text:reference-format="text" text:ref-name="BasisUrl">https://api.velogista-hh.de/</text:reference-ref>customer/id/5</text:p>
      <text:h text:style-name="Heading_20_5" text:outline-level="5"><text:bookmark-start text:name="__RefHeading__132_772360200"/>Antwort:<text:bookmark-end text:name="__RefHeading__132_772360200"/></text:h>
      <text:p text:style-name="Code">{</text:p>
      <text:p text:style-name="Code"><text:tab/>'id' : '5',</text:p>
      <text:p text:style-name="Code"><text:tab/>'name' : '<text:span text:style-name="T26">Musterfirma</text:span> GmbH',</text:p>
      <text:p text:style-name="Code"><text:tab/>'street' : 'Waidmannstraße 12b',</text:p>
      <text:p text:style-name="Code"><text:tab/>…,</text:p>
      <text:p text:style-name="Code"><text:tab/>'<text:span text:style-name="T5">info</text:span>': <text:span text:style-name="T5">{</text:span></text:p>
      <text:p text:style-name="P43"><text:tab/><text:tab/><text:tab/><text:span text:style-name="T5">'status': …,</text:span></text:p>
      <text:p text:style-name="P43"><text:tab/><text:tab/><text:tab/><text:span text:style-name="T5">'statusMessage': …</text:span></text:p>
      <text:p text:style-name="P42"><text:tab/><text:tab/> <text:s/><text:span text:style-name="T5">}</text:span></text:p>
      <text:p text:style-name="Code">}</text:p>
      <text:p text:style-name="Code"/>
      <text:h text:style-name="Heading_20_5" text:outline-level="5">Mögliche Statusmeldungen</text:h>
      <table:table table:name="Tabelle5" table:style-name="Tabelle5">
        <table:table-column table:style-name="Tabelle5.A"/>
        <table:table-column table:style-name="Tabelle5.B"/>
        <table:table-row>
          <table:table-cell table:style-name="Tabelle5.A1" office:value-type="string">
            <text:p text:style-name="P52">Status</text:p>
          </table:table-cell>
          <table:table-cell table:style-name="Tabelle5.B1" office:value-type="string">
            <text:p text:style-name="P52">Bedeutung</text:p>
          </table:table-cell>
        </table:table-row>
        <table:table-row>
          <table:table-cell table:style-name="Tabelle5.A4" office:value-type="string">
            <text:p text:style-name="P52">0</text:p>
          </table:table-cell>
          <table:table-cell table:style-name="Tabelle5.B4" office:value-type="string">
            <text:p text:style-name="P52">Erfolg</text:p>
          </table:table-cell>
        </table:table-row>
        <text:soft-page-break/>
        <table:table-row>
          <table:table-cell table:style-name="Tabelle5.A4" office:value-type="string">
            <text:p text:style-name="P52">1</text:p>
          </table:table-cell>
          <table:table-cell table:style-name="Tabelle5.B4" office:value-type="string">
            <text:p text:style-name="P52">Keine ID übermittelt</text:p>
          </table:table-cell>
        </table:table-row>
        <table:table-row>
          <table:table-cell table:style-name="Tabelle5.A4" office:value-type="string">
            <text:p text:style-name="P52">2</text:p>
          </table:table-cell>
          <table:table-cell table:style-name="Tabelle5.B4" office:value-type="string">
            <text:p text:style-name="P52">Kund_In mit übermittelter ID existiert nicht</text:p>
          </table:table-cell>
        </table:table-row>
      </table:table>
      <text:h text:style-name="Heading_20_4" text:outline-level="4"><text:bookmark-start text:name="__RefHeading__134_772360200"/>Einzelne <text:span text:style-name="T2">Kund_Innen</text:span> über Name<text:bookmark-end text:name="__RefHeading__134_772360200"/></text:h>
      <text:h text:style-name="P111" text:outline-level="5"><text:bookmark-start text:name="__RefHeading__136_772360200"/>Anfrage<text:bookmark-end text:name="__RefHeading__136_772360200"/></text:h>
      <text:p text:style-name="P7"><text:reference-ref text:reference-format="text" text:ref-name="BasisUrl">https://api.velogista-hh.de/</text:reference-ref>customer/name/{customer_name}</text:p>
      <text:p text:style-name="P7">costumer_name: Name der zu ermittelnden Kund_Innen</text:p>
      <text:p text:style-name="P102">GET <text:reference-ref text:reference-format="text" text:ref-name="BasisUrl">https://api.velogista-hh.de/</text:reference-ref>customer/<text:span text:style-name="T3">name</text:span>/<text:span text:style-name="T26">Musterfirma+GmbH</text:span></text:p>
      <text:h text:style-name="P111" text:outline-level="5"><text:bookmark-start text:name="__RefHeading__138_772360200"/>Antwort<text:bookmark-end text:name="__RefHeading__138_772360200"/></text:h>
      <text:p text:style-name="P26">{</text:p>
      <text:p text:style-name="P26"><text:tab/>'id' : '5',</text:p>
      <text:p text:style-name="P102"><text:tab/>'name' : ' <text:span text:style-name="T26">Musterfirma</text:span> GmbH',</text:p>
      <text:p text:style-name="P26"><text:tab/>'street' : 'Waidmannstraße 12b',</text:p>
      <text:p text:style-name="P43"><text:tab/>…,</text:p>
      <text:p text:style-name="P43"><text:tab/>'<text:span text:style-name="T5">info</text:span>': <text:span text:style-name="T5">{</text:span></text:p>
      <text:p text:style-name="P43"><text:tab/><text:tab/><text:tab/><text:span text:style-name="T5">'status': …,</text:span></text:p>
      <text:p text:style-name="P43"><text:tab/><text:tab/><text:tab/><text:span text:style-name="T5">'statusMessage': …</text:span></text:p>
      <text:p text:style-name="P43"><text:tab/><text:tab/> <text:s/><text:span text:style-name="T5">}</text:span></text:p>
      <text:p text:style-name="P23">}</text:p>
      <text:h text:style-name="P112" text:outline-level="5">Mögliche Statusmeldungen</text:h>
      <table:table table:name="Tabelle6" table:style-name="Tabelle6">
        <table:table-column table:style-name="Tabelle6.A"/>
        <table:table-column table:style-name="Tabelle6.B"/>
        <table:table-row>
          <table:table-cell table:style-name="Tabelle6.A1" office:value-type="string">
            <text:p text:style-name="P52">Status</text:p>
          </table:table-cell>
          <table:table-cell table:style-name="Tabelle6.B1" office:value-type="string">
            <text:p text:style-name="P52">Bedeutung</text:p>
          </table:table-cell>
        </table:table-row>
        <table:table-row>
          <table:table-cell table:style-name="Tabelle6.A4" office:value-type="string">
            <text:p text:style-name="P52">0</text:p>
          </table:table-cell>
          <table:table-cell table:style-name="Tabelle6.B4" office:value-type="string">
            <text:p text:style-name="P52">Erfolg</text:p>
          </table:table-cell>
        </table:table-row>
        <table:table-row>
          <table:table-cell table:style-name="Tabelle6.A4" office:value-type="string">
            <text:p text:style-name="P52">1</text:p>
          </table:table-cell>
          <table:table-cell table:style-name="Tabelle6.B4" office:value-type="string">
            <text:p text:style-name="P52">Kein Name übermittelt</text:p>
          </table:table-cell>
        </table:table-row>
        <table:table-row>
          <table:table-cell table:style-name="Tabelle6.A4" office:value-type="string">
            <text:p text:style-name="P52">2</text:p>
          </table:table-cell>
          <table:table-cell table:style-name="Tabelle6.B4" office:value-type="string">
            <text:p text:style-name="P52">Kund_In mit übermitteltem Namen existiert nicht</text:p>
          </table:table-cell>
        </table:table-row>
      </table:table>
      <text:h text:style-name="Heading_20_4" text:outline-level="4"><text:bookmark-start text:name="__RefHeading__140_772360200"/>Kund_Innenlisten mit Kriterien<text:bookmark-end text:name="__RefHeading__140_772360200"/></text:h>
      <text:h text:style-name="P111" text:outline-level="5"><text:bookmark-start text:name="__RefHeading__142_772360200"/>Anfrage:<text:bookmark-end text:name="__RefHeading__142_772360200"/></text:h>
      <text:p text:style-name="P7"><text:reference-ref text:reference-format="text" text:ref-name="BasisUrl">https://api.velogista-hh.de/</text:reference-ref>customer/<text:span text:style-name="T3">list/?&lt;criteria=value&gt;&amp;...</text:span></text:p>
      <text:p text:style-name="P15">Parameter:</text:p>
      <text:list xml:id="list7379363222129667707" text:style-name="L3">
        <text:list-item>
          <text:p text:style-name="P57">street: Alle Kund_Innen aus dieser Straße</text:p>
        </text:list-item>
        <text:list-item>
          <text:p text:style-name="P57">city: Alle Kund_Innen aus dieser Stadt</text:p>
        </text:list-item>
      </text:list>
      <text:p text:style-name="P35">GET <text:reference-ref text:reference-format="text" text:ref-name="BasisUrl">https://api.velogista-hh.de/</text:reference-ref>customer/<text:span text:style-name="T3">list/?city=Hamburg</text:span></text:p>
      <text:h text:style-name="P111" text:outline-level="5"><text:bookmark-start text:name="__RefHeading__144_772360200"/>Antwort:<text:bookmark-end text:name="__RefHeading__144_772360200"/></text:h>
      <text:p text:style-name="P26"><text:span text:style-name="T3">[</text:span>{</text:p>
      <text:p text:style-name="P26"><text:tab/>'id' : '5',</text:p>
      <text:p text:style-name="P102"><text:tab/>'name' : ' <text:span text:style-name="T26">Musterfirma</text:span> GmbH',</text:p>
      <text:p text:style-name="P26"><text:tab/>'street' : 'Waidmannstraße 12b',</text:p>
      <text:p text:style-name="P26"><text:tab/>…</text:p>
      <text:p text:style-name="P23"><text:s/>},</text:p>
      <text:p text:style-name="P23"><text:s/><text:span text:style-name="T3">{</text:span></text:p>
      <text:p text:style-name="P23"><text:s text:c="2"/>…</text:p>
      <text:p text:style-name="P23"><text:s/><text:span text:style-name="T3">},</text:span></text:p>
      <text:p text:style-name="P25"><text:s/>…,</text:p>
      <text:p text:style-name="P43"><text:tab/>'<text:span text:style-name="T5">info</text:span>': <text:span text:style-name="T5">{</text:span></text:p>
      <text:p text:style-name="P43"><text:tab/><text:tab/><text:tab/><text:span text:style-name="T5">'status': …,</text:span></text:p>
      <text:p text:style-name="P43"><text:tab/><text:tab/><text:tab/><text:span text:style-name="T5">'statusMessage': …</text:span></text:p>
      <text:p text:style-name="P25"><text:tab/><text:tab/> <text:s/><text:span text:style-name="T5">}</text:span></text:p>
      <text:p text:style-name="P28">}</text:p>
      <text:h text:style-name="P112" text:outline-level="5"><text:soft-page-break/>Mögliche Statusmeldungen</text:h>
      <table:table table:name="Tabelle7" table:style-name="Tabelle7">
        <table:table-column table:style-name="Tabelle7.A"/>
        <table:table-column table:style-name="Tabelle7.B"/>
        <table:table-row>
          <table:table-cell table:style-name="Tabelle7.A1" office:value-type="string">
            <text:p text:style-name="P52">Status</text:p>
          </table:table-cell>
          <table:table-cell table:style-name="Tabelle7.B1" office:value-type="string">
            <text:p text:style-name="P52">Bedeutung</text:p>
          </table:table-cell>
        </table:table-row>
        <table:table-row>
          <table:table-cell table:style-name="Tabelle7.A3" office:value-type="string">
            <text:p text:style-name="P52">0</text:p>
          </table:table-cell>
          <table:table-cell table:style-name="Tabelle7.B3" office:value-type="string">
            <text:p text:style-name="P52">Erfolg</text:p>
          </table:table-cell>
        </table:table-row>
        <table:table-row>
          <table:table-cell table:style-name="Tabelle7.A3" office:value-type="string">
            <text:p text:style-name="P52">1</text:p>
          </table:table-cell>
          <table:table-cell table:style-name="Tabelle7.B3" office:value-type="string">
            <text:p text:style-name="P52">Kriterium wird nicht unterstützt (Kriterium)</text:p>
          </table:table-cell>
        </table:table-row>
      </table:table>
      <text:h text:style-name="Heading_20_3" text:outline-level="3"><text:bookmark-start text:name="__RefHeading__314_772360200"/>Erstellen <text:span text:style-name="T5">(POST)</text:span><text:bookmark-end text:name="__RefHeading__314_772360200"/></text:h>
      <text:p text:style-name="P9">Erstelle neue Kund_Innendaten durch Übergabe der Daten in JSON (application/json) oder als HTML-Formular(application/x-www-form-urlencoded).</text:p>
      <text:h text:style-name="P113" text:outline-level="5">Anfrage:</text:h>
      <text:p text:style-name="P35"><text:span text:style-name="T5">POST</text:span> <text:reference-ref text:reference-format="text" text:ref-name="BasisUrl">https://api.velogista-hh.de/</text:reference-ref>customer</text:p>
      <text:p text:style-name="P30">name=Telekom+AG</text:p>
      <text:p text:style-name="P30">street=Wandsbeker+Chaussee+666</text:p>
      <text:p text:style-name="P30">postcode=22222</text:p>
      <text:p text:style-name="P30">city=Hamburg</text:p>
      <text:h text:style-name="P113" text:outline-level="5"><text:bookmark-start text:name="__RefHeading__144_7723602001"/>Antwort:<text:bookmark-end text:name="__RefHeading__144_7723602001"/></text:h>
      <text:p text:style-name="P29">{</text:p>
      <text:p text:style-name="P29"><text:tab/>'<text:span text:style-name="T5">info</text:span>': <text:span text:style-name="T5">{</text:span></text:p>
      <text:p text:style-name="P29"><text:tab/><text:tab/><text:tab/><text:span text:style-name="T5">'status':'0',</text:span></text:p>
      <text:p text:style-name="P29"><text:tab/><text:tab/><text:tab/><text:span text:style-name="T5">'statusMessage':''</text:span></text:p>
      <text:p text:style-name="P29"><text:tab/><text:tab/> <text:s/><text:span text:style-name="T5">}</text:span></text:p>
      <text:p text:style-name="P30">}</text:p>
      <text:h text:style-name="P112" text:outline-level="5">Mögliche Statusmeldungen</text:h>
      <table:table table:name="Tabelle8" table:style-name="Tabelle8">
        <table:table-column table:style-name="Tabelle8.A"/>
        <table:table-column table:style-name="Tabelle8.B"/>
        <table:table-row>
          <table:table-cell table:style-name="Tabelle8.A1" office:value-type="string">
            <text:p text:style-name="P52">Status</text:p>
          </table:table-cell>
          <table:table-cell table:style-name="Tabelle8.B1" office:value-type="string">
            <text:p text:style-name="P52">Bedeutung</text:p>
          </table:table-cell>
        </table:table-row>
        <table:table-row>
          <table:table-cell table:style-name="Tabelle8.A4" office:value-type="string">
            <text:p text:style-name="P52">0</text:p>
          </table:table-cell>
          <table:table-cell table:style-name="Tabelle8.B4" office:value-type="string">
            <text:p text:style-name="P52">Erfolg</text:p>
          </table:table-cell>
        </table:table-row>
        <table:table-row>
          <table:table-cell table:style-name="Tabelle8.A4" office:value-type="string">
            <text:p text:style-name="P52">1</text:p>
          </table:table-cell>
          <table:table-cell table:style-name="Tabelle8.B4" office:value-type="string">
            <text:p text:style-name="P52">Kein Name übermittelt</text:p>
          </table:table-cell>
        </table:table-row>
        <table:table-row>
          <table:table-cell table:style-name="Tabelle8.A4" office:value-type="string">
            <text:p text:style-name="P52">2</text:p>
          </table:table-cell>
          <table:table-cell table:style-name="Tabelle8.B4" office:value-type="string">
            <text:p text:style-name="P52">Name wird bereits verwendet</text:p>
          </table:table-cell>
        </table:table-row>
      </table:table>
      <text:h text:style-name="P104" text:outline-level="3"><text:bookmark-start text:name="__RefHeading__316_772360200"/>Aktualisieren (PUT)<text:bookmark-end text:name="__RefHeading__316_772360200"/></text:h>
      <text:p text:style-name="P9">Aktualisiere bestehende Kund_Innendaten durch Übergabe der Daten in JSON (application/json) oder als HTML-Formular(application/x-www-form-urlencoded). Die Kund_Innen-ID muss gesetzt sein und existieren.</text:p>
      <text:h text:style-name="P113" text:outline-level="5">Anfrage:</text:h>
      <text:p text:style-name="P35"><text:span text:style-name="T5">PUT</text:span> <text:reference-ref text:reference-format="text" text:ref-name="BasisUrl">https://api.velogista-hh.de/</text:reference-ref>customer</text:p>
      <text:p text:style-name="P30">id=5</text:p>
      <text:p text:style-name="P98">name=<text:span text:style-name="T26">Musterfirma</text:span>+AG</text:p>
      <text:p text:style-name="P30">street=Mönckebergstrasse+1</text:p>
      <text:p text:style-name="P30">postcode=21000</text:p>
      <text:p text:style-name="P30">city=Hamburg</text:p>
      <text:h text:style-name="P113" text:outline-level="5"><text:bookmark-start text:name="__RefHeading__144_77236020011"/>Antwort:<text:bookmark-end text:name="__RefHeading__144_77236020011"/></text:h>
      <text:p text:style-name="P29">{</text:p>
      <text:p text:style-name="P29"><text:tab/>'<text:span text:style-name="T5">info</text:span>': <text:span text:style-name="T5">{</text:span></text:p>
      <text:p text:style-name="P29"><text:tab/><text:tab/><text:tab/><text:span text:style-name="T5">'status':'0',</text:span></text:p>
      <text:p text:style-name="P29"><text:tab/><text:tab/><text:tab/><text:span text:style-name="T5">'statusMessage':''</text:span></text:p>
      <text:p text:style-name="P29"><text:tab/><text:tab/> <text:s/><text:span text:style-name="T5">}</text:span></text:p>
      <text:p text:style-name="P30">}</text:p>
      <text:h text:style-name="P112" text:outline-level="5">Mögliche Statusmeldungen</text:h>
      <table:table table:name="Tabelle9" table:style-name="Tabelle9">
        <table:table-column table:style-name="Tabelle9.A"/>
        <table:table-column table:style-name="Tabelle9.B"/>
        <table:table-row>
          <table:table-cell table:style-name="Tabelle9.A1" office:value-type="string">
            <text:p text:style-name="P52">Status</text:p>
          </table:table-cell>
          <table:table-cell table:style-name="Tabelle9.B1" office:value-type="string">
            <text:p text:style-name="P52">Bedeutung</text:p>
          </table:table-cell>
        </table:table-row>
        <text:soft-page-break/>
        <table:table-row>
          <table:table-cell table:style-name="Tabelle9.A5" office:value-type="string">
            <text:p text:style-name="P52">0</text:p>
          </table:table-cell>
          <table:table-cell table:style-name="Tabelle9.B5" office:value-type="string">
            <text:p text:style-name="P52">Erfolg</text:p>
          </table:table-cell>
        </table:table-row>
        <table:table-row>
          <table:table-cell table:style-name="Tabelle9.A5" office:value-type="string">
            <text:p text:style-name="P52">1</text:p>
          </table:table-cell>
          <table:table-cell table:style-name="Tabelle9.B5" office:value-type="string">
            <text:p text:style-name="P52">Keine ID übermittelt</text:p>
          </table:table-cell>
        </table:table-row>
        <table:table-row>
          <table:table-cell table:style-name="Tabelle9.A5" office:value-type="string">
            <text:p text:style-name="P52">2</text:p>
          </table:table-cell>
          <table:table-cell table:style-name="Tabelle9.B5" office:value-type="string">
            <text:p text:style-name="P52">Kund_In mit übermittelter ID existiert nicht</text:p>
          </table:table-cell>
        </table:table-row>
        <table:table-row>
          <table:table-cell table:style-name="Tabelle9.A5" office:value-type="string">
            <text:p text:style-name="P52">3</text:p>
          </table:table-cell>
          <table:table-cell table:style-name="Tabelle9.B5" office:value-type="string">
            <text:p text:style-name="P52">Name wird bereits unter anderer ID verwendet</text:p>
          </table:table-cell>
        </table:table-row>
      </table:table>
      <text:h text:style-name="P104" text:outline-level="3"><text:bookmark-start text:name="__RefHeading__318_772360200"/>Löschen (DELETE)<text:bookmark-end text:name="__RefHeading__318_772360200"/></text:h>
      <text:h text:style-name="P113" text:outline-level="5">Anfrage:</text:h>
      <text:p text:style-name="P35"><text:span text:style-name="T5">DELETE</text:span> <text:reference-ref text:reference-format="text" text:ref-name="BasisUrl">https://api.velogista-hh.de/</text:reference-ref>customer/<text:span text:style-name="T5">id/5</text:span></text:p>
      <text:h text:style-name="P113" text:outline-level="5"><text:bookmark-start text:name="__RefHeading__144_772360200111"/>Antwort:<text:bookmark-end text:name="__RefHeading__144_772360200111"/></text:h>
      <text:p text:style-name="P29">{</text:p>
      <text:p text:style-name="P29"><text:tab/>'<text:span text:style-name="T5">info</text:span>': <text:span text:style-name="T5">{</text:span></text:p>
      <text:p text:style-name="P29"><text:tab/><text:tab/><text:tab/><text:span text:style-name="T5">'status':'0',</text:span></text:p>
      <text:p text:style-name="P29"><text:tab/><text:tab/><text:tab/><text:span text:style-name="T5">'statusMessage':''</text:span></text:p>
      <text:p text:style-name="P29"><text:tab/><text:tab/> <text:s/><text:span text:style-name="T5">}</text:span></text:p>
      <text:p text:style-name="P30">}</text:p>
      <text:h text:style-name="P112" text:outline-level="5">Mögliche Statusmeldungen</text:h>
      <table:table table:name="Tabelle10" table:style-name="Tabelle10">
        <table:table-column table:style-name="Tabelle10.A"/>
        <table:table-column table:style-name="Tabelle10.B"/>
        <table:table-row>
          <table:table-cell table:style-name="Tabelle10.A1" office:value-type="string">
            <text:p text:style-name="P52">Status</text:p>
          </table:table-cell>
          <table:table-cell table:style-name="Tabelle10.B1" office:value-type="string">
            <text:p text:style-name="P52">Bedeutung</text:p>
          </table:table-cell>
        </table:table-row>
        <table:table-row>
          <table:table-cell table:style-name="Tabelle10.A4" office:value-type="string">
            <text:p text:style-name="P52">0</text:p>
          </table:table-cell>
          <table:table-cell table:style-name="Tabelle10.B4" office:value-type="string">
            <text:p text:style-name="P52">Erfolg</text:p>
          </table:table-cell>
        </table:table-row>
        <table:table-row>
          <table:table-cell table:style-name="Tabelle10.A4" office:value-type="string">
            <text:p text:style-name="P52">1</text:p>
          </table:table-cell>
          <table:table-cell table:style-name="Tabelle10.B4" office:value-type="string">
            <text:p text:style-name="P52">Keine ID übermittelt</text:p>
          </table:table-cell>
        </table:table-row>
        <table:table-row>
          <table:table-cell table:style-name="Tabelle10.A4" office:value-type="string">
            <text:p text:style-name="P52">2</text:p>
          </table:table-cell>
          <table:table-cell table:style-name="Tabelle10.B4" office:value-type="string">
            <text:p text:style-name="P52">Kund_In mit übermittelter ID existiert nicht</text:p>
          </table:table-cell>
        </table:table-row>
      </table:table>
      <text:h text:style-name="Heading_20_2" text:outline-level="2"><text:bookmark-start text:name="__RefHeading__320_772360200"/>Orte<text:bookmark-end text:name="__RefHeading__320_772360200"/></text:h>
      <text:p text:style-name="P9">Orte enthalten Informationen über einen Punkt in der physischen Welt und werden als Abhol- und Lieferadressen verwendet. Sie haben grundsätzlich einen Namen und können eine postalische Adresse und ein Paar geographischer Koordinaten beinhalten. Letztere können auch unbekannt sein und über den Geocoding-Dienst ermittelt werden.</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89">Eigenschaft</text:p>
          </table:table-cell>
          <table:table-cell table:style-name="Tabelle2.A1" office:value-type="string">
            <text:p text:style-name="P89">Datentyp</text:p>
          </table:table-cell>
          <table:table-cell table:style-name="Tabelle2.C1" table:number-columns-spanned="3" office:value-type="string">
            <text:p text:style-name="P89">Beschreibung</text:p>
          </table:table-cell>
          <table:covered-table-cell/>
          <table:covered-table-cell/>
        </table:table-row>
        <table:table-row>
          <table:table-cell table:style-name="Tabelle2.A2" office:value-type="string">
            <text:p text:style-name="P44">id</text:p>
          </table:table-cell>
          <table:table-cell table:style-name="Tabelle2.B2" office:value-type="string">
            <text:p text:style-name="P44">Integer</text:p>
          </table:table-cell>
          <table:table-cell table:style-name="Tabelle2.C2" table:number-columns-spanned="3" office:value-type="string">
            <text:p text:style-name="P44">Eindeutige ID des Ortes</text:p>
          </table:table-cell>
          <table:covered-table-cell/>
          <table:covered-table-cell/>
        </table:table-row>
        <table:table-row>
          <table:table-cell table:style-name="Tabelle2.A10" office:value-type="string">
            <text:p text:style-name="P44">name</text:p>
          </table:table-cell>
          <table:table-cell table:style-name="Tabelle2.B3" office:value-type="string">
            <text:p text:style-name="P44">String</text:p>
          </table:table-cell>
          <table:table-cell table:style-name="Tabelle2.C3" table:number-columns-spanned="3" office:value-type="string">
            <text:p text:style-name="P44">Name des Ortes</text:p>
          </table:table-cell>
          <table:covered-table-cell/>
          <table:covered-table-cell/>
        </table:table-row>
        <table:table-row>
          <table:table-cell table:style-name="Tabelle2.A10" table:number-rows-spanned="5" office:value-type="string">
            <text:p text:style-name="P44">postalAddress</text:p>
          </table:table-cell>
          <table:table-cell table:style-name="Tabelle2.B4" table:number-rows-spanned="5" office:value-type="string">
            <text:p text:style-name="P44">Objekt</text:p>
          </table:table-cell>
          <table:table-cell table:style-name="Tabelle2.C4" table:number-columns-spanned="3" office:value-type="string">
            <text:p text:style-name="P44">Postadresse des Ortes (wenn bekannt)</text:p>
          </table:table-cell>
          <table:covered-table-cell/>
          <table:covered-table-cell/>
        </table:table-row>
        <table:table-row>
          <table:covered-table-cell/>
          <table:covered-table-cell/>
          <table:table-cell table:style-name="Tabelle2.C5" office:value-type="string">
            <text:p text:style-name="P44">street</text:p>
          </table:table-cell>
          <table:table-cell table:style-name="Tabelle2.D5" office:value-type="string">
            <text:p text:style-name="P44">String</text:p>
          </table:table-cell>
          <table:table-cell table:style-name="Tabelle2.E5" office:value-type="string">
            <text:p text:style-name="P44">Straße und Hausnummer</text:p>
          </table:table-cell>
        </table:table-row>
        <table:table-row>
          <table:covered-table-cell/>
          <table:covered-table-cell/>
          <table:table-cell table:style-name="Tabelle2.C6" office:value-type="string">
            <text:p text:style-name="P44">postcode</text:p>
          </table:table-cell>
          <table:table-cell table:style-name="Tabelle2.D6" office:value-type="string">
            <text:p text:style-name="P44">String</text:p>
          </table:table-cell>
          <table:table-cell table:style-name="Tabelle2.E6" office:value-type="string">
            <text:p text:style-name="P44">Postleitzahl</text:p>
          </table:table-cell>
        </table:table-row>
        <table:table-row>
          <table:covered-table-cell/>
          <table:covered-table-cell/>
          <table:table-cell table:style-name="Tabelle2.C7" office:value-type="string">
            <text:p text:style-name="P44">city</text:p>
          </table:table-cell>
          <table:table-cell table:style-name="Tabelle2.D7" office:value-type="string">
            <text:p text:style-name="P44">String</text:p>
          </table:table-cell>
          <table:table-cell table:style-name="Tabelle2.E7" office:value-type="string">
            <text:p text:style-name="P44">Stadt</text:p>
          </table:table-cell>
        </table:table-row>
        <table:table-row>
          <table:covered-table-cell/>
          <table:covered-table-cell/>
          <table:table-cell table:style-name="Tabelle2.C8" office:value-type="string">
            <text:p text:style-name="P44">country</text:p>
          </table:table-cell>
          <table:table-cell table:style-name="Tabelle2.D8" office:value-type="string">
            <text:p text:style-name="P44">String</text:p>
          </table:table-cell>
          <table:table-cell table:style-name="Tabelle2.E8" office:value-type="string">
            <text:p text:style-name="P44">Land</text:p>
          </table:table-cell>
        </table:table-row>
        <table:table-row table:style-name="Tabelle2.9">
          <table:table-cell table:style-name="Tabelle2.A11" table:number-rows-spanned="3" office:value-type="string">
            <text:p text:style-name="P44">coordinates</text:p>
          </table:table-cell>
          <table:table-cell table:style-name="Tabelle2.B9" table:number-rows-spanned="3" office:value-type="string">
            <text:p text:style-name="P44">Objekt</text:p>
          </table:table-cell>
          <table:table-cell table:style-name="Tabelle2.C9" table:number-columns-spanned="3" office:value-type="string">
            <text:p text:style-name="P44">Geographische Koordinaten des Ortes (wenn ermittelt)</text:p>
          </table:table-cell>
          <table:covered-table-cell/>
          <table:covered-table-cell/>
        </table:table-row>
        <table:table-row table:style-name="Tabelle2.9">
          <table:covered-table-cell/>
          <table:covered-table-cell/>
          <table:table-cell table:style-name="Tabelle2.C10" office:value-type="string">
            <text:p text:style-name="P44">lat</text:p>
          </table:table-cell>
          <table:table-cell table:style-name="Tabelle2.D10" office:value-type="string">
            <text:p text:style-name="P44">Double</text:p>
          </table:table-cell>
          <table:table-cell table:style-name="Tabelle2.E10" office:value-type="string">
            <text:p text:style-name="P44">Breitengrad (-90° &lt; lat &lt; 90°)</text:p>
          </table:table-cell>
        </table:table-row>
        <table:table-row table:style-name="Tabelle2.11">
          <table:covered-table-cell/>
          <table:covered-table-cell/>
          <table:table-cell table:style-name="Tabelle2.C11" office:value-type="string">
            <text:p text:style-name="P44">lng</text:p>
          </table:table-cell>
          <table:table-cell table:style-name="Tabelle2.D11" office:value-type="string">
            <text:p text:style-name="P44">Double</text:p>
          </table:table-cell>
          <table:table-cell table:style-name="Tabelle2.E11" office:value-type="string">
            <text:p text:style-name="P44">Längengrad (-180° &lt; lng &lt; 180°)</text:p>
          </table:table-cell>
        </table:table-row>
      </table:table>
      <text:p text:style-name="P12"/>
      <text:h text:style-name="P107" text:outline-level="3"><text:bookmark-start text:name="__RefHeading__322_772360200"/>Abrufen <text:span text:style-name="T3">(</text:span><text:span text:style-name="T4">GET)</text:span><text:bookmark-end text:name="__RefHeading__322_772360200"/></text:h>
      <text:p text:style-name="P12">Es können einzelne <text:span text:style-name="T5">Orte </text:span>abgerufen werden, die anhand einer ID oder eines Namens eindeutig identifiziert sind.</text:p>
      <text:h text:style-name="P73" text:outline-level="4"><text:bookmark-start text:name="__RefHeading__128_7723602001"/><text:soft-page-break/>Einzelne <text:span text:style-name="T5">Orte </text:span>über ID<text:bookmark-end text:name="__RefHeading__128_7723602001"/></text:h>
      <text:p text:style-name="P14"><text:span text:style-name="T1"><text:reference-ref text:reference-format="text" text:ref-name="BasisUrl">https://api.velogista-hh.de/</text:reference-ref></text:span><text:span text:style-name="T1">location</text:span>/id/{<text:span text:style-name="T5">location</text:span>_id}</text:p>
      <text:p text:style-name="P5"><text:span text:style-name="T5">location</text:span>_id: ID des zu ermittelnden <text:span text:style-name="T5">Ortes</text:span></text:p>
      <text:h text:style-name="P113" text:outline-level="5"><text:bookmark-start text:name="__RefHeading__130_7723602001"/>Anfrage:<text:bookmark-end text:name="__RefHeading__130_7723602001"/></text:h>
      <text:p text:style-name="P35">GET <text:reference-ref text:reference-format="text" text:ref-name="BasisUrl">https://api.velogista-hh.de/</text:reference-ref><text:span text:style-name="T5">location</text:span>/id/<text:span text:style-name="T5">1</text:span></text:p>
      <text:h text:style-name="P113" text:outline-level="5"><text:bookmark-start text:name="__RefHeading__132_7723602001"/>Antwort:<text:bookmark-end text:name="__RefHeading__132_7723602001"/></text:h>
      <text:p text:style-name="P29">{</text:p>
      <text:p text:style-name="P29"><text:tab/>'id' : '<text:span text:style-name="T5">1</text:span>',</text:p>
      <text:p text:style-name="P29"><text:tab/>'name' : '<text:span text:style-name="T5">Kasten an der Ecke</text:span>',</text:p>
      <text:p text:style-name="P29"><text:tab/>'<text:span text:style-name="T5">postalAddress</text:span>' : <text:span text:style-name="T5">{</text:span></text:p>
      <text:p text:style-name="P29"><text:tab/><text:tab/><text:span text:style-name="T5">'name' : 'Tante Emmas Warenkiste',</text:span></text:p>
      <text:p text:style-name="P29"><text:tab/><text:tab/><text:span text:style-name="T5">'street' : </text:span>'Waidmannstraße 12b',</text:p>
      <text:p text:style-name="P29"><text:tab/><text:tab/><text:span text:style-name="T5">'postcode' : '22222',</text:span></text:p>
      <text:p text:style-name="P29"><text:tab/><text:tab/><text:span text:style-name="T5">'city' : 'Hamburg'</text:span></text:p>
      <text:p text:style-name="P29"><text:tab/><text:span text:style-name="T5">},</text:span></text:p>
      <text:p text:style-name="P29"><text:tab/><text:span text:style-name="T6">'coordinates' : {</text:span></text:p>
      <text:p text:style-name="P29"><text:tab/><text:tab/><text:span text:style-name="T6">'lat' : '50.12345',</text:span></text:p>
      <text:p text:style-name="P29"><text:tab/><text:tab/><text:span text:style-name="T6">'lon' : '-10.00023'</text:span></text:p>
      <text:p text:style-name="P43"><text:tab/><text:span text:style-name="T6">},</text:span></text:p>
      <text:p text:style-name="P43"><text:tab/>'<text:span text:style-name="T5">info</text:span>': <text:span text:style-name="T5">{</text:span></text:p>
      <text:p text:style-name="P43"><text:tab/><text:tab/><text:tab/><text:span text:style-name="T5">'status': …,</text:span></text:p>
      <text:p text:style-name="P43"><text:tab/><text:tab/><text:tab/><text:span text:style-name="T5">'statusMessage': …</text:span></text:p>
      <text:p text:style-name="P97"><text:tab/>}</text:p>
      <text:p text:style-name="P29">}</text:p>
      <text:h text:style-name="P112" text:outline-level="5">Mögliche Statusmeldungen</text:h>
      <table:table table:name="Tabelle11" table:style-name="Tabelle11">
        <table:table-column table:style-name="Tabelle11.A"/>
        <table:table-column table:style-name="Tabelle11.B"/>
        <table:table-row>
          <table:table-cell table:style-name="Tabelle11.A1" office:value-type="string">
            <text:p text:style-name="P52">Status</text:p>
          </table:table-cell>
          <table:table-cell table:style-name="Tabelle11.B1" office:value-type="string">
            <text:p text:style-name="P52">Bedeutung</text:p>
          </table:table-cell>
        </table:table-row>
        <table:table-row>
          <table:table-cell table:style-name="Tabelle11.A4" office:value-type="string">
            <text:p text:style-name="P52">0</text:p>
          </table:table-cell>
          <table:table-cell table:style-name="Tabelle11.B2" office:value-type="string">
            <text:p text:style-name="P52">Erfolg</text:p>
          </table:table-cell>
        </table:table-row>
        <table:table-row>
          <table:table-cell table:style-name="Tabelle11.A4" office:value-type="string">
            <text:p text:style-name="P52">1</text:p>
          </table:table-cell>
          <table:table-cell table:style-name="Tabelle11.B3" office:value-type="string">
            <text:p text:style-name="P52">Keine ID übermittelt</text:p>
          </table:table-cell>
        </table:table-row>
        <table:table-row>
          <table:table-cell table:style-name="Tabelle11.A4" office:value-type="string">
            <text:p text:style-name="P52">2</text:p>
          </table:table-cell>
          <table:table-cell table:style-name="Tabelle11.B4" office:value-type="string">
            <text:p text:style-name="P52">Ort mit übermittelter ID existiert nicht</text:p>
          </table:table-cell>
        </table:table-row>
      </table:table>
      <text:h text:style-name="P73" text:outline-level="4"><text:bookmark-start text:name="__RefHeading__134_7723602001"/>Einzelne <text:span text:style-name="T7">Orte </text:span>über Name<text:bookmark-end text:name="__RefHeading__134_7723602001"/></text:h>
      <text:p text:style-name="P7"><text:reference-ref text:reference-format="text" text:ref-name="BasisUrl">https://api.velogista-hh.de/</text:reference-ref><text:span text:style-name="T7">location</text:span>/name/{<text:span text:style-name="T7">location</text:span>_name}</text:p>
      <text:p text:style-name="P6"><text:span text:style-name="T7">location</text:span>_name: Name de<text:span text:style-name="T2">r</text:span> zu ermittelnden <text:span text:style-name="T7">Ortes</text:span></text:p>
      <text:h text:style-name="P114" text:outline-level="5">Anfrage:</text:h>
      <text:p text:style-name="P35">GET <text:reference-ref text:reference-format="text" text:ref-name="BasisUrl">https://api.velogista-hh.de/</text:reference-ref><text:span text:style-name="T5">location</text:span>/<text:span text:style-name="T7">name/Kasten+an+der+Ecke</text:span></text:p>
      <text:h text:style-name="P114" text:outline-level="5"><text:bookmark-start text:name="__RefHeading__132_77236020011"/>Antwort:<text:bookmark-end text:name="__RefHeading__132_77236020011"/></text:h>
      <text:p text:style-name="P33">{</text:p>
      <text:p text:style-name="P33"><text:tab/>'id' : '<text:span text:style-name="T5">1</text:span>',</text:p>
      <text:p text:style-name="P33"><text:tab/>'name' : '<text:span text:style-name="T5">Kasten an der Ecke</text:span>',</text:p>
      <text:p text:style-name="P33"><text:tab/>'<text:span text:style-name="T5">postalAddress</text:span>' : <text:span text:style-name="T5">{</text:span></text:p>
      <text:p text:style-name="P33"><text:tab/><text:tab/><text:span text:style-name="T5">'name' : 'Tante Emmas Warenkiste',</text:span></text:p>
      <text:p text:style-name="P33"><text:tab/><text:tab/><text:span text:style-name="T5">'street' : </text:span>'Waidmannstraße 12b',</text:p>
      <text:p text:style-name="P33"><text:tab/><text:tab/><text:span text:style-name="T5">'postcode' : '22222',</text:span></text:p>
      <text:p text:style-name="P33"><text:tab/><text:tab/><text:span text:style-name="T5">'city' : 'Hamburg'</text:span></text:p>
      <text:p text:style-name="P33"><text:tab/><text:span text:style-name="T5">},</text:span></text:p>
      <text:p text:style-name="P33"><text:tab/><text:span text:style-name="T6">'coordinates' : {</text:span></text:p>
      <text:p text:style-name="P33"><text:tab/><text:tab/><text:span text:style-name="T6">'lat' : '50.12345',</text:span></text:p>
      <text:p text:style-name="P33"><text:tab/><text:tab/><text:span text:style-name="T6">'lon' : '-10.00023'</text:span></text:p>
      <text:p text:style-name="P43"><text:tab/><text:span text:style-name="T6">},</text:span></text:p>
      <text:p text:style-name="P43"><text:tab/>'<text:span text:style-name="T5">info</text:span>': <text:span text:style-name="T5">{</text:span></text:p>
      <text:p text:style-name="P43"><text:tab/><text:tab/><text:tab/><text:span text:style-name="T5">'status': …,</text:span></text:p>
      <text:p text:style-name="P43"><text:soft-page-break/><text:tab/><text:tab/><text:tab/><text:span text:style-name="T5">'statusMessage': …</text:span></text:p>
      <text:p text:style-name="P97"><text:tab/>}</text:p>
      <text:p text:style-name="P33">}</text:p>
      <text:h text:style-name="P112" text:outline-level="5">Mögliche Statusmeldungen</text:h>
      <table:table table:name="Tabelle12" table:style-name="Tabelle12">
        <table:table-column table:style-name="Tabelle12.A"/>
        <table:table-column table:style-name="Tabelle12.B"/>
        <table:table-row>
          <table:table-cell table:style-name="Tabelle12.A1" office:value-type="string">
            <text:p text:style-name="P52">Status</text:p>
          </table:table-cell>
          <table:table-cell table:style-name="Tabelle12.B1" office:value-type="string">
            <text:p text:style-name="P52">Bedeutung</text:p>
          </table:table-cell>
        </table:table-row>
        <table:table-row>
          <table:table-cell table:style-name="Tabelle12.A4" office:value-type="string">
            <text:p text:style-name="P52">0</text:p>
          </table:table-cell>
          <table:table-cell table:style-name="Tabelle12.B4" office:value-type="string">
            <text:p text:style-name="P52">Erfolg</text:p>
          </table:table-cell>
        </table:table-row>
        <table:table-row>
          <table:table-cell table:style-name="Tabelle12.A4" office:value-type="string">
            <text:p text:style-name="P52">1</text:p>
          </table:table-cell>
          <table:table-cell table:style-name="Tabelle12.B4" office:value-type="string">
            <text:p text:style-name="P52">Kein Name übermittelt</text:p>
          </table:table-cell>
        </table:table-row>
        <table:table-row>
          <table:table-cell table:style-name="Tabelle12.A4" office:value-type="string">
            <text:p text:style-name="P52">2</text:p>
          </table:table-cell>
          <table:table-cell table:style-name="Tabelle12.B4" office:value-type="string">
            <text:p text:style-name="P52">Ort mit übermitteltem Namen existiert nicht</text:p>
          </table:table-cell>
        </table:table-row>
      </table:table>
      <text:h text:style-name="P74" text:outline-level="4"><text:bookmark-start text:name="__RefHeading__1734_1144531378"/><text:span text:style-name="T8">Orts</text:span>listen mit Kriterien<text:bookmark-end text:name="__RefHeading__1734_1144531378"/></text:h>
      <text:h text:style-name="P115" text:outline-level="5"><text:bookmark-start text:name="__RefHeading__142_7723602001"/>Anfrage:<text:bookmark-end text:name="__RefHeading__142_7723602001"/></text:h>
      <text:p text:style-name="P7"><text:reference-ref text:reference-format="text" text:ref-name="BasisUrl">https://api.velogista-hh.de/</text:reference-ref><text:span text:style-name="T8">location</text:span>/<text:span text:style-name="T3">list/?&lt;criteria=value&gt;&amp;...</text:span></text:p>
      <text:p text:style-name="P15">Parameter:</text:p>
      <text:list xml:id="list174654856504475" text:continue-numbering="true" text:style-name="L3">
        <text:list-item>
          <text:p text:style-name="P57">street: Alle <text:span text:style-name="T8">Orte</text:span> aus dieser Straße</text:p>
        </text:list-item>
        <text:list-item>
          <text:p text:style-name="P57">city: Alle <text:span text:style-name="T8">Straßen</text:span> aus dieser Stadt</text:p>
          <text:p text:style-name="P57"/>
        </text:list-item>
      </text:list>
      <text:p text:style-name="P35">GET <text:reference-ref text:reference-format="text" text:ref-name="BasisUrl">https://api.velogista-hh.de/</text:reference-ref><text:span text:style-name="T8">location</text:span>/<text:span text:style-name="T3">list/?city=Hamburg</text:span></text:p>
      <text:h text:style-name="P115" text:outline-level="5"><text:bookmark-start text:name="__RefHeading__144_7723602002"/>Antwort:<text:bookmark-end text:name="__RefHeading__144_7723602002"/></text:h>
      <text:p text:style-name="P27">[{</text:p>
      <text:p text:style-name="P35"><text:tab/>'id' : '<text:span text:style-name="T5">1</text:span>',</text:p>
      <text:p text:style-name="P35"><text:tab/>'name' : '<text:span text:style-name="T5">Kasten an der Ecke</text:span>',</text:p>
      <text:p text:style-name="P35"><text:tab/>'<text:span text:style-name="T5">postalAddress</text:span>' : <text:span text:style-name="T5">{</text:span></text:p>
      <text:p text:style-name="P35"><text:tab/></text:p>
      <text:p text:style-name="P35"><text:tab/><text:span text:style-name="T6">}</text:span></text:p>
      <text:p text:style-name="P27"><text:s/>},</text:p>
      <text:p text:style-name="P24"><text:s/><text:span text:style-name="T3">{</text:span></text:p>
      <text:p text:style-name="P24"><text:s text:c="2"/>…</text:p>
      <text:p text:style-name="P24"><text:s/><text:span text:style-name="T3">},</text:span></text:p>
      <text:p text:style-name="P25"><text:s/>…<text:span text:style-name="T6">,</text:span></text:p>
      <text:p text:style-name="P43"><text:tab/>'<text:span text:style-name="T5">info</text:span>': <text:span text:style-name="T5">{</text:span></text:p>
      <text:p text:style-name="P43"><text:tab/><text:tab/><text:tab/><text:span text:style-name="T5">'status': …,</text:span></text:p>
      <text:p text:style-name="P43"><text:tab/><text:tab/><text:tab/><text:span text:style-name="T5">'statusMessage': …</text:span></text:p>
      <text:p text:style-name="P97"><text:tab/>}</text:p>
      <text:p text:style-name="P27">}</text:p>
      <text:h text:style-name="P112" text:outline-level="5">Mögliche Statusmeldungen</text:h>
      <table:table table:name="Tabelle13" table:style-name="Tabelle13">
        <table:table-column table:style-name="Tabelle13.A"/>
        <table:table-column table:style-name="Tabelle13.B"/>
        <table:table-row>
          <table:table-cell table:style-name="Tabelle13.A1" office:value-type="string">
            <text:p text:style-name="P52">Status</text:p>
          </table:table-cell>
          <table:table-cell table:style-name="Tabelle13.B1" office:value-type="string">
            <text:p text:style-name="P52">Bedeutung</text:p>
          </table:table-cell>
        </table:table-row>
        <table:table-row>
          <table:table-cell table:style-name="Tabelle13.A3" office:value-type="string">
            <text:p text:style-name="P52">0</text:p>
          </table:table-cell>
          <table:table-cell table:style-name="Tabelle13.B3" office:value-type="string">
            <text:p text:style-name="P52">Erfolg</text:p>
          </table:table-cell>
        </table:table-row>
        <table:table-row>
          <table:table-cell table:style-name="Tabelle13.A3" office:value-type="string">
            <text:p text:style-name="P52">1</text:p>
          </table:table-cell>
          <table:table-cell table:style-name="Tabelle13.B3" office:value-type="string">
            <text:p text:style-name="P52">Kriterium wird nicht unterstützt (Kriterium)</text:p>
          </table:table-cell>
        </table:table-row>
      </table:table>
      <text:h text:style-name="P108" text:outline-level="3"><text:bookmark-start text:name="__RefHeading__324_772360200"/>Erstellen <text:span text:style-name="T5">(POST)</text:span><text:bookmark-end text:name="__RefHeading__324_772360200"/></text:h>
      <text:p text:style-name="P9">Erstelle neue<text:span text:style-name="T7">n Ort</text:span> durch Übergabe der Daten in JSON (application/json) oder als HTML-Formular(application/x-www-form-urlencoded).</text:p>
      <text:h text:style-name="P113" text:outline-level="5">Anfrage:</text:h>
      <text:p text:style-name="P35"><text:span text:style-name="T5">POST</text:span> <text:reference-ref text:reference-format="text" text:ref-name="BasisUrl">https://api.velogista-hh.de/</text:reference-ref><text:span text:style-name="T7">location</text:span></text:p>
      <text:p text:style-name="P30">name=<text:span text:style-name="T7">Penny+Steilshoop</text:span></text:p>
      <text:p text:style-name="P30">street=<text:span text:style-name="T7">Schwarzer+Weg+3</text:span></text:p>
      <text:p text:style-name="P30">postcode=2<text:span text:style-name="T7">2309</text:span></text:p>
      <text:p text:style-name="P30">city=Hamburg</text:p>
      <text:h text:style-name="P113" text:outline-level="5"><text:bookmark-start text:name="__RefHeading__144_77236020012"/><text:soft-page-break/>Antwort:<text:bookmark-end text:name="__RefHeading__144_77236020012"/></text:h>
      <text:p text:style-name="P29">{</text:p>
      <text:p text:style-name="P29"><text:tab/>'<text:span text:style-name="T5">info</text:span>': <text:span text:style-name="T5">{</text:span></text:p>
      <text:p text:style-name="P29"><text:tab/><text:tab/><text:tab/><text:span text:style-name="T5">'status':'0',</text:span></text:p>
      <text:p text:style-name="P29"><text:tab/><text:tab/><text:tab/><text:span text:style-name="T5">'statusMessage':''</text:span></text:p>
      <text:p text:style-name="P29"><text:tab/><text:tab/> <text:s/><text:span text:style-name="T5">}</text:span></text:p>
      <text:p text:style-name="P30">}</text:p>
      <text:h text:style-name="P112" text:outline-level="5">Mögliche Statusmeldungen</text:h>
      <table:table table:name="Tabelle14" table:style-name="Tabelle14">
        <table:table-column table:style-name="Tabelle14.A"/>
        <table:table-column table:style-name="Tabelle14.B"/>
        <table:table-row>
          <table:table-cell table:style-name="Tabelle14.A1" office:value-type="string">
            <text:p text:style-name="P52">Status</text:p>
          </table:table-cell>
          <table:table-cell table:style-name="Tabelle14.B1" office:value-type="string">
            <text:p text:style-name="P52">Bedeutung</text:p>
          </table:table-cell>
        </table:table-row>
        <table:table-row>
          <table:table-cell table:style-name="Tabelle14.A4" office:value-type="string">
            <text:p text:style-name="P52">0</text:p>
          </table:table-cell>
          <table:table-cell table:style-name="Tabelle14.B2" office:value-type="string">
            <text:p text:style-name="P52">Erfolg</text:p>
          </table:table-cell>
        </table:table-row>
        <table:table-row>
          <table:table-cell table:style-name="Tabelle14.A4" office:value-type="string">
            <text:p text:style-name="P52">1</text:p>
          </table:table-cell>
          <table:table-cell table:style-name="Tabelle14.B3" office:value-type="string">
            <text:p text:style-name="P52">Kein Name übermittelt</text:p>
          </table:table-cell>
        </table:table-row>
        <table:table-row>
          <table:table-cell table:style-name="Tabelle14.A4" office:value-type="string">
            <text:p text:style-name="P52">2</text:p>
          </table:table-cell>
          <table:table-cell table:style-name="Tabelle14.B4" office:value-type="string">
            <text:p text:style-name="P52">Name wird bereits verwendet</text:p>
          </table:table-cell>
        </table:table-row>
      </table:table>
      <text:h text:style-name="P104" text:outline-level="3"><text:bookmark-start text:name="__RefHeading__326_772360200"/>Aktualisieren (PUT)<text:bookmark-end text:name="__RefHeading__326_772360200"/></text:h>
      <text:p text:style-name="P9">Aktualisiere bestehende <text:span text:style-name="T7">Ortsdaten durch</text:span> Übergabe der Daten in JSON (application/json) oder als HTML-Formular(application/x-www-form-urlencoded). Die <text:span text:style-name="T7">Orts</text:span>-ID muss gesetzt sein und existieren.</text:p>
      <text:h text:style-name="P113" text:outline-level="5">Anfrage:</text:h>
      <text:p text:style-name="P35"><text:span text:style-name="T5">PUT</text:span> <text:reference-ref text:reference-format="text" text:ref-name="BasisUrl">https://api.velogista-hh.de/</text:reference-ref><text:span text:style-name="T7">location/</text:span></text:p>
      <text:p text:style-name="P30">id=<text:span text:style-name="T7">2</text:span></text:p>
      <text:p text:style-name="P30">name=<text:span text:style-name="T7">Penny+Steilshoop</text:span></text:p>
      <text:p text:style-name="P30">street=Mönckebergstrasse+1</text:p>
      <text:p text:style-name="P30">postcode=21000</text:p>
      <text:p text:style-name="P30">city=Hamburg</text:p>
      <text:h text:style-name="P113" text:outline-level="5"><text:bookmark-start text:name="__RefHeading__144_772360200112"/>Antwort:<text:bookmark-end text:name="__RefHeading__144_772360200112"/></text:h>
      <text:p text:style-name="P29">{</text:p>
      <text:p text:style-name="P29"><text:tab/>'<text:span text:style-name="T5">info</text:span>': <text:span text:style-name="T5">{</text:span></text:p>
      <text:p text:style-name="P29"><text:tab/><text:tab/><text:tab/><text:span text:style-name="T5">'status':'0',</text:span></text:p>
      <text:p text:style-name="P29"><text:tab/><text:tab/><text:tab/><text:span text:style-name="T5">'statusMessage':''</text:span></text:p>
      <text:p text:style-name="P29"><text:tab/><text:tab/> <text:s/><text:span text:style-name="T5">}</text:span></text:p>
      <text:p text:style-name="P30">}</text:p>
      <text:h text:style-name="P112" text:outline-level="5">Mögliche Statusmeldungen</text:h>
      <table:table table:name="Tabelle15" table:style-name="Tabelle15">
        <table:table-column table:style-name="Tabelle15.A"/>
        <table:table-column table:style-name="Tabelle15.B"/>
        <table:table-row>
          <table:table-cell table:style-name="Tabelle15.A1" office:value-type="string">
            <text:p text:style-name="P52">Status</text:p>
          </table:table-cell>
          <table:table-cell table:style-name="Tabelle15.B1" office:value-type="string">
            <text:p text:style-name="P52">Bedeutung</text:p>
          </table:table-cell>
        </table:table-row>
        <table:table-row>
          <table:table-cell table:style-name="Tabelle15.A6" office:value-type="string">
            <text:p text:style-name="P52">0</text:p>
          </table:table-cell>
          <table:table-cell table:style-name="Tabelle15.B2" office:value-type="string">
            <text:p text:style-name="P52">Erfolg</text:p>
          </table:table-cell>
        </table:table-row>
        <table:table-row>
          <table:table-cell table:style-name="Tabelle15.A6" office:value-type="string">
            <text:p text:style-name="P52">1</text:p>
          </table:table-cell>
          <table:table-cell table:style-name="Tabelle15.B3" office:value-type="string">
            <text:p text:style-name="P52">Keine ID übermittelt</text:p>
          </table:table-cell>
        </table:table-row>
        <table:table-row>
          <table:table-cell table:style-name="Tabelle15.A6" office:value-type="string">
            <text:p text:style-name="P52">2</text:p>
          </table:table-cell>
          <table:table-cell table:style-name="Tabelle15.B4" office:value-type="string">
            <text:p text:style-name="P52">Ort mit übermittelter ID nicht gefunden</text:p>
          </table:table-cell>
        </table:table-row>
        <table:table-row>
          <table:table-cell table:style-name="Tabelle15.A6" office:value-type="string">
            <text:p text:style-name="P52">3</text:p>
          </table:table-cell>
          <table:table-cell table:style-name="Tabelle15.B5" office:value-type="string">
            <text:p text:style-name="P52">Keine Name übermittelt</text:p>
          </table:table-cell>
        </table:table-row>
        <table:table-row>
          <table:table-cell table:style-name="Tabelle15.A6" office:value-type="string">
            <text:p text:style-name="P52">4</text:p>
          </table:table-cell>
          <table:table-cell table:style-name="Tabelle15.B6" office:value-type="string">
            <text:p text:style-name="P52">Name wird bereits unter anderer ID verwendet</text:p>
          </table:table-cell>
        </table:table-row>
      </table:table>
      <text:h text:style-name="P104" text:outline-level="3"><text:bookmark-start text:name="__RefHeading__328_772360200"/>Löschen (DELETE)<text:bookmark-end text:name="__RefHeading__328_772360200"/></text:h>
      <text:h text:style-name="P113" text:outline-level="5">Anfrage:</text:h>
      <text:p text:style-name="P35"><text:span text:style-name="T5">DELETE</text:span> <text:reference-ref text:reference-format="text" text:ref-name="BasisUrl">https://api.velogista-hh.de/</text:reference-ref><text:span text:style-name="T7">location</text:span>/<text:span text:style-name="T5">id/5</text:span></text:p>
      <text:h text:style-name="P113" text:outline-level="5"><text:bookmark-start text:name="__RefHeading__144_7723602001111"/>Antwort:<text:bookmark-end text:name="__RefHeading__144_7723602001111"/></text:h>
      <text:p text:style-name="P29">{</text:p>
      <text:p text:style-name="P29"><text:tab/>'<text:span text:style-name="T5">info</text:span>': <text:span text:style-name="T5">{</text:span></text:p>
      <text:p text:style-name="P29"><text:soft-page-break/><text:tab/><text:tab/><text:tab/><text:span text:style-name="T5">'status':'0',</text:span></text:p>
      <text:p text:style-name="P29"><text:tab/><text:tab/><text:tab/><text:span text:style-name="T5">'statusMessage':''</text:span></text:p>
      <text:p text:style-name="P29"><text:tab/><text:tab/> <text:s/><text:span text:style-name="T5">}</text:span></text:p>
      <text:p text:style-name="P30">}</text:p>
      <text:h text:style-name="P112" text:outline-level="5">Mögliche Statusmeldungen</text:h>
      <table:table table:name="Tabelle16" table:style-name="Tabelle16">
        <table:table-column table:style-name="Tabelle16.A"/>
        <table:table-column table:style-name="Tabelle16.B"/>
        <table:table-row>
          <table:table-cell table:style-name="Tabelle16.A1" office:value-type="string">
            <text:p text:style-name="P52">Status</text:p>
          </table:table-cell>
          <table:table-cell table:style-name="Tabelle16.B1" office:value-type="string">
            <text:p text:style-name="P52">Bedeutung</text:p>
          </table:table-cell>
        </table:table-row>
        <table:table-row>
          <table:table-cell table:style-name="Tabelle16.A4" office:value-type="string">
            <text:p text:style-name="P52">0</text:p>
          </table:table-cell>
          <table:table-cell table:style-name="Tabelle16.B4" office:value-type="string">
            <text:p text:style-name="P52">Erfolg</text:p>
          </table:table-cell>
        </table:table-row>
        <table:table-row>
          <table:table-cell table:style-name="Tabelle16.A4" office:value-type="string">
            <text:p text:style-name="P52">1</text:p>
          </table:table-cell>
          <table:table-cell table:style-name="Tabelle16.B4" office:value-type="string">
            <text:p text:style-name="P52">Keine ID übermittelt</text:p>
          </table:table-cell>
        </table:table-row>
        <table:table-row>
          <table:table-cell table:style-name="Tabelle16.A4" office:value-type="string">
            <text:p text:style-name="P52">2</text:p>
          </table:table-cell>
          <table:table-cell table:style-name="Tabelle16.B4" office:value-type="string">
            <text:p text:style-name="P52">Kein Ort mit übermittelter ID gefunden</text:p>
          </table:table-cell>
        </table:table-row>
      </table:table>
      <text:h text:style-name="P95" text:outline-level="2"><text:bookmark-start text:name="__RefHeading__330_772360200"/>Routen<text:bookmark-end text:name="__RefHeading__330_772360200"/></text:h>
      <text:p text:style-name="P19">Routen beschreiben eine <text:span text:style-name="T13">Lieferfahrt, die mehrere Stops zur Abholung oder Ablieferung von Waren enthalten kann</text:span>.</text:p>
      <table:table table:name="Tabelle3" table:style-name="Tabelle3">
        <table:table-column table:style-name="Tabelle3.A"/>
        <table:table-column table:style-name="Tabelle3.B"/>
        <table:table-column table:style-name="Tabelle3.C"/>
        <table:table-column table:style-name="Tabelle3.D"/>
        <table:table-column table:style-name="Tabelle3.C"/>
        <table:table-column table:style-name="Tabelle3.F"/>
        <table:table-column table:style-name="Tabelle3.G"/>
        <table:table-column table:style-name="Tabelle3.H"/>
        <table:table-column table:style-name="Tabelle3.I"/>
        <table:table-row>
          <table:table-cell table:style-name="Tabelle3.A1" office:value-type="string">
            <text:p text:style-name="P89">Eigenschaft</text:p>
          </table:table-cell>
          <table:table-cell table:style-name="Tabelle3.A1" office:value-type="string">
            <text:p text:style-name="P89">Datentyp</text:p>
          </table:table-cell>
          <table:table-cell table:style-name="Tabelle3.C1" table:number-columns-spanned="7" office:value-type="string">
            <text:p text:style-name="P89">Beschreibung</text:p>
          </table:table-cell>
          <table:covered-table-cell/>
          <table:covered-table-cell/>
          <table:covered-table-cell/>
          <table:covered-table-cell/>
          <table:covered-table-cell/>
          <table:covered-table-cell/>
        </table:table-row>
        <table:table-row>
          <table:table-cell table:style-name="Tabelle3.A2" office:value-type="string">
            <text:p text:style-name="P45">id</text:p>
          </table:table-cell>
          <table:table-cell table:style-name="Tabelle3.B2" office:value-type="string">
            <text:p text:style-name="P45">Integer</text:p>
          </table:table-cell>
          <table:table-cell table:style-name="Tabelle3.C2" table:number-columns-spanned="7" office:value-type="string">
            <text:p text:style-name="P45">Eindeutige ID der Route</text:p>
          </table:table-cell>
          <table:covered-table-cell/>
          <table:covered-table-cell/>
          <table:covered-table-cell/>
          <table:covered-table-cell/>
          <table:covered-table-cell/>
          <table:covered-table-cell/>
        </table:table-row>
        <table:table-row>
          <table:table-cell table:style-name="Tabelle3.A6" office:value-type="string">
            <text:p text:style-name="P45">name</text:p>
          </table:table-cell>
          <table:table-cell table:style-name="Tabelle3.B3" office:value-type="string">
            <text:p text:style-name="P45">String</text:p>
          </table:table-cell>
          <table:table-cell table:style-name="Tabelle3.C3" table:number-columns-spanned="7" office:value-type="string">
            <text:p text:style-name="P45">Name der Route</text:p>
          </table:table-cell>
          <table:covered-table-cell/>
          <table:covered-table-cell/>
          <table:covered-table-cell/>
          <table:covered-table-cell/>
          <table:covered-table-cell/>
          <table:covered-table-cell/>
        </table:table-row>
        <table:table-row>
          <table:table-cell table:style-name="Tabelle3.A6" table:number-rows-spanned="2" office:value-type="string">
            <text:p text:style-name="P47">stops</text:p>
          </table:table-cell>
          <table:table-cell table:style-name="Tabelle3.B4" table:number-rows-spanned="2" office:value-type="string">
            <text:p text:style-name="P45">Array</text:p>
          </table:table-cell>
          <table:table-cell table:style-name="Tabelle3.C4" table:number-columns-spanned="7" office:value-type="string">
            <text:p text:style-name="P45">Liste aller Stops einer Route, Start- und Endpunkt sind fixiert</text:p>
          </table:table-cell>
          <table:covered-table-cell/>
          <table:covered-table-cell/>
          <table:covered-table-cell/>
          <table:covered-table-cell/>
          <table:covered-table-cell/>
          <table:covered-table-cell/>
        </table:table-row>
        <table:table-row>
          <table:covered-table-cell/>
          <table:covered-table-cell/>
          <table:table-cell table:style-name="Tabelle3.C5" table:number-columns-spanned="7" office:value-type="string">
            <text:p text:style-name="P45">Für gültige Werte pro Objekt siehe <text:bookmark-ref text:reference-format="text" text:ref-name="__RefHeading__320_772360200">Orte</text:bookmark-ref></text:p>
          </table:table-cell>
          <table:covered-table-cell/>
          <table:covered-table-cell/>
          <table:covered-table-cell/>
          <table:covered-table-cell/>
          <table:covered-table-cell/>
          <table:covered-table-cell/>
        </table:table-row>
        <table:table-row>
          <table:table-cell table:style-name="Tabelle3.A6" office:value-type="string">
            <text:p text:style-name="P45">optimized</text:p>
          </table:table-cell>
          <table:table-cell table:style-name="Tabelle3.B6" office:value-type="string">
            <text:p text:style-name="P45">Objekt</text:p>
          </table:table-cell>
          <table:table-cell table:style-name="Tabelle3.C6" table:number-columns-spanned="7" office:value-type="string">
            <text:p text:style-name="P45">Optimierte Route (falls Optimierung bereits erfolgt)</text:p>
          </table:table-cell>
          <table:covered-table-cell/>
          <table:covered-table-cell/>
          <table:covered-table-cell/>
          <table:covered-table-cell/>
          <table:covered-table-cell/>
          <table:covered-table-cell/>
        </table:table-row>
        <table:table-row>
          <table:table-cell table:style-name="Tabelle3.A17" table:number-rows-spanned="11" table:number-columns-spanned="2" office:value-type="string">
            <text:p text:style-name="P45"/>
          </table:table-cell>
          <table:covered-table-cell/>
          <table:table-cell table:style-name="Tabelle3.C7" office:value-type="string">
            <text:p text:style-name="P48">time</text:p>
          </table:table-cell>
          <table:table-cell table:style-name="Tabelle3.D7" office:value-type="string">
            <text:p text:style-name="P48">Integer</text:p>
          </table:table-cell>
          <table:table-cell table:style-name="Tabelle3.E7" table:number-columns-spanned="5" office:value-type="string">
            <text:p text:style-name="P48">Berechnete Dauer für diese Route in Sekunden</text:p>
            <text:p text:style-name="P49">Je nach verfügbaren Daten können aktuelle Verkehrsbedingungen in diese Schätzung eingehen oder eben nicht.</text:p>
          </table:table-cell>
          <table:covered-table-cell/>
          <table:covered-table-cell/>
          <table:covered-table-cell/>
          <table:covered-table-cell/>
        </table:table-row>
        <table:table-row>
          <table:covered-table-cell/>
          <table:covered-table-cell/>
          <table:table-cell table:style-name="Tabelle3.C8" office:value-type="string">
            <text:p text:style-name="P46">distance</text:p>
          </table:table-cell>
          <table:table-cell table:style-name="Tabelle3.D8" office:value-type="string">
            <text:p text:style-name="P46">Float</text:p>
          </table:table-cell>
          <table:table-cell table:style-name="Tabelle3.E8" table:number-columns-spanned="5" office:value-type="string">
            <text:p text:style-name="P46">Entfernung in Kilometern</text:p>
          </table:table-cell>
          <table:covered-table-cell/>
          <table:covered-table-cell/>
          <table:covered-table-cell/>
          <table:covered-table-cell/>
        </table:table-row>
        <table:table-row>
          <table:covered-table-cell/>
          <table:covered-table-cell/>
          <table:table-cell table:style-name="Tabelle3.C9" office:value-type="string">
            <text:p text:style-name="P45"><text:span text:style-name="T13">stop</text:span>Indices</text:p>
          </table:table-cell>
          <table:table-cell table:style-name="Tabelle3.D9" office:value-type="string">
            <text:p text:style-name="P45">Array</text:p>
          </table:table-cell>
          <table:table-cell table:style-name="Tabelle3.E9" table:number-columns-spanned="5" office:value-type="string">
            <text:p text:style-name="P45">Integer-Liste, die die optimierte Reihenfolge der <text:span text:style-name="T12">Stops</text:span> enthält. So kann das locations-Array entsprechend der optimierten Route sortiert werden.</text:p>
          </table:table-cell>
          <table:covered-table-cell/>
          <table:covered-table-cell/>
          <table:covered-table-cell/>
          <table:covered-table-cell/>
        </table:table-row>
        <table:table-row>
          <table:covered-table-cell/>
          <table:covered-table-cell/>
          <table:table-cell table:style-name="Tabelle3.C10" office:value-type="string">
            <text:p text:style-name="P50">shape</text:p>
          </table:table-cell>
          <table:table-cell table:style-name="Tabelle3.D10" office:value-type="string">
            <text:p text:style-name="P50">Array</text:p>
          </table:table-cell>
          <table:table-cell table:style-name="Tabelle3.E10" table:number-columns-spanned="5" office:value-type="string">
            <text:p text:style-name="P50">Enthält geographische Koordinaten, die das Zeichnen einer Form entlang dieser Route ermöglichen</text:p>
          </table:table-cell>
          <table:covered-table-cell/>
          <table:covered-table-cell/>
          <table:covered-table-cell/>
          <table:covered-table-cell/>
        </table:table-row>
        <table:table-row>
          <table:covered-table-cell/>
          <table:covered-table-cell/>
          <table:table-cell table:style-name="Tabelle3.C11" office:value-type="string">
            <text:p text:style-name="P45">legs</text:p>
          </table:table-cell>
          <table:table-cell table:style-name="Tabelle3.D11" office:value-type="string">
            <text:p text:style-name="P45">Array</text:p>
          </table:table-cell>
          <table:table-cell table:style-name="Tabelle3.E11" table:number-columns-spanned="5" office:value-type="string">
            <text:p text:style-name="P45">Enhält die Streckenabschnitte zwischen den einzelnen Stops in bereits optimiert sortierter Reihenfolge passend zu locationIndices</text:p>
          </table:table-cell>
          <table:covered-table-cell/>
          <table:covered-table-cell/>
          <table:covered-table-cell/>
          <table:covered-table-cell/>
        </table:table-row>
        <table:table-row>
          <table:covered-table-cell/>
          <table:covered-table-cell/>
          <table:table-cell table:style-name="Tabelle3.C12" table:number-rows-spanned="6" table:number-columns-spanned="2" office:value-type="string">
            <text:p text:style-name="P45"/>
          </table:table-cell>
          <table:covered-table-cell/>
          <table:table-cell table:style-name="Tabelle3.E12" office:value-type="string">
            <text:p text:style-name="P49">distance</text:p>
          </table:table-cell>
          <table:table-cell table:style-name="Tabelle3.F12" office:value-type="string">
            <text:p text:style-name="P49">Float</text:p>
          </table:table-cell>
          <table:table-cell table:style-name="Tabelle3.G12" table:number-columns-spanned="3" office:value-type="string">
            <text:p text:style-name="P49">Entfernung in Kilometern</text:p>
          </table:table-cell>
          <table:covered-table-cell/>
          <table:covered-table-cell/>
        </table:table-row>
        <table:table-row>
          <table:covered-table-cell/>
          <table:covered-table-cell/>
          <table:covered-table-cell/>
          <table:covered-table-cell/>
          <table:table-cell table:style-name="Tabelle3.E13" office:value-type="string">
            <text:p text:style-name="P49">time</text:p>
          </table:table-cell>
          <table:table-cell table:style-name="Tabelle3.F13" office:value-type="string">
            <text:p text:style-name="P49">Integer</text:p>
          </table:table-cell>
          <table:table-cell table:style-name="Tabelle3.G13" table:number-columns-spanned="3" office:value-type="string">
            <text:p text:style-name="P49">Dauer für diesen Abschnitt in Sekunden</text:p>
          </table:table-cell>
          <table:covered-table-cell/>
          <table:covered-table-cell/>
        </table:table-row>
        <table:table-row>
          <table:covered-table-cell/>
          <table:covered-table-cell/>
          <table:covered-table-cell/>
          <table:covered-table-cell/>
          <table:table-cell table:style-name="Tabelle3.E14" office:value-type="string">
            <text:p text:style-name="P49">destIndex</text:p>
          </table:table-cell>
          <table:table-cell table:style-name="Tabelle3.F14" office:value-type="string">
            <text:p text:style-name="P49">Integer</text:p>
          </table:table-cell>
          <table:table-cell table:style-name="Tabelle3.G14" table:number-columns-spanned="3" office:value-type="string">
            <text:p text:style-name="P49">Index des Ziels dieses Abschnittes</text:p>
          </table:table-cell>
          <table:covered-table-cell/>
          <table:covered-table-cell/>
        </table:table-row>
        <table:table-row>
          <table:covered-table-cell/>
          <table:covered-table-cell/>
          <table:covered-table-cell/>
          <table:covered-table-cell/>
          <table:table-cell table:style-name="Tabelle3.E15" office:value-type="string">
            <text:p text:style-name="P49">maneuvers</text:p>
          </table:table-cell>
          <table:table-cell table:style-name="Tabelle3.F15" office:value-type="string">
            <text:p text:style-name="P49">Array</text:p>
          </table:table-cell>
          <table:table-cell table:style-name="Tabelle3.G15" table:number-columns-spanned="3" office:value-type="string">
            <text:p text:style-name="P49">Fahranweisungen</text:p>
          </table:table-cell>
          <table:covered-table-cell/>
          <table:covered-table-cell/>
        </table:table-row>
        <table:table-row>
          <table:covered-table-cell/>
          <table:covered-table-cell/>
          <table:covered-table-cell/>
          <table:covered-table-cell/>
          <table:table-cell table:style-name="Tabelle3.E16" table:number-rows-spanned="2" table:number-columns-spanned="2" office:value-type="string">
            <text:p text:style-name="P49"/>
          </table:table-cell>
          <table:covered-table-cell/>
          <table:table-cell table:style-name="Tabelle3.G16" office:value-type="string">
            <text:p text:style-name="P50">signUrl</text:p>
          </table:table-cell>
          <table:table-cell table:style-name="Tabelle3.H16" office:value-type="string">
            <text:p text:style-name="P50">String</text:p>
          </table:table-cell>
          <table:table-cell table:style-name="Tabelle3.I16" office:value-type="string">
            <text:p text:style-name="P50">Passendes Icon zu diesem Maneuver</text:p>
          </table:table-cell>
        </table:table-row>
        <table:table-row>
          <table:covered-table-cell/>
          <table:covered-table-cell/>
          <table:covered-table-cell/>
          <table:covered-table-cell/>
          <table:covered-table-cell/>
          <table:covered-table-cell/>
          <table:table-cell table:style-name="Tabelle3.G17" office:value-type="string">
            <text:p text:style-name="P50">narrative</text:p>
          </table:table-cell>
          <table:table-cell table:style-name="Tabelle3.H17" office:value-type="string">
            <text:p text:style-name="P50">String</text:p>
          </table:table-cell>
          <table:table-cell table:style-name="Tabelle3.I17" office:value-type="string">
            <text:p text:style-name="P50">Textuelle Anweisung</text:p>
          </table:table-cell>
        </table:table-row>
      </table:table>
      <text:p text:style-name="P13"/>
      <text:h text:style-name="P109" text:outline-level="3"><text:bookmark-start text:name="__RefHeading__332_772360200"/>Abrufen <text:span text:style-name="T3">(</text:span><text:span text:style-name="T4">GET)</text:span><text:bookmark-end text:name="__RefHeading__332_772360200"/></text:h>
      <text:p text:style-name="P13">Es können einzelne <text:span text:style-name="T20">Routen </text:span>abgerufen werden, die anhand einer ID oder eines Namens eindeutig identifiziert sind.</text:p>
      <text:h text:style-name="P75" text:outline-level="4"><text:bookmark-start text:name="__RefHeading__128_77236020011"/><text:soft-page-break/>Einzelne <text:span text:style-name="T9">Routen </text:span>über ID<text:bookmark-end text:name="__RefHeading__128_77236020011"/></text:h>
      <text:p text:style-name="P16"><text:span text:style-name="T1"><text:reference-ref text:reference-format="text" text:ref-name="BasisUrl">https://api.velogista-hh.de/</text:reference-ref></text:span><text:span text:style-name="T1">route</text:span>/id/{<text:span text:style-name="T1">route</text:span>_id}</text:p>
      <text:p text:style-name="P8">route_id: ID de<text:span text:style-name="T9">r</text:span> zu ermittelnden <text:span text:style-name="T9">Route</text:span></text:p>
      <text:h text:style-name="P116" text:outline-level="5"><text:bookmark-start text:name="__RefHeading__130_77236020011"/>Anfrage:<text:bookmark-end text:name="__RefHeading__130_77236020011"/></text:h>
      <text:p text:style-name="P35">GET <text:reference-ref text:reference-format="text" text:ref-name="BasisUrl">https://api.velogista-hh.de/</text:reference-ref><text:span text:style-name="T9">route</text:span>/id/<text:span text:style-name="T5">1</text:span></text:p>
      <text:h text:style-name="P116" text:outline-level="5"><text:bookmark-start text:name="__RefHeading__132_77236020012"/>Antwort:<text:bookmark-end text:name="__RefHeading__132_77236020012"/></text:h>
      <text:p text:style-name="P17">Wenn die Route gefunden wurde, enthält die Antwort mindestens 'id', 'name' und ein leeres 'locations'-Array. Sind Orte hinterlegt und auch eine optimierte Route berechnet worden, kann die Antwort wie folgt aussehen:</text:p>
      <text:p text:style-name="P34">{</text:p>
      <text:p text:style-name="P34"><text:tab/>'id' : '<text:span text:style-name="T5">1</text:span>',</text:p>
      <text:p text:style-name="P34"><text:tab/>'name' : '<text:span text:style-name="T9">BIOBOBs Freitagtour</text:span>',</text:p>
      <text:p text:style-name="P34"><text:tab/>'<text:span text:style-name="T9">locations</text:span>' : <text:span text:style-name="T9">[{</text:span></text:p>
      <text:p text:style-name="P34"><text:tab/><text:tab/><text:span text:style-name="T9">'id' : '1',</text:span></text:p>
      <text:p text:style-name="P34"><text:tab/><text:tab/><text:span text:style-name="T5">'name' : 'Tante Emmas Warenkiste',</text:span></text:p>
      <text:p text:style-name="P34"><text:tab/><text:tab/><text:span text:style-name="T5">'street' : </text:span>'Waidmannstraße 12b',</text:p>
      <text:p text:style-name="P34"><text:tab/><text:tab/><text:span text:style-name="T5">'postcode' : '22222',</text:span></text:p>
      <text:p text:style-name="P34"><text:tab/><text:tab/><text:span text:style-name="T5">'city' : 'Hamburg'</text:span></text:p>
      <text:p text:style-name="P34"><text:tab/><text:tab/><text:tab/> <text:s text:c="2"/><text:span text:style-name="T9">},</text:span></text:p>
      <text:p text:style-name="P36"><text:tab/><text:tab/><text:tab/> <text:s text:c="2"/>…</text:p>
      <text:p text:style-name="P38"><text:tab/><text:tab/><text:tab/> <text:s text:c="2"/>],</text:p>
      <text:p text:style-name="P34"><text:tab/><text:span text:style-name="T9">'locationIndices' : [ 0,4,2,3,1,5 ],</text:span></text:p>
      <text:p text:style-name="P34"><text:tab/><text:span text:style-name="T9">'legs' : [{</text:span></text:p>
      <text:p text:style-name="P34"><text:tab/><text:tab/> <text:s text:c="3"/><text:span text:style-name="T9">},</text:span></text:p>
      <text:p text:style-name="P34"><text:tab/><text:tab/> <text:s text:c="3"/>…</text:p>
      <text:p text:style-name="P43"><text:tab/><text:tab/> <text:s text:c="2"/><text:span text:style-name="T9">],</text:span></text:p>
      <text:p text:style-name="P43"><text:tab/>'<text:span text:style-name="T5">info</text:span>': <text:span text:style-name="T5">{</text:span></text:p>
      <text:p text:style-name="P43"><text:tab/><text:tab/><text:tab/><text:span text:style-name="T5">'status': …,</text:span></text:p>
      <text:p text:style-name="P43"><text:tab/><text:tab/><text:tab/><text:span text:style-name="T5">'statusMessage': …</text:span></text:p>
      <text:p text:style-name="P97"><text:tab/>}</text:p>
      <text:p text:style-name="P34">}</text:p>
      <text:h text:style-name="P112" text:outline-level="5">Mögliche Statusmeldungen</text:h>
      <table:table table:name="Tabelle17" table:style-name="Tabelle17">
        <table:table-column table:style-name="Tabelle17.A"/>
        <table:table-column table:style-name="Tabelle17.B"/>
        <table:table-row>
          <table:table-cell table:style-name="Tabelle17.A1" office:value-type="string">
            <text:p text:style-name="P52">Status</text:p>
          </table:table-cell>
          <table:table-cell table:style-name="Tabelle17.B1" office:value-type="string">
            <text:p text:style-name="P52">Bedeutung</text:p>
          </table:table-cell>
        </table:table-row>
        <table:table-row>
          <table:table-cell table:style-name="Tabelle17.A4" office:value-type="string">
            <text:p text:style-name="P52">0</text:p>
          </table:table-cell>
          <table:table-cell table:style-name="Tabelle17.B2" office:value-type="string">
            <text:p text:style-name="P52">Erfolg</text:p>
          </table:table-cell>
        </table:table-row>
        <table:table-row>
          <table:table-cell table:style-name="Tabelle17.A4" office:value-type="string">
            <text:p text:style-name="P52">1</text:p>
          </table:table-cell>
          <table:table-cell table:style-name="Tabelle17.B3" office:value-type="string">
            <text:p text:style-name="P52">Keine ID übermittelt</text:p>
          </table:table-cell>
        </table:table-row>
        <table:table-row>
          <table:table-cell table:style-name="Tabelle17.A4" office:value-type="string">
            <text:p text:style-name="P52">2</text:p>
          </table:table-cell>
          <table:table-cell table:style-name="Tabelle17.B4" office:value-type="string">
            <text:p text:style-name="P52">Keine Route mit übermittelter ID gefunden</text:p>
          </table:table-cell>
        </table:table-row>
      </table:table>
      <text:h text:style-name="P109" text:outline-level="3"><text:bookmark-start text:name="__RefHeading__334_772360200"/>Erstellen <text:span text:style-name="T5">(POST)</text:span><text:bookmark-end text:name="__RefHeading__334_772360200"/></text:h>
      <text:p text:style-name="P10">Erstell<text:span text:style-name="T10">e</text:span> neue<text:span text:style-name="T7"> Route </text:span>durch Übergabe der Daten in JSON (application/json) oder als HTML-Formular(application/x-www-form-urlencoded).</text:p>
      <text:h text:style-name="Heading_20_4" text:outline-level="4"><text:bookmark-start text:name="__RefHeading__1736_1144531378"/>Routendaten hinterlegen<text:bookmark-end text:name="__RefHeading__1736_1144531378"/></text:h>
      <text:h text:style-name="P116" text:outline-level="5">Anfrage:</text:h>
      <text:p text:style-name="P35"><text:span text:style-name="T5">POST</text:span> <text:reference-ref text:reference-format="text" text:ref-name="BasisUrl">https://api.velogista-hh.de/</text:reference-ref><text:span text:style-name="T14">route</text:span></text:p>
      <text:p text:style-name="P39">name=Unsere+erste+Route</text:p>
      <text:p text:style-name="P39">stops=1,4,7,8</text:p>
      <text:h text:style-name="P116" text:outline-level="5"><text:bookmark-start text:name="__RefHeading__144_772360200121"/>Antwort:<text:bookmark-end text:name="__RefHeading__144_772360200121"/></text:h>
      <text:p text:style-name="P34">{</text:p>
      <text:p text:style-name="P34"><text:tab/>'<text:span text:style-name="T5">info</text:span>': <text:span text:style-name="T5">{</text:span></text:p>
      <text:p text:style-name="P34"><text:soft-page-break/><text:tab/><text:tab/><text:tab/><text:span text:style-name="T5">'status':'0',</text:span></text:p>
      <text:p text:style-name="P34"><text:tab/><text:tab/><text:tab/><text:span text:style-name="T5">'statusMessage':''</text:span></text:p>
      <text:p text:style-name="P34"><text:tab/><text:tab/> <text:s/><text:span text:style-name="T5">}</text:span></text:p>
      <text:p text:style-name="P31">}</text:p>
      <text:h text:style-name="P112" text:outline-level="5">Mögliche Statusmeldungen</text:h>
      <table:table table:name="Tabelle18" table:style-name="Tabelle18">
        <table:table-column table:style-name="Tabelle18.A"/>
        <table:table-column table:style-name="Tabelle18.B"/>
        <table:table-row>
          <table:table-cell table:style-name="Tabelle18.A1" office:value-type="string">
            <text:p text:style-name="P52">Status</text:p>
          </table:table-cell>
          <table:table-cell table:style-name="Tabelle18.B1" office:value-type="string">
            <text:p text:style-name="P52">Bedeutung</text:p>
          </table:table-cell>
        </table:table-row>
        <table:table-row>
          <table:table-cell table:style-name="Tabelle18.A5" office:value-type="string">
            <text:p text:style-name="P52">0</text:p>
          </table:table-cell>
          <table:table-cell table:style-name="Tabelle18.B5" office:value-type="string">
            <text:p text:style-name="P52">Erfolg</text:p>
          </table:table-cell>
        </table:table-row>
        <table:table-row>
          <table:table-cell table:style-name="Tabelle18.A5" office:value-type="string">
            <text:p text:style-name="P52">1</text:p>
          </table:table-cell>
          <table:table-cell table:style-name="Tabelle18.B5" office:value-type="string">
            <text:p text:style-name="P52">Kein Name übermittelt</text:p>
          </table:table-cell>
        </table:table-row>
        <table:table-row>
          <table:table-cell table:style-name="Tabelle18.A5" office:value-type="string">
            <text:p text:style-name="P52">2</text:p>
          </table:table-cell>
          <table:table-cell table:style-name="Tabelle18.B5" office:value-type="string">
            <text:p text:style-name="P52">Name wird bereits bei anderer Route verwendet</text:p>
          </table:table-cell>
        </table:table-row>
        <table:table-row>
          <table:table-cell table:style-name="Tabelle18.A5" office:value-type="string">
            <text:p text:style-name="P52">3</text:p>
          </table:table-cell>
          <table:table-cell table:style-name="Tabelle18.B5" office:value-type="string">
            <text:p text:style-name="P52">Keine oder zu wenig Stops übermittelt</text:p>
          </table:table-cell>
        </table:table-row>
      </table:table>
      <text:h text:style-name="P76" text:outline-level="4"><text:bookmark-start text:name="__RefHeading__1738_1144531378"/>Route <text:span text:style-name="T10">optimieren</text:span><text:bookmark-end text:name="__RefHeading__1738_1144531378"/></text:h>
      <text:p text:style-name="P21">Nachdem eine Route hinterlegt wurde, kann über diese Aktion eine optimierte Route zu diesen Daten ermittelt werden.</text:p>
      <text:h text:style-name="P117" text:outline-level="5">Anfrage:</text:h>
      <text:p text:style-name="P20">Mögliche Optimierungsoptionen:</text:p>
      <table:table table:name="Tabelle4" table:style-name="Tabelle4">
        <table:table-column table:style-name="Tabelle4.A"/>
        <table:table-column table:style-name="Tabelle4.B"/>
        <table:table-row>
          <table:table-cell table:style-name="Tabelle4.A1" office:value-type="string">
            <text:p text:style-name="P89">Parameter</text:p>
          </table:table-cell>
          <table:table-cell table:style-name="Tabelle4.B1" office:value-type="string">
            <text:p text:style-name="P92">Beschreibung</text:p>
          </table:table-cell>
        </table:table-row>
        <table:table-row>
          <table:table-cell table:style-name="Tabelle4.A2" office:value-type="string">
            <text:p text:style-name="P51">routeType</text:p>
          </table:table-cell>
          <table:table-cell table:style-name="Tabelle4.B2" office:value-type="string">
            <text:list xml:id="list2783427301224004746" text:style-name="L4">
              <text:list-item>
                <text:p text:style-name="P81">fastest<text:span text:style-name="T16"> - Schnellste Fahrzeit</text:span></text:p>
              </text:list-item>
              <text:list-item>
                <text:p text:style-name="P81">shortest<text:span text:style-name="T16"> - Kürzeste Strecke</text:span></text:p>
              </text:list-item>
              <text:list-item>
                <text:p text:style-name="P81">pedestrian<text:span text:style-name="T16"> - Keine Autostraßen, keine Abbiegebeschränkungen</text:span></text:p>
              </text:list-item>
              <text:list-item>
                <text:p text:style-name="P81">bicycle<text:span text:style-name="T16"> - Nur Straßen, die Fahrräder erlauben</text:span></text:p>
              </text:list-item>
            </text:list>
          </table:table-cell>
        </table:table-row>
        <table:table-row>
          <table:table-cell table:style-name="Tabelle4.A3" office:value-type="string">
            <text:p text:style-name="P51">locale</text:p>
          </table:table-cell>
          <table:table-cell table:style-name="Tabelle4.B3" office:value-type="string">
            <text:p text:style-name="P51">Sprachumgebung für Fahranweisungen - <text:a xlink:type="simple" xlink:href="http://en.wikipedia.org/wiki/List_of_ISO_639-1_codes">ISO 639-1 Code</text:a> - Eine Auswahl:</text:p>
            <text:p text:style-name="P91"><text:span text:style-name="T25">Deutsch</text:span>(<text:span text:style-name="T25">Deutschland</text:span>) = <text:span text:style-name="Source_20_Text">de_DE(default)</text:span><text:line-break/><text:span text:style-name="T25">Deutsch</text:span>(<text:span text:style-name="T26">Schweiz</text:span>) = <text:span text:style-name="Source_20_Text">de_</text:span><text:span text:style-name="Source_20_Text"><text:span text:style-name="T26">CH</text:span></text:span><text:line-break/>Englis<text:span text:style-name="T25">c</text:span>h(US<text:span text:style-name="T25">A</text:span>) = <text:span text:style-name="Source_20_Text">en_US</text:span><text:line-break/>Englis<text:span text:style-name="T25">c</text:span>h(<text:span text:style-name="T25">Großbritannien</text:span>) = <text:span text:style-name="Source_20_Text">en_GB</text:span><text:line-break/><text:span text:style-name="T25">Französisch</text:span>(<text:span text:style-name="T25">K</text:span>anada) = <text:span text:style-name="Source_20_Text">fr_CA</text:span><text:line-break/><text:span text:style-name="T25">Französisch</text:span>(Fran<text:span text:style-name="T25">kreich</text:span>) = <text:span text:style-name="Source_20_Text">fr_FR</text:span><text:line-break/>Spanis<text:span text:style-name="T25">c</text:span>h(Spa<text:span text:style-name="T25">nien</text:span>) = <text:span text:style-name="Source_20_Text">es_ES</text:span><text:line-break/>Spanis<text:span text:style-name="T25">c</text:span>h(Mexi<text:span text:style-name="T25">ko</text:span>) = <text:span text:style-name="Source_20_Text">es_MX</text:span><text:line-break/>Russi<text:span text:style-name="T25">sch</text:span>(<text:span text:style-name="T25">Russland</text:span>) = <text:span text:style-name="Source_20_Text">ru_RU</text:span></text:p>
          </table:table-cell>
        </table:table-row>
      </table:table>
      <text:p text:style-name="P20"/>
      <text:p text:style-name="P37"><text:span text:style-name="T15">PUT</text:span> <text:reference-ref text:reference-format="text" text:ref-name="BasisUrl">https://api.velogista-hh.de/</text:reference-ref><text:span text:style-name="T15">route/optimize/1</text:span></text:p>
      <text:p text:style-name="P41">routeType=fastest</text:p>
      <text:p text:style-name="P41">locale=fr_FR</text:p>
      <text:h text:style-name="P117" text:outline-level="5"><text:bookmark-start text:name="__RefHeading__144_7723602001211"/>Antwort:<text:bookmark-end text:name="__RefHeading__144_7723602001211"/></text:h>
      <text:p text:style-name="P37">{</text:p>
      <text:p text:style-name="P37"><text:tab/>'<text:span text:style-name="T5">info</text:span>': <text:span text:style-name="T5">{</text:span></text:p>
      <text:p text:style-name="P37"><text:tab/><text:tab/><text:tab/><text:span text:style-name="T5">'status':'0',</text:span></text:p>
      <text:p text:style-name="P37"><text:tab/><text:tab/><text:tab/><text:span text:style-name="T5">'statusMessage':''</text:span></text:p>
      <text:p text:style-name="P37"><text:tab/><text:tab/> <text:s/><text:span text:style-name="T5">}</text:span></text:p>
      <text:p text:style-name="P32">}</text:p>
      <text:h text:style-name="P112" text:outline-level="5">Mögliche Statusmeldungen</text:h>
      <table:table table:name="Tabelle19" table:style-name="Tabelle19">
        <table:table-column table:style-name="Tabelle19.A"/>
        <table:table-column table:style-name="Tabelle19.B"/>
        <table:table-row>
          <table:table-cell table:style-name="Tabelle19.A1" office:value-type="string">
            <text:p text:style-name="P52">Status</text:p>
          </table:table-cell>
          <table:table-cell table:style-name="Tabelle19.B1" office:value-type="string">
            <text:p text:style-name="P52">Bedeutung</text:p>
          </table:table-cell>
        </table:table-row>
        <table:table-row>
          <table:table-cell table:style-name="Tabelle19.A6" office:value-type="string">
            <text:p text:style-name="P52">0</text:p>
          </table:table-cell>
          <table:table-cell table:style-name="Tabelle19.B6" office:value-type="string">
            <text:p text:style-name="P52">Erfolg</text:p>
          </table:table-cell>
        </table:table-row>
        <table:table-row>
          <table:table-cell table:style-name="Tabelle19.A6" office:value-type="string">
            <text:p text:style-name="P52">1</text:p>
          </table:table-cell>
          <table:table-cell table:style-name="Tabelle19.B6" office:value-type="string">
            <text:p text:style-name="P52">Keine ID übermittelt</text:p>
          </table:table-cell>
        </table:table-row>
        <text:soft-page-break/>
        <table:table-row>
          <table:table-cell table:style-name="Tabelle19.A6" office:value-type="string">
            <text:p text:style-name="P52">2</text:p>
          </table:table-cell>
          <table:table-cell table:style-name="Tabelle19.B6" office:value-type="string">
            <text:p text:style-name="P52">Keine Route mit übermittelter ID gefunden</text:p>
          </table:table-cell>
        </table:table-row>
        <table:table-row>
          <table:table-cell table:style-name="Tabelle19.A6" office:value-type="string">
            <text:p text:style-name="P52">3</text:p>
          </table:table-cell>
          <table:table-cell table:style-name="Tabelle19.B6" office:value-type="string">
            <text:p text:style-name="P52">Optimierungsoption wird nicht unterstützt (option)</text:p>
          </table:table-cell>
        </table:table-row>
        <table:table-row>
          <table:table-cell table:style-name="Tabelle19.A6" office:value-type="string">
            <text:p text:style-name="P52">4</text:p>
          </table:table-cell>
          <table:table-cell table:style-name="Tabelle19.B6" office:value-type="string">
            <text:p text:style-name="P52">Wert für Optimierungsoption wird nicht unterstützt (option=wert)</text:p>
          </table:table-cell>
        </table:table-row>
      </table:table>
      <text:h text:style-name="P105" text:outline-level="3"><text:bookmark-start text:name="__RefHeading__336_772360200"/>Aktualisieren (PUT)<text:bookmark-end text:name="__RefHeading__336_772360200"/></text:h>
      <text:p text:style-name="P11">Aktualisiere bestehende <text:span text:style-name="T20">Route durch</text:span> Übergabe der Daten in JSON (application/json) oder als HTML-Formular(application/x-www-form-urlencoded). Die <text:span text:style-name="T20">Routen</text:span>-ID muss gesetzt sein und existieren.</text:p>
      <text:p text:style-name="P11"><text:span text:style-name="T18">Achtung:</text:span> <text:span text:style-name="T15">Eine eventuell existierende, optimierte Route wird entfernt!</text:span></text:p>
      <text:h text:style-name="P116" text:outline-level="5">Anfrage:</text:h>
      <text:p text:style-name="P35"><text:span text:style-name="T5">PUT</text:span> <text:reference-ref text:reference-format="text" text:ref-name="BasisUrl">https://api.velogista-hh.de/</text:reference-ref><text:span text:style-name="T15">route</text:span></text:p>
      <text:p text:style-name="P31">id=<text:span text:style-name="T7">2</text:span></text:p>
      <text:p text:style-name="P40">name=Unsere+<text:span text:style-name="T15">neue</text:span>+Route</text:p>
      <text:p text:style-name="P40">stops=<text:span text:style-name="T15">1,4,7,1</text:span></text:p>
      <text:h text:style-name="P116" text:outline-level="5"><text:bookmark-start text:name="__RefHeading__144_7723602001121"/>Antwort:<text:bookmark-end text:name="__RefHeading__144_7723602001121"/></text:h>
      <text:p text:style-name="P34">{</text:p>
      <text:p text:style-name="P34"><text:tab/>'<text:span text:style-name="T5">info</text:span>': <text:span text:style-name="T5">{</text:span></text:p>
      <text:p text:style-name="P34"><text:tab/><text:tab/><text:tab/><text:span text:style-name="T5">'status':'0',</text:span></text:p>
      <text:p text:style-name="P34"><text:tab/><text:tab/><text:tab/><text:span text:style-name="T5">'statusMessage':''</text:span></text:p>
      <text:p text:style-name="P34"><text:tab/><text:tab/> <text:s/><text:span text:style-name="T5">}</text:span></text:p>
      <text:p text:style-name="P31">}</text:p>
      <text:h text:style-name="P118" text:outline-level="5">Mögliche Statusmeldungen</text:h>
      <table:table table:name="Tabelle20" table:style-name="Tabelle20">
        <table:table-column table:style-name="Tabelle20.A"/>
        <table:table-column table:style-name="Tabelle20.B"/>
        <table:table-row>
          <table:table-cell table:style-name="Tabelle20.A1" office:value-type="string">
            <text:p text:style-name="P53">Status</text:p>
          </table:table-cell>
          <table:table-cell table:style-name="Tabelle20.B1" office:value-type="string">
            <text:p text:style-name="P53">Bedeutung</text:p>
          </table:table-cell>
        </table:table-row>
        <table:table-row>
          <table:table-cell table:style-name="Tabelle20.A5" office:value-type="string">
            <text:p text:style-name="P53">0</text:p>
          </table:table-cell>
          <table:table-cell table:style-name="Tabelle20.B5" office:value-type="string">
            <text:p text:style-name="P53">Erfolg</text:p>
          </table:table-cell>
        </table:table-row>
        <table:table-row>
          <table:table-cell table:style-name="Tabelle20.A5" office:value-type="string">
            <text:p text:style-name="P53">1</text:p>
          </table:table-cell>
          <table:table-cell table:style-name="Tabelle20.B5" office:value-type="string">
            <text:p text:style-name="P53">Kein Name übermittelt</text:p>
          </table:table-cell>
        </table:table-row>
        <table:table-row>
          <table:table-cell table:style-name="Tabelle20.A5" office:value-type="string">
            <text:p text:style-name="P53">2</text:p>
          </table:table-cell>
          <table:table-cell table:style-name="Tabelle20.B5" office:value-type="string">
            <text:p text:style-name="P53">Name wird bereits bei anderer Route verwendet</text:p>
          </table:table-cell>
        </table:table-row>
        <table:table-row>
          <table:table-cell table:style-name="Tabelle20.A5" office:value-type="string">
            <text:p text:style-name="P53">3</text:p>
          </table:table-cell>
          <table:table-cell table:style-name="Tabelle20.B5" office:value-type="string">
            <text:p text:style-name="P53">Keine oder zu wenig Stops übermittelt</text:p>
          </table:table-cell>
        </table:table-row>
      </table:table>
      <text:h text:style-name="P106" text:outline-level="3"><text:bookmark-start text:name="__RefHeading__338_772360200"/>Löschen (DELETE)<text:bookmark-end text:name="__RefHeading__338_772360200"/></text:h>
      <text:h text:style-name="P116" text:outline-level="5">Anfrage:</text:h>
      <text:p text:style-name="P35"><text:span text:style-name="T5">DELETE</text:span> <text:reference-ref text:reference-format="text" text:ref-name="BasisUrl">https://api.velogista-hh.de/</text:reference-ref><text:span text:style-name="T15">route</text:span>/<text:span text:style-name="T5">id/5</text:span></text:p>
      <text:h text:style-name="P116" text:outline-level="5"><text:bookmark-start text:name="__RefHeading__144_77236020011111"/>Antwort:<text:bookmark-end text:name="__RefHeading__144_77236020011111"/></text:h>
      <text:p text:style-name="P34">{</text:p>
      <text:p text:style-name="P34"><text:tab/>'<text:span text:style-name="T5">info</text:span>': <text:span text:style-name="T5">{</text:span></text:p>
      <text:p text:style-name="P34"><text:tab/><text:tab/><text:tab/><text:span text:style-name="T5">'status':'0',</text:span></text:p>
      <text:p text:style-name="P34"><text:tab/><text:tab/><text:tab/><text:span text:style-name="T5">'statusMessage':''</text:span></text:p>
      <text:p text:style-name="P34"><text:tab/><text:tab/> <text:s/><text:span text:style-name="T5">}</text:span></text:p>
      <text:p text:style-name="P31">}</text:p>
      <text:h text:style-name="P118" text:outline-level="5">Mögliche Statusmeldungen</text:h>
      <table:table table:name="Tabelle21" table:style-name="Tabelle21">
        <table:table-column table:style-name="Tabelle21.A"/>
        <table:table-column table:style-name="Tabelle21.B"/>
        <table:table-row>
          <table:table-cell table:style-name="Tabelle21.A1" office:value-type="string">
            <text:p text:style-name="P53">Status</text:p>
          </table:table-cell>
          <table:table-cell table:style-name="Tabelle21.B1" office:value-type="string">
            <text:p text:style-name="P53">Bedeutung</text:p>
          </table:table-cell>
        </table:table-row>
        <table:table-row>
          <table:table-cell table:style-name="Tabelle21.A4" office:value-type="string">
            <text:p text:style-name="P53">0</text:p>
          </table:table-cell>
          <table:table-cell table:style-name="Tabelle21.B4" office:value-type="string">
            <text:p text:style-name="P53">Erfolg</text:p>
          </table:table-cell>
        </table:table-row>
        <table:table-row>
          <table:table-cell table:style-name="Tabelle21.A4" office:value-type="string">
            <text:p text:style-name="P53">1</text:p>
          </table:table-cell>
          <table:table-cell table:style-name="Tabelle21.B4" office:value-type="string">
            <text:p text:style-name="P53">Keine ID übermittelt</text:p>
          </table:table-cell>
        </table:table-row>
        <table:table-row>
          <table:table-cell table:style-name="Tabelle21.A4" office:value-type="string">
            <text:p text:style-name="P53">2</text:p>
          </table:table-cell>
          <table:table-cell table:style-name="Tabelle21.B4" office:value-type="string">
            <text:p text:style-name="P53">Kein<text:span text:style-name="T20">e</text:span> <text:span text:style-name="T20">Route </text:span>mit übermittelter ID gefunden</text:p>
          </table:table-cell>
        </table:table-row>
      </table:table>
      <text:h text:style-name="P96" text:outline-level="2"><text:bookmark-start text:name="__RefHeading__2836_1847254596"/><text:soft-page-break/>Karten<text:bookmark-end text:name="__RefHeading__2836_1847254596"/></text:h>
      <text:p text:style-name="P61">Dieser Service erstellt Kartenansichten <text:span text:style-name="T23">in Form von Bilddateien mit festzulegenden Abmessungen. Der zu erstellende Ausschnitt kann durch Kartenmittelpunkt und Zoomfaktor oder passend zu einer hinterlegten Route festgelegt werden</text:span>. <text:span text:style-name="T23">Der Streckenverlauf optimierter Routen kann dabei visualisiert werden. </text:span>Erstellte Karten können vom Service im Hintergrund gecacht werden, um Antwortzeiten und die Anzahl an Anfragen an Drittdienste zu minimieren.</text:p>
      <text:p text:style-name="P64">Der Typ der generierten Bilddatei kann abhängig sein vom verwendeten Kartenanbieter. jpg-Dateien werden bevorzugt. Je nach Dienst können aber auch png-, oder gif-Dateien generiert werden.</text:p>
      <text:p text:style-name="P22">Da Karten (abgesehen vom Cache) immer dynamisch erstellt werden, existiert hier nur eine GET-Methode. In Zukunft könnten Karten fest (unter eigener ID) im System hinterlegt und damit weitere Methoden nötig werden.</text:p>
      <text:p text:style-name="P70">Es kann Sinn machen, die gecachten Versionen von visualisierten Routen mit den entsprechend erstellten optimierten Routen zu verknüpfen. Wird eine optimierte Route gelöscht oder aktualisiert, sollte auch der dazugehörige Kartenausschnitt aktualisiert werden.</text:p>
      <text:h text:style-name="P110" text:outline-level="3"><text:bookmark-start text:name="__RefHeading__2838_1847254596"/>Abrufen <text:span text:style-name="T3">(</text:span><text:span text:style-name="T4">GET)</text:span><text:bookmark-end text:name="__RefHeading__2838_1847254596"/></text:h>
      <text:p text:style-name="P60"><text:span text:style-name="T23">Basis-URL: </text:span><text:span text:style-name="T23"><text:reference-ref text:reference-format="text" text:ref-name="BasisUrl">https://api.velogista-hh.de/</text:reference-ref></text:span><text:span text:style-name="T23">map</text:span></text:p>
      <text:p text:style-name="P62"><text:span text:style-name="T23">Allgemeine </text:span>Parameter:</text:p>
      <table:table table:name="Tabelle24" table:style-name="Tabelle24">
        <table:table-column table:style-name="Tabelle24.A"/>
        <table:table-column table:style-name="Tabelle24.B"/>
        <table:table-column table:style-name="Tabelle24.C"/>
        <table:table-row>
          <table:table-cell table:style-name="Tabelle24.A1" office:value-type="string">
            <text:p text:style-name="P85">Parameter</text:p>
          </table:table-cell>
          <table:table-cell table:style-name="Tabelle24.A1" office:value-type="string">
            <text:p text:style-name="P85">Beschreibung</text:p>
          </table:table-cell>
          <table:table-cell table:style-name="Tabelle24.C1" office:value-type="string">
            <text:p text:style-name="P85">Beispiel</text:p>
          </table:table-cell>
        </table:table-row>
        <table:table-row>
          <table:table-cell table:style-name="Tabelle24.A2" office:value-type="string">
            <text:p text:style-name="P85">size</text:p>
          </table:table-cell>
          <table:table-cell table:style-name="Tabelle24.B2" office:value-type="string">
            <text:p text:style-name="P85">Abmessungen der Bilddatei (Angabe immer erforderlich)</text:p>
          </table:table-cell>
          <table:table-cell table:style-name="Tabelle24.C2" office:value-type="string">
            <text:p text:style-name="P85"><text:span text:style-name="T24">size=</text:span>640,480</text:p>
          </table:table-cell>
        </table:table-row>
        <table:table-row>
          <table:table-cell table:style-name="Tabelle24.A3" office:value-type="string">
            <text:p text:style-name="P85">type</text:p>
          </table:table-cell>
          <table:table-cell table:style-name="Tabelle24.B3" office:value-type="string">
            <text:p text:style-name="P85">Typ der Karte</text:p>
            <text:list xml:id="list8938226752455825263" text:style-name="L5">
              <text:list-item>
                <text:p text:style-name="P83">map<text:span text:style-name="T16"> - Straßenkarte (Standard)</text:span></text:p>
              </text:list-item>
              <text:list-item>
                <text:p text:style-name="P82">sat <text:span text:style-name="T16">- Satellitenkarte</text:span></text:p>
              </text:list-item>
              <text:list-item>
                <text:p text:style-name="P82">hyb<text:span text:style-name="T16"> - Kombination</text:span></text:p>
              </text:list-item>
            </text:list>
          </table:table-cell>
          <table:table-cell table:style-name="Tabelle24.C3" office:value-type="string">
            <text:p text:style-name="P85"><text:span text:style-name="T24">type=</text:span>map</text:p>
          </table:table-cell>
        </table:table-row>
        <table:table-row>
          <table:table-cell table:style-name="Tabelle24.A4" office:value-type="string">
            <text:p text:style-name="P87">image</text:p>
          </table:table-cell>
          <table:table-cell table:style-name="Tabelle24.B4" office:value-type="string">
            <text:p text:style-name="P87">Typ der Bilddatei</text:p>
            <text:list xml:id="list8093442139177066261" text:style-name="L6">
              <text:list-item>
                <text:p text:style-name="P88"><text:span text:style-name="T17">jpg</text:span> (Standard)</text:p>
              </text:list-item>
              <text:list-item>
                <text:p text:style-name="P84">gif</text:p>
              </text:list-item>
              <text:list-item>
                <text:p text:style-name="P84">png</text:p>
              </text:list-item>
            </text:list>
          </table:table-cell>
          <table:table-cell table:style-name="Tabelle24.C4" office:value-type="string">
            <text:p text:style-name="P87">image=jpg</text:p>
          </table:table-cell>
        </table:table-row>
      </table:table>
      <text:h text:style-name="P77" text:outline-level="4"><text:bookmark-start text:name="__RefHeading__2840_1847254596"/>Mittels Kartenmittelpunkt und Zoomfaktor<text:bookmark-end text:name="__RefHeading__2840_1847254596"/></text:h>
      <text:p text:style-name="P63"><text:span text:style-name="T23">Basis-URL: </text:span><text:span text:style-name="T23"><text:reference-ref text:reference-format="text" text:ref-name="BasisUrl">https://api.velogista-hh.de/</text:reference-ref></text:span><text:span text:style-name="T23">map/static</text:span></text:p>
      <text:h text:style-name="P119" text:outline-level="5"><text:bookmark-start text:name="__RefHeading__130_77236020012"/>Anfrage:<text:bookmark-end text:name="__RefHeading__130_77236020012"/></text:h>
      <table:table table:name="Tabelle25" table:style-name="Tabelle25">
        <table:table-column table:style-name="Tabelle25.A"/>
        <table:table-column table:style-name="Tabelle25.B"/>
        <table:table-column table:style-name="Tabelle25.C"/>
        <table:table-row>
          <table:table-cell table:style-name="Tabelle25.A1" office:value-type="string">
            <text:p text:style-name="P85">Parameter</text:p>
          </table:table-cell>
          <table:table-cell table:style-name="Tabelle25.A1" office:value-type="string">
            <text:p text:style-name="P85">Beschreibung</text:p>
          </table:table-cell>
          <table:table-cell table:style-name="Tabelle25.C1" office:value-type="string">
            <text:p text:style-name="P85">Beispiel</text:p>
          </table:table-cell>
        </table:table-row>
        <table:table-row>
          <table:table-cell table:style-name="Tabelle25.A2" office:value-type="string">
            <text:p text:style-name="P85">center</text:p>
          </table:table-cell>
          <table:table-cell table:style-name="Tabelle25.B2" office:value-type="string">
            <text:p text:style-name="P85">Mittelpunkt der zu erstellenden Karte</text:p>
          </table:table-cell>
          <table:table-cell table:style-name="Tabelle25.C2" office:value-type="string">
            <text:p text:style-name="P85">53.60609,10.05402</text:p>
          </table:table-cell>
        </table:table-row>
        <table:table-row>
          <table:table-cell table:style-name="Tabelle25.A3" office:value-type="string">
            <text:p text:style-name="P85">zoom</text:p>
          </table:table-cell>
          <table:table-cell table:style-name="Tabelle25.B3" office:value-type="string">
            <text:p text:style-name="P85">Zoomfaktor für Karte (1-18)</text:p>
          </table:table-cell>
          <table:table-cell table:style-name="Tabelle25.C3" office:value-type="string">
            <text:p text:style-name="P85">12</text:p>
          </table:table-cell>
        </table:table-row>
      </table:table>
      <text:p text:style-name="Code">GET <text:reference-ref text:reference-format="text" text:ref-name="BasisUrl">https://api.velogista-hh.de/</text:reference-ref><text:span text:style-name="T21">map/static?size=640,480&amp;center=53.60609,10.05402&amp;zoom=12</text:span></text:p>
      <text:h text:style-name="P119" text:outline-level="5"><text:bookmark-start text:name="__RefHeading__132_77236020013"/>Antwort:<text:bookmark-end text:name="__RefHeading__132_77236020013"/></text:h>
      <text:p text:style-name="P66">Bei Erfolg:</text:p>
      <text:p text:style-name="P99">[<text:span text:style-name="T22">entsprechende Bilddatei, was einfügen</text:span>]</text:p>
      <text:p text:style-name="P66"/>
      <text:p text:style-name="P66">B<text:span text:style-name="T26">ei</text:span> Misserfolg:</text:p>
      <text:p text:style-name="P68"><text:soft-page-break/>JSON mit <text:span text:style-name="T4">info</text:span>-Eigenschaft:</text:p>
      <table:table table:name="Tabelle22" table:style-name="Tabelle22">
        <table:table-column table:style-name="Tabelle22.A"/>
        <table:table-column table:style-name="Tabelle22.B"/>
        <table:table-row>
          <table:table-cell table:style-name="Tabelle22.A1" office:value-type="string">
            <text:p text:style-name="P54">Status</text:p>
          </table:table-cell>
          <table:table-cell table:style-name="Tabelle22.B1" office:value-type="string">
            <text:p text:style-name="P54">Bedeutung</text:p>
          </table:table-cell>
        </table:table-row>
        <table:table-row>
          <table:table-cell table:style-name="Tabelle22.A3" office:value-type="string">
            <text:p text:style-name="P54">1</text:p>
          </table:table-cell>
          <table:table-cell table:style-name="Tabelle22.B3" office:value-type="string">
            <text:p text:style-name="P89">Abmessungen fehlerhaft (zB negative Werte oder 0, oder außerhalb des Bereichs des Drittdienstes)</text:p>
          </table:table-cell>
        </table:table-row>
        <table:table-row>
          <table:table-cell table:style-name="Tabelle22.A3" office:value-type="string">
            <text:p text:style-name="P54">2</text:p>
          </table:table-cell>
          <table:table-cell table:style-name="Tabelle22.B3" office:value-type="string">
            <text:p text:style-name="P89">Mittelpunkt fehlerhaft (keine korrekten, geographischen Koordinaten)</text:p>
          </table:table-cell>
        </table:table-row>
        <table:table-row>
          <table:table-cell table:style-name="Tabelle22.A4" office:value-type="string">
            <text:p text:style-name="P89">3</text:p>
          </table:table-cell>
          <table:table-cell table:style-name="Tabelle22.B4" office:value-type="string">
            <text:p text:style-name="P89">Zoom fehlerhaft, außerhalb des Bereichs 1-18</text:p>
          </table:table-cell>
        </table:table-row>
      </table:table>
      <text:h text:style-name="P78" text:outline-level="4"><text:bookmark-start text:name="__RefHeading__2842_1847254596"/>Mittels <text:span text:style-name="T25">hinterlegter optimierter Route</text:span><text:bookmark-end text:name="__RefHeading__2842_1847254596"/></text:h>
      <text:p text:style-name="P69"><text:span text:style-name="T23">Basis-URL: </text:span><text:span text:style-name="T23"><text:reference-ref text:reference-format="text" text:ref-name="BasisUrl">https://api.velogista-hh.de/</text:reference-ref></text:span><text:span text:style-name="T23">map/route</text:span></text:p>
      <text:h text:style-name="P120" text:outline-level="5"><text:bookmark-start text:name="__RefHeading__130_772360200121"/>Anfrage:<text:bookmark-end text:name="__RefHeading__130_772360200121"/></text:h>
      <table:table table:name="Tabelle26" table:style-name="Tabelle26">
        <table:table-column table:style-name="Tabelle26.A"/>
        <table:table-column table:style-name="Tabelle26.B"/>
        <table:table-column table:style-name="Tabelle26.C"/>
        <table:table-row>
          <table:table-cell table:style-name="Tabelle26.A1" office:value-type="string">
            <text:p text:style-name="P86">Parameter</text:p>
          </table:table-cell>
          <table:table-cell table:style-name="Tabelle26.A1" office:value-type="string">
            <text:p text:style-name="P86">Beschreibung</text:p>
          </table:table-cell>
          <table:table-cell table:style-name="Tabelle26.C1" office:value-type="string">
            <text:p text:style-name="P86">Beispiel</text:p>
          </table:table-cell>
        </table:table-row>
        <table:table-row>
          <table:table-cell table:style-name="Tabelle26.A2" office:value-type="string">
            <text:p text:style-name="P89">id</text:p>
          </table:table-cell>
          <table:table-cell table:style-name="Tabelle26.B2" office:value-type="string">
            <text:p text:style-name="P89">ID der Route zu der eine Karte erstellt werden soll</text:p>
          </table:table-cell>
          <table:table-cell table:style-name="Tabelle26.C2" office:value-type="string">
            <text:p text:style-name="P89">id=1</text:p>
          </table:table-cell>
        </table:table-row>
        <table:table-row>
          <table:table-cell table:style-name="Tabelle26.A3" office:value-type="string">
            <text:p text:style-name="P89">margin</text:p>
          </table:table-cell>
          <table:table-cell table:style-name="Tabelle26.B3" office:value-type="string">
            <text:p text:style-name="P89">Mindestrand um die visualisierte Route</text:p>
          </table:table-cell>
          <table:table-cell table:style-name="Tabelle26.C3" office:value-type="string">
            <text:p text:style-name="P89">margin=50</text:p>
          </table:table-cell>
        </table:table-row>
      </table:table>
      <text:p text:style-name="Text_20_body"/>
      <text:p text:style-name="P101">GET <text:reference-ref text:reference-format="text" text:ref-name="BasisUrl">https://api.velogista-hh.de/</text:reference-ref><text:span text:style-name="T21">map/route?id=1&amp;size=640,480&amp;margin=50</text:span></text:p>
      <text:h text:style-name="P120" text:outline-level="5"><text:bookmark-start text:name="__RefHeading__132_772360200131"/>Antwort:<text:bookmark-end text:name="__RefHeading__132_772360200131"/></text:h>
      <text:p text:style-name="P67">Bei Erfolg:</text:p>
      <text:p text:style-name="P100">[<text:span text:style-name="T22">entsprechende Bilddatei, was einfügen</text:span>]</text:p>
      <text:p text:style-name="P67"/>
      <text:p text:style-name="P67">B<text:span text:style-name="T26">ei</text:span> Misserfolg:</text:p>
      <text:p text:style-name="P68">JSON mit <text:span text:style-name="T4">info</text:span>-Eigenschaft:</text:p>
      <table:table table:name="Tabelle27" table:style-name="Tabelle27">
        <table:table-column table:style-name="Tabelle27.A"/>
        <table:table-column table:style-name="Tabelle27.B"/>
        <table:table-row>
          <table:table-cell table:style-name="Tabelle27.A1" office:value-type="string">
            <text:p text:style-name="P90">Status</text:p>
          </table:table-cell>
          <table:table-cell table:style-name="Tabelle27.B1" office:value-type="string">
            <text:p text:style-name="P90">Bedeutung</text:p>
          </table:table-cell>
        </table:table-row>
        <table:table-row>
          <table:table-cell table:style-name="Tabelle27.A3" office:value-type="string">
            <text:p text:style-name="P90">1</text:p>
          </table:table-cell>
          <table:table-cell table:style-name="Tabelle27.B3" office:value-type="string">
            <text:p text:style-name="P89">Abmessungen fehlerhaft (zB Wert &lt;= 0, oder außerhalb des Bereichs des Drittdienstes)</text:p>
          </table:table-cell>
        </table:table-row>
        <table:table-row>
          <table:table-cell table:style-name="Tabelle27.A3" office:value-type="string">
            <text:p text:style-name="P89">2</text:p>
          </table:table-cell>
          <table:table-cell table:style-name="Tabelle27.B3" office:value-type="string">
            <text:p text:style-name="P89">Mindestrand fehlerhaft (zB Wert &lt;= 0, oder außerhalb des Bereichs des Drittdienstes)</text:p>
          </table:table-cell>
        </table:table-row>
        <table:table-row>
          <table:table-cell table:style-name="Tabelle27.A4" office:value-type="string">
            <text:p text:style-name="P89">3</text:p>
          </table:table-cell>
          <table:table-cell table:style-name="Tabelle27.B4" office:value-type="string">
            <text:p text:style-name="P89">Keine Route mit übermittelter ID gefunden</text:p>
          </table:table-cell>
        </table:table-row>
      </table:table>
      <text:h text:style-name="P72"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Standard"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de" style:family="paragraph" style:parent-style-name="Standard">
      <style:paragraph-properties fo:background-color="transparent" fo:padding="0.3cm" fo:border="0.99pt solid #e6e6e6" style:shadow="#e6e6e6 0.18cm 0.18cm">
        <style:background-image/>
      </style:paragraph-properties>
      <style:text-properties style:font-name="Liberation Mono1" fo:font-family="'Liberation Mono'" style:font-style-name="Standard" style:font-family-generic="modern" style:font-pitch="fixed" fo:font-size="8pt" style:font-size-asian="10.5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lk </meta:initial-creator>
    <meta:creation-date>2015-09-18T20:14:23.344523040</meta:creation-date>
    <dc:date>2015-10-08T17:46:54.398069264</dc:date>
    <dc:creator>Falk </dc:creator>
    <meta:editing-duration>PT9H38M31S</meta:editing-duration>
    <meta:editing-cycles>14</meta:editing-cycles>
    <meta:generator>LibreOffice/4.2.8.2$Linux_X86_64 LibreOffice_project/420m0$Build-2</meta:generator>
    <meta:document-statistic meta:table-count="26" meta:image-count="0" meta:object-count="0" meta:page-count="16" meta:paragraph-count="745" meta:word-count="2320" meta:character-count="17934" meta:non-whitespace-character-count="16099"/>
  </office:meta>
</office:document-meta>
</file>